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1.471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365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7.586cm"/>
    </style:style>
    <style:style style:name="co13" style:family="table-column">
      <style:table-column-properties fo:break-before="auto" style:column-width="2.448cm"/>
    </style:style>
    <style:style style:name="co14" style:family="table-column">
      <style:table-column-properties fo:break-before="auto" style:column-width="5.42cm"/>
    </style:style>
    <style:style style:name="co15" style:family="table-column">
      <style:table-column-properties fo:break-before="auto" style:column-width="5.592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4.274cm"/>
    </style:style>
    <style:style style:name="co18" style:family="table-column">
      <style:table-column-properties fo:break-before="auto" style:column-width="5.271cm"/>
    </style:style>
    <style:style style:name="co19" style:family="table-column">
      <style:table-column-properties fo:break-before="auto" style:column-width="5.33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4.463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6.036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3.828cm"/>
    </style:style>
    <style:style style:name="co26" style:family="table-column">
      <style:table-column-properties fo:break-before="auto" style:column-width="2.595cm"/>
    </style:style>
    <style:style style:name="co27" style:family="table-column">
      <style:table-column-properties fo:break-before="auto" style:column-width="12.337cm"/>
    </style:style>
    <style:style style:name="co28" style:family="table-column">
      <style:table-column-properties fo:break-before="auto" style:column-width="5.122cm"/>
    </style:style>
    <style:style style:name="co29" style:family="table-column">
      <style:table-column-properties fo:break-before="auto" style:column-width="3.489cm"/>
    </style:style>
    <style:style style:name="co30" style:family="table-column">
      <style:table-column-properties fo:break-before="auto" style:column-width="2.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5.399cm"/>
    </style:style>
    <style:style style:name="co33" style:family="table-column">
      <style:table-column-properties fo:break-before="auto" style:column-width="5.907cm"/>
    </style:style>
    <style:style style:name="co34" style:family="table-column">
      <style:table-column-properties fo:break-before="auto" style:column-width="3.785cm"/>
    </style:style>
    <style:style style:name="co35" style:family="table-column">
      <style:table-column-properties fo:break-before="auto" style:column-width="1.939cm"/>
    </style:style>
    <style:style style:name="co36" style:family="table-column">
      <style:table-column-properties fo:break-before="auto" style:column-width="7.221cm"/>
    </style:style>
    <style:style style:name="co37" style:family="table-column">
      <style:table-column-properties fo:break-before="auto" style:column-width="7.862cm"/>
    </style:style>
    <style:style style:name="co38" style:family="table-column">
      <style:table-column-properties fo:break-before="auto" style:column-width="2.93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512cm"/>
    </style:style>
    <style:style style:name="co41" style:family="table-column">
      <style:table-column-properties fo:break-before="auto" style:column-width="1.875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6.884cm"/>
    </style:style>
    <style:style style:name="co44" style:family="table-column">
      <style:table-column-properties fo:break-before="auto" style:column-width="9.985cm"/>
    </style:style>
    <style:style style:name="co45" style:family="table-column">
      <style:table-column-properties fo:break-before="auto" style:column-width="9.664cm"/>
    </style:style>
    <style:style style:name="co46" style:family="table-column">
      <style:table-column-properties fo:break-before="auto" style:column-width="3.358cm"/>
    </style:style>
    <style:style style:name="co47" style:family="table-column">
      <style:table-column-properties fo:break-before="auto" style:column-width="4.36cm"/>
    </style:style>
    <style:style style:name="co48" style:family="table-column">
      <style:table-column-properties fo:break-before="auto" style:column-width="7.669cm"/>
    </style:style>
    <style:style style:name="co49" style:family="table-column">
      <style:table-column-properties fo:break-before="auto" style:column-width="8.454cm"/>
    </style:style>
    <style:style style:name="co50" style:family="table-column">
      <style:table-column-properties fo:break-before="auto" style:column-width="7.075cm"/>
    </style:style>
    <style:style style:name="co51" style:family="table-column">
      <style:table-column-properties fo:break-before="auto" style:column-width="9.453cm"/>
    </style:style>
    <style:style style:name="co52" style:family="table-column">
      <style:table-column-properties fo:break-before="auto" style:column-width="4.209cm"/>
    </style:style>
    <style:style style:name="co53" style:family="table-column">
      <style:table-column-properties fo:break-before="auto" style:column-width="1.281cm"/>
    </style:style>
    <style:style style:name="co54" style:family="table-column">
      <style:table-column-properties fo:break-before="auto" style:column-width="1.132cm"/>
    </style:style>
    <style:style style:name="co55" style:family="table-column">
      <style:table-column-properties fo:break-before="auto" style:column-width="3.997cm"/>
    </style:style>
    <style:style style:name="co56" style:family="table-column">
      <style:table-column-properties fo:break-before="auto" style:column-width="4.422cm"/>
    </style:style>
    <style:style style:name="co57" style:family="table-column">
      <style:table-column-properties fo:break-before="auto" style:column-width="4.38cm"/>
    </style:style>
    <style:style style:name="co58" style:family="table-column">
      <style:table-column-properties fo:break-before="auto" style:column-width="3.231cm"/>
    </style:style>
    <style:style style:name="co59" style:family="table-column">
      <style:table-column-properties fo:break-before="auto" style:column-width="3.297cm"/>
    </style:style>
    <style:style style:name="co60" style:family="table-column">
      <style:table-column-properties fo:break-before="auto" style:column-width="4.972cm"/>
    </style:style>
    <style:style style:name="co61" style:family="table-column">
      <style:table-column-properties fo:break-before="auto" style:column-width="5.78cm"/>
    </style:style>
    <style:style style:name="co62" style:family="table-column">
      <style:table-column-properties fo:break-before="auto" style:column-width="5.674cm"/>
    </style:style>
    <style:style style:name="co63" style:family="table-column">
      <style:table-column-properties fo:break-before="auto" style:column-width="3.912cm"/>
    </style:style>
    <style:style style:name="co64" style:family="table-column">
      <style:table-column-properties fo:break-before="auto" style:column-width="4.168cm"/>
    </style:style>
    <style:style style:name="co65" style:family="table-column">
      <style:table-column-properties fo:break-before="auto" style:column-width="4.614cm"/>
    </style:style>
    <style:style style:name="co66" style:family="table-column">
      <style:table-column-properties fo:break-before="auto" style:column-width="4.868cm"/>
    </style:style>
    <style:style style:name="co67" style:family="table-column">
      <style:table-column-properties fo:break-before="auto" style:column-width="5.569cm"/>
    </style:style>
    <style:style style:name="co68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2.533cm"/>
    </style:style>
    <style:style style:name="co70" style:family="table-column">
      <style:table-column-properties fo:break-before="auto" style:column-width="7.138cm"/>
    </style:style>
    <style:style style:name="co71" style:family="table-column">
      <style:table-column-properties fo:break-before="auto" style:column-width="2.895cm"/>
    </style:style>
    <style:style style:name="co72" style:family="table-column">
      <style:table-column-properties fo:break-before="auto" style:column-width="19.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4" table:default-cell-style-name="ce2"/>
        <table:table-column table:style-name="co29" table:default-cell-style-name="ce2"/>
        <table:table-column table:style-name="co24" table:default-cell-style-name="ce2"/>
        <table:table-column table:style-name="co30" table:default-cell-style-name="ce2"/>
        <table:table-column table:style-name="co24" table:number-columns-repeated="2" table:default-cell-style-name="ce2"/>
        <table:table-column table:style-name="co31" table:default-cell-style-name="ce2"/>
        <table:table-column table:style-name="co21" table:default-cell-style-name="ce2"/>
        <table:table-column table:style-name="co32" table:default-cell-style-name="ce2"/>
        <table:table-column table:style-name="co10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number-columns-repeated="3" table:default-cell-style-name="ce2"/>
        <table:table-column table:style-name="co38" table:default-cell-style-name="ce2"/>
        <table:table-column table:style-name="co30" table:default-cell-style-name="ce2"/>
        <table:table-column table:style-name="co38" table:number-columns-repeated="2" table:default-cell-style-name="ce2"/>
        <table:table-column table:style-name="co39" table:default-cell-style-name="ce2"/>
        <table:table-column table:style-name="co30" table:number-columns-repeated="2" table:default-cell-style-name="ce2"/>
        <table:table-column table:style-name="co40" table:default-cell-style-name="ce2"/>
        <table:table-column table:style-name="co30" table:default-cell-style-name="ce2"/>
        <table:table-column table:style-name="co39" table:default-cell-style-name="ce2"/>
        <table:table-column table:style-name="co41" table:default-cell-style-name="ce2"/>
        <table:table-column table:style-name="co30" table:default-cell-style-name="ce2"/>
        <table:table-column table:style-name="co41" table:number-columns-repeated="2" table:default-cell-style-name="ce2"/>
        <table:table-column table:style-name="co39" table:default-cell-style-name="ce2"/>
        <table:table-column table:style-name="co41" table:number-columns-repeated="2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number-columns-repeated="5" table:default-cell-style-name="ce2"/>
        <table:table-column table:style-name="co30" table:number-columns-repeated="2" table:default-cell-style-name="ce2"/>
        <table:table-column table:style-name="co40" table:default-cell-style-name="ce2"/>
        <table:table-column table:style-name="co30" table:default-cell-style-name="ce2"/>
        <table:table-column table:style-name="co41" table:default-cell-style-name="ce2"/>
        <table:table-column table:style-name="co30" table:default-cell-style-name="ce2"/>
        <table:table-column table:style-name="co52" table:default-cell-style-name="ce2"/>
        <table:table-column table:style-name="co30" table:default-cell-style-name="ce2"/>
        <table:table-column table:style-name="co40" table:default-cell-style-name="ce2"/>
        <table:table-column table:style-name="co30" table:default-cell-style-name="ce2"/>
        <table:table-column table:style-name="co41" table:default-cell-style-name="ce2"/>
        <table:table-column table:style-name="co53" table:default-cell-style-name="ce2"/>
        <table:table-column table:style-name="co30" table:default-cell-style-name="ce2"/>
        <table:table-column table:style-name="co54" table:number-columns-repeated="2" table:default-cell-style-name="ce2"/>
        <table:table-column table:style-name="co41" table:default-cell-style-name="ce2"/>
        <table:table-column table:style-name="co55" table:default-cell-style-name="ce2"/>
        <table:table-column table:style-name="co52" table:default-cell-style-name="ce2"/>
        <table:table-column table:style-name="co56" table:default-cell-style-name="ce2"/>
        <table:table-column table:style-name="co57" table:number-columns-repeated="3" table:default-cell-style-name="ce2"/>
        <table:table-column table:style-name="co21" table:default-cell-style-name="ce2"/>
        <table:table-column table:style-name="co22" table:default-cell-style-name="ce2"/>
        <table:table-column table:style-name="co58" table:default-cell-style-name="ce2"/>
        <table:table-column table:style-name="co22" table:default-cell-style-name="ce2"/>
        <table:table-column table:style-name="co59" table:default-cell-style-name="ce2"/>
        <table:table-column table:style-name="co60" table:number-columns-repeated="3" table:default-cell-style-name="ce2"/>
        <table:table-column table:style-name="co61" table:default-cell-style-name="ce2"/>
        <table:table-column table:style-name="co14" table:default-cell-style-name="ce2"/>
        <table:table-column table:style-name="co62" table:default-cell-style-name="ce2"/>
        <table:table-column table:style-name="co63" table:default-cell-style-name="ce2"/>
        <table:table-column table:style-name="co64" table:number-columns-repeated="3" table:default-cell-style-name="ce2"/>
        <table:table-column table:style-name="co60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 table:number-columns-spanned="7" table:number-rows-spanned="1">
            <text:p>header (tail)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OptimTrunc</text:p>
          </table:table-cell>
          <table:table-cell table:style-name="ce1" office:value-type="string" calcext:value-type="string">
            <text:p>total number of observations</text:p>
          </table:table-cell>
          <table:table-cell table:style-name="ce1" office:value-type="string" calcext:value-type="string">
            <text:p>minimal observation distance</text:p>
          </table:table-cell>
          <table:table-cell table:style-name="ce1" office:value-type="string" calcext:value-type="string">
            <text:p>maximal observation distance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observation rat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  <table:table-cell table:style-name="ce1" office:value-type="string" calcext:value-type="string">
            <text:p>balanced 1</text:p>
          </table:table-cell>
          <table:table-cell table:style-name="ce1" office:value-type="string" calcext:value-type="string">
            <text:p>balanced 2</text:p>
          </table:table-cell>
          <table:table-cell table:style-name="ce1" office:value-type="string" calcext:value-type="string">
            <text:p>balanced 3</text:p>
          </table:table-cell>
          <table:table-cell table:style-name="ce1" office:value-type="string" calcext:value-type="string">
            <text:p>more Chi2</text:p>
          </table:table-cell>
          <table:table-cell table:style-name="ce1" office:value-type="string" calcext:value-type="string">
            <text:p>more KS</text:p>
          </table:table-cell>
          <table:table-cell table:style-name="ce1" office:value-type="string" calcext:value-type="string">
            <text:p>more DCv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AIC (same trunc)</text:p>
          </table:table-cell>
          <table:table-cell table:style-name="ce1" office:value-type="string" calcext:value-type="string">
            <text:p>Chi2 KS DCv (close trunc)</text:p>
          </table:table-cell>
          <table:table-cell table:style-name="ce1" office:value-type="string" calcext:value-type="string">
            <text:p>DCv (close trunc)</text:p>
          </table:table-cell>
          <table:table-cell table:style-name="ce1" office:value-type="string" calcext:value-type="string">
            <text:p>Bal. quality 1 (close trunc)</text:p>
          </table:table-cell>
          <table:table-cell table:style-name="ce1" office:value-type="string" calcext:value-type="string">
            <text:p>Bal. quality 2 (close trunc)</text:p>
          </table:table-cell>
          <table:table-cell table:style-name="ce1" office:value-type="string" calcext:value-type="string">
            <text:p>Bal. quality 3 (close trunc)</text:p>
          </table:table-cell>
          <table:table-cell table:style-name="ce1" office:value-type="string" calcext:value-type="string">
            <text:p>Bal. quality Chi2+ (close trunc)</text:p>
          </table:table-cell>
          <table:table-cell table:style-name="ce1" office:value-type="string" calcext:value-type="string">
            <text:p>Bal. quality KS+ (close trunc)</text:p>
          </table:table-cell>
          <table:table-cell table:style-name="ce1" office:value-type="string" calcext:value-type="string">
            <text:p>Bal. quality DCv+ (close trunc)</text:p>
          </table:table-cell>
          <table:table-cell table:style-name="ce1" office:value-type="string" calcext:value-type="string">
            <text:p>Chi2 KS DCv (global)</text:p>
          </table:table-cell>
          <table:table-cell table:style-name="ce1" office:value-type="string" calcext:value-type="string">
            <text:p>Bal. quality 1 (global)</text:p>
          </table:table-cell>
          <table:table-cell table:style-name="ce1" office:value-type="string" calcext:value-type="string">
            <text:p>Bal. quality 2 (global)</text:p>
          </table:table-cell>
          <table:table-cell table:style-name="ce1" office:value-type="string" calcext:value-type="string">
            <text:p>Bal. quality 3 (global)</text:p>
          </table:table-cell>
          <table:table-cell table:style-name="ce1" office:value-type="string" calcext:value-type="string">
            <text:p>Bal. quality Chi2+ (global)</text:p>
          </table:table-cell>
          <table:table-cell table:style-name="ce1" office:value-type="string" calcext:value-type="string">
            <text:p>Bal. quality KS+ (global)</text:p>
          </table:table-cell>
          <table:table-cell table:style-name="ce1" office:value-type="string" calcext:value-type="string">
            <text:p>Bal. quality DCv+ (global)</text:p>
          </table:table-cell>
          <table:table-cell table:style-name="ce1" office:value-type="string" calcext:value-type="string">
            <text:p>DeltaAIC Chi2 KS DCv (global)</text:p>
          </table:table-cell>
        </table:table-row>
        <table:table-row table:style-name="ro1">
          <table:table-cell table:style-name="ce1"/>
          <table:table-cell table:number-columns-repeated="3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</table:table-row>
        <table:table-row table:style-name="ro1">
          <table:table-cell table:number-columns-repeated="1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2.24" calcext:value-type="date">
            <text:p>2024-02-24 17:00:02</text:p>
          </table:table-cell>
          <table:table-cell office:value-type="float" office:value="1.262796" calcext:value-type="float">
            <text:p>1,262796</text:p>
          </table:table-cell>
          <table:table-cell office:value-type="string" calcext:value-type="string">
            <text:p>tmp\mcds-optanlr\SylvAtri-ab-m-5mn-hno-cos-_tz8m2bh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03117323" calcext:value-type="float">
            <text:p>0,00003117323</text:p>
          </table:table-cell>
          <table:table-cell office:value-type="float" office:value="0.000007510185" calcext:value-type="float">
            <text:p>0,000007510185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3</text:p>
          </table:table-cell>
          <table:table-cell office:value-type="float" office:value="0.0358940455814775" calcext:value-type="float">
            <text:p>0,0358940455814775</text:p>
          </table:table-cell>
          <table:table-cell office:value-type="float" office:value="0.0362296994015652" calcext:value-type="float">
            <text:p>0,0362296994015652</text:p>
          </table:table-cell>
          <table:table-cell office:value-type="float" office:value="0.0107679317275183" calcext:value-type="float">
            <text:p>0,0107679317275183</text:p>
          </table:table-cell>
          <table:table-cell office:value-type="float" office:value="0.0267247131230706" calcext:value-type="float">
            <text:p>0,0267247131230706</text:p>
          </table:table-cell>
          <table:table-cell office:value-type="float" office:value="0.0518740755014167" calcext:value-type="float">
            <text:p>0,0518740755014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2.24" calcext:value-type="date">
            <text:p>2024-02-24 17:00:02</text:p>
          </table:table-cell>
          <table:table-cell office:value-type="float" office:value="0.567155" calcext:value-type="float">
            <text:p>0,567155</text:p>
          </table:table-cell>
          <table:table-cell office:value-type="string" calcext:value-type="string">
            <text:p>tmp\mcds-optanlr\SylvAtri-ab-m-5mn-hno-cos-l10-ioyesgr1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3</text:p>
          </table:table-cell>
          <table:table-cell office:value-type="float" office:value="0.0921816431185686" calcext:value-type="float">
            <text:p>0,0921816431185686</text:p>
          </table:table-cell>
          <table:table-cell office:value-type="float" office:value="0.0930430046309913" calcext:value-type="float">
            <text:p>0,0930430046309913</text:p>
          </table:table-cell>
          <table:table-cell office:value-type="float" office:value="0.0592798197981682" calcext:value-type="float">
            <text:p>0,0592798197981682</text:p>
          </table:table-cell>
          <table:table-cell office:value-type="float" office:value="0.0600413210288329" calcext:value-type="float">
            <text:p>0,0600413210288329</text:p>
          </table:table-cell>
          <table:table-cell office:value-type="float" office:value="0.119966972132181" calcext:value-type="float">
            <text:p>0,11996697213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25" calcext:value-type="date">
            <text:p>2024-02-24 17:00:02</text:p>
          </table:table-cell>
          <table:table-cell office:value-type="float" office:value="0.759715" calcext:value-type="float">
            <text:p>0,759715</text:p>
          </table:table-cell>
          <table:table-cell office:value-type="string" calcext:value-type="string">
            <text:p>tmp\mcds-optanlr\SylvAtri-ab-m-5mn-hno-cos-r280-pvq7m6x2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67075765850075" calcext:value-type="float">
            <text:p>0,267075765850075</text:p>
          </table:table-cell>
          <table:table-cell office:value-type="float" office:value="0.2708964951485" calcext:value-type="float">
            <text:p>0,2708964951485</text:p>
          </table:table-cell>
          <table:table-cell office:value-type="float" office:value="0.15996407873653" calcext:value-type="float">
            <text:p>0,15996407873653</text:p>
          </table:table-cell>
          <table:table-cell office:value-type="float" office:value="0.275841025998893" calcext:value-type="float">
            <text:p>0,275841025998893</text:p>
          </table:table-cell>
          <table:table-cell office:value-type="float" office:value="0.305118900537349" calcext:value-type="float">
            <text:p>0,3051189005373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26" calcext:value-type="date">
            <text:p>2024-02-24 17:00:02</text:p>
          </table:table-cell>
          <table:table-cell office:value-type="float" office:value="0.875326" calcext:value-type="float">
            <text:p>0,875326</text:p>
          </table:table-cell>
          <table:table-cell office:value-type="string" calcext:value-type="string">
            <text:p>tmp\mcds-optanlr\SylvAtri-ab-m-5mn-hno-cos-l15-r300-zylnx8zs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58300440301164" calcext:value-type="float">
            <text:p>0,358300440301164</text:p>
          </table:table-cell>
          <table:table-cell office:value-type="float" office:value="0.363219404491449" calcext:value-type="float">
            <text:p>0,363219404491449</text:p>
          </table:table-cell>
          <table:table-cell office:value-type="float" office:value="0.264991934086609" calcext:value-type="float">
            <text:p>0,264991934086609</text:p>
          </table:table-cell>
          <table:table-cell office:value-type="float" office:value="0.363027019117146" calcext:value-type="float">
            <text:p>0,363027019117146</text:p>
          </table:table-cell>
          <table:table-cell office:value-type="float" office:value="0.397393301046046" calcext:value-type="float">
            <text:p>0,397393301046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2.27" calcext:value-type="date">
            <text:p>2024-02-24 17:00:02</text:p>
          </table:table-cell>
          <table:table-cell office:value-type="float" office:value="1.139767" calcext:value-type="float">
            <text:p>1,139767</text:p>
          </table:table-cell>
          <table:table-cell office:value-type="string" calcext:value-type="string">
            <text:p>tmp\mcds-optanlr\SylvAtri-ab-m-5mn-hno-cos-l20-r300-m14-msldmi3p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319929533133432" calcext:value-type="float">
            <text:p>0,319929533133432</text:p>
          </table:table-cell>
          <table:table-cell office:value-type="float" office:value="0.324280523905658" calcext:value-type="float">
            <text:p>0,324280523905658</text:p>
          </table:table-cell>
          <table:table-cell office:value-type="float" office:value="0.205343558268516" calcext:value-type="float">
            <text:p>0,205343558268516</text:p>
          </table:table-cell>
          <table:table-cell office:value-type="float" office:value="0.33090700983918" calcext:value-type="float">
            <text:p>0,33090700983918</text:p>
          </table:table-cell>
          <table:table-cell office:value-type="float" office:value="0.359524887849919" calcext:value-type="float">
            <text:p>0,359524887849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487388656572" calcext:value-type="float">
            <text:p>25,487388656572</text:p>
          </table:table-cell>
          <table:table-cell office:value-type="float" office:value="242.770939501814" calcext:value-type="float">
            <text:p>242,770939501814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487388656572" calcext:value-type="float">
            <text:p>25,487388656572</text:p>
          </table:table-cell>
          <table:table-cell office:value-type="float" office:value="242.770939501814" calcext:value-type="float">
            <text:p>242,7709395018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2.32" calcext:value-type="date">
            <text:p>2024-02-24 17:00:02</text:p>
          </table:table-cell>
          <table:table-cell office:value-type="float" office:value="1.190288" calcext:value-type="float">
            <text:p>1,190288</text:p>
          </table:table-cell>
          <table:table-cell office:value-type="string" calcext:value-type="string">
            <text:p>tmp\mcds-optanlr\SylvAtri-ab-m-5mn-hno-cos-la-ra-habflfgo</text:p>
          </table:table-cell>
          <table:table-cell office:value-type="float" office:value="237" calcext:value-type="float">
            <text:p>23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47368" calcext:value-type="float">
            <text:p>1,247368</text:p>
          </table:table-cell>
          <table:table-cell office:value-type="float" office:value="0.08394751" calcext:value-type="float">
            <text:p>0,08394751</text:p>
          </table:table-cell>
          <table:table-cell office:value-type="float" office:value="1.056194" calcext:value-type="float">
            <text:p>1,056194</text:p>
          </table:table-cell>
          <table:table-cell office:value-type="float" office:value="1.473146" calcext:value-type="float">
            <text:p>1,473146</text:p>
          </table:table-cell>
          <table:table-cell office:value-type="float" office:value="95" calcext:value-type="float">
            <text:p>95</text:p>
          </table:table-cell>
          <table:table-cell office:value-type="float" office:value="25.4874" calcext:value-type="float">
            <text:p>25,4874</text:p>
          </table:table-cell>
          <table:table-cell office:value-type="float" office:value="242.771" calcext:value-type="float">
            <text:p>242,771</text:p>
          </table:table-cell>
          <table:table-cell office:value-type="float" office:value="90.8045977011494" calcext:value-type="float">
            <text:p>90,80459770114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1.147" calcext:value-type="float">
            <text:p>2471,147</text:p>
          </table:table-cell>
          <table:table-cell office:value-type="float" office:value="0.1224115" calcext:value-type="float">
            <text:p>0,1224115</text:p>
          </table:table-cell>
          <table:table-cell office:value-type="float" office:value="0.03891432" calcext:value-type="float">
            <text:p>0,03891432</text:p>
          </table:table-cell>
          <table:table-cell office:value-type="float" office:value="0.02673513" calcext:value-type="float">
            <text:p>0,02673513</text:p>
          </table:table-cell>
          <table:table-cell office:value-type="float" office:value="0.1224115" calcext:value-type="float">
            <text:p>0,1224115</text:p>
          </table:table-cell>
          <table:table-cell office:value-type="float" office:value="0.0001697844" calcext:value-type="float">
            <text:p>0,0001697844</text:p>
          </table:table-cell>
          <table:table-cell office:value-type="float" office:value="0.2214923" calcext:value-type="float">
            <text:p>0,2214923</text:p>
          </table:table-cell>
          <table:table-cell office:value-type="float" office:value="0.0001103183" calcext:value-type="float">
            <text:p>0,0001103183</text:p>
          </table:table-cell>
          <table:table-cell office:value-type="float" office:value="0.0002613052" calcext:value-type="float">
            <text:p>0,0002613052</text:p>
          </table:table-cell>
          <table:table-cell office:value-type="float" office:value="234" calcext:value-type="float">
            <text:p>234</text:p>
          </table:table-cell>
          <table:table-cell office:value-type="float" office:value="0.1998659" calcext:value-type="float">
            <text:p>0,1998659</text:p>
          </table:table-cell>
          <table:table-cell office:value-type="float" office:value="0.2214923" calcext:value-type="float">
            <text:p>0,2214923</text:p>
          </table:table-cell>
          <table:table-cell office:value-type="float" office:value="0.1298639" calcext:value-type="float">
            <text:p>0,1298639</text:p>
          </table:table-cell>
          <table:table-cell office:value-type="float" office:value="0.3076018" calcext:value-type="float">
            <text:p>0,3076018</text:p>
          </table:table-cell>
          <table:table-cell office:value-type="float" office:value="234" calcext:value-type="float">
            <text:p>234</text:p>
          </table:table-cell>
          <table:table-cell office:value-type="float" office:value="108.5341" calcext:value-type="float">
            <text:p>108,5341</text:p>
          </table:table-cell>
          <table:table-cell office:value-type="float" office:value="0.1107462" calcext:value-type="float">
            <text:p>0,1107462</text:p>
          </table:table-cell>
          <table:table-cell office:value-type="float" office:value="87.3167" calcext:value-type="float">
            <text:p>87,3167</text:p>
          </table:table-cell>
          <table:table-cell office:value-type="float" office:value="134.9071" calcext:value-type="float">
            <text:p>134,9071</text:p>
          </table:table-cell>
          <table:table-cell office:value-type="float" office:value="234" calcext:value-type="float">
            <text:p>234</text:p>
          </table:table-cell>
          <table:table-cell office:value-type="float" office:value="2471.25" calcext:value-type="float">
            <text:p>2471,25</text:p>
          </table:table-cell>
          <table:table-cell office:value-type="float" office:value="2481.552" calcext:value-type="float">
            <text:p>2481,552</text:p>
          </table:table-cell>
          <table:table-cell office:value-type="float" office:value="-1232.574" calcext:value-type="float">
            <text:p>-1232,574</text:p>
          </table:table-cell>
          <table:table-cell office:value-type="float" office:value="0.4881011" calcext:value-type="float">
            <text:p>0,488101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58058" calcext:value-type="float">
            <text:p>84,58058</text:p>
          </table:table-cell>
          <table:table-cell office:value-type="float" office:value="0.3009756" calcext:value-type="float">
            <text:p>0,3009756</text:p>
          </table:table-cell>
          <table:table-cell office:value-type="float" office:value="-0.2342013" calcext:value-type="float">
            <text:p>-0,2342013</text:p>
          </table:table-cell>
          <table:table-cell table:number-columns-repeated="2"/>
          <table:table-cell office:value-type="float" office:value="0.3370642" calcext:value-type="float">
            <text:p>0,3370642</text:p>
          </table:table-cell>
          <table:table-cell office:value-type="float" office:value="0.2368671" calcext:value-type="float">
            <text:p>0,2368671</text:p>
          </table:table-cell>
          <table:table-cell office:value-type="float" office:value="0.212817" calcext:value-type="float">
            <text:p>0,212817</text:p>
          </table:table-cell>
          <table:table-cell office:value-type="float" office:value="0.5338497" calcext:value-type="float">
            <text:p>0,5338497</text:p>
          </table:table-cell>
          <table:table-cell office:value-type="float" office:value="291.2523" calcext:value-type="float">
            <text:p>291,2523</text:p>
          </table:table-cell>
          <table:table-cell office:value-type="float" office:value="0.3370642" calcext:value-type="float">
            <text:p>0,3370642</text:p>
          </table:table-cell>
          <table:table-cell office:value-type="float" office:value="0" calcext:value-type="float">
            <text:p>0</text:p>
          </table:table-cell>
          <table:table-cell office:value-type="float" office:value="0.2368671" calcext:value-type="float">
            <text:p>0,2368671</text:p>
          </table:table-cell>
          <table:table-cell office:value-type="float" office:value="0.212817" calcext:value-type="float">
            <text:p>0,212817</text:p>
          </table:table-cell>
          <table:table-cell office:value-type="float" office:value="0.5338497" calcext:value-type="float">
            <text:p>0,5338497</text:p>
          </table:table-cell>
          <table:table-cell office:value-type="float" office:value="291.2523" calcext:value-type="float">
            <text:p>291,2523</text:p>
          </table:table-cell>
          <table:table-cell office:value-type="float" office:value="809" calcext:value-type="float">
            <text:p>809</text:p>
          </table:table-cell>
          <table:table-cell office:value-type="float" office:value="0.2368671" calcext:value-type="float">
            <text:p>0,2368671</text:p>
          </table:table-cell>
          <table:table-cell office:value-type="float" office:value="511" calcext:value-type="float">
            <text:p>511</text:p>
          </table:table-cell>
          <table:table-cell office:value-type="float" office:value="1281" calcext:value-type="float">
            <text:p>1281</text:p>
          </table:table-cell>
          <table:table-cell office:value-type="float" office:value="291.2523" calcext:value-type="float">
            <text:p>291,2523</text:p>
          </table:table-cell>
          <table:table-cell office:value-type="float" office:value="0.478756088852119" calcext:value-type="float">
            <text:p>0,478756088852119</text:p>
          </table:table-cell>
          <table:table-cell office:value-type="float" office:value="0.471041373847501" calcext:value-type="float">
            <text:p>0,471041373847501</text:p>
          </table:table-cell>
          <table:table-cell office:value-type="float" office:value="0.466667925987368" calcext:value-type="float">
            <text:p>0,466667925987368</text:p>
          </table:table-cell>
          <table:table-cell office:value-type="float" office:value="0.402190455803292" calcext:value-type="float">
            <text:p>0,402190455803292</text:p>
          </table:table-cell>
          <table:table-cell office:value-type="float" office:value="0.469002138869907" calcext:value-type="float">
            <text:p>0,469002138869907</text:p>
          </table:table-cell>
          <table:table-cell office:value-type="float" office:value="0.448638360169775" calcext:value-type="float">
            <text:p>0,448638360169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1.2521945741192" calcext:value-type="float">
            <text:p>11,2521945741192</text:p>
          </table:table-cell>
          <table:table-cell office:value-type="float" office:value="276.461216114693" calcext:value-type="float">
            <text:p>276,461216114693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1.2521945741192" calcext:value-type="float">
            <text:p>11,2521945741192</text:p>
          </table:table-cell>
          <table:table-cell office:value-type="float" office:value="276.461216114693" calcext:value-type="float">
            <text:p>276,4612161146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2.3" calcext:value-type="date">
            <text:p>2024-02-24 17:00:02</text:p>
          </table:table-cell>
          <table:table-cell office:value-type="float" office:value="1.22829" calcext:value-type="float">
            <text:p>1,22829</text:p>
          </table:table-cell>
          <table:table-cell office:value-type="string" calcext:value-type="string">
            <text:p>tmp\mcds-optanlr\SylvAtri-ab-m-5mn-hno-cos-la-ra-_lmzmwwb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554537" calcext:value-type="float">
            <text:p>0,08554537</text:p>
          </table:table-cell>
          <table:table-cell office:value-type="float" office:value="1.106176" calcext:value-type="float">
            <text:p>1,106176</text:p>
          </table:table-cell>
          <table:table-cell office:value-type="float" office:value="1.552627" calcext:value-type="float">
            <text:p>1,552627</text:p>
          </table:table-cell>
          <table:table-cell office:value-type="float" office:value="95" calcext:value-type="float">
            <text:p>95</text:p>
          </table:table-cell>
          <table:table-cell office:value-type="float" office:value="11.2522" calcext:value-type="float">
            <text:p>11,2522</text:p>
          </table:table-cell>
          <table:table-cell office:value-type="float" office:value="276.461" calcext:value-type="float">
            <text:p>276,461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46.864" calcext:value-type="float">
            <text:p>2646,864</text:p>
          </table:table-cell>
          <table:table-cell office:value-type="float" office:value="0.1635351" calcext:value-type="float">
            <text:p>0,1635351</text:p>
          </table:table-cell>
          <table:table-cell office:value-type="float" office:value="0.1087797" calcext:value-type="float">
            <text:p>0,1087797</text:p>
          </table:table-cell>
          <table:table-cell office:value-type="float" office:value="0.03590304" calcext:value-type="float">
            <text:p>0,03590304</text:p>
          </table:table-cell>
          <table:table-cell office:value-type="float" office:value="0.1635351" calcext:value-type="float">
            <text:p>0,1635351</text:p>
          </table:table-cell>
          <table:table-cell office:value-type="float" office:value="0.000168647" calcext:value-type="float">
            <text:p>0,000168647</text:p>
          </table:table-cell>
          <table:table-cell office:value-type="float" office:value="0.218527" calcext:value-type="float">
            <text:p>0,218527</text:p>
          </table:table-cell>
          <table:table-cell office:value-type="float" office:value="0.0001102099" calcext:value-type="float">
            <text:p>0,0001102099</text:p>
          </table:table-cell>
          <table:table-cell office:value-type="float" office:value="0.0002580695" calcext:value-type="float">
            <text:p>0,0002580695</text:p>
          </table:table-cell>
          <table:table-cell office:value-type="float" office:value="245" calcext:value-type="float">
            <text:p>245</text:p>
          </table:table-cell>
          <table:table-cell office:value-type="float" office:value="0.1551614" calcext:value-type="float">
            <text:p>0,1551614</text:p>
          </table:table-cell>
          <table:table-cell office:value-type="float" office:value="0.218527" calcext:value-type="float">
            <text:p>0,218527</text:p>
          </table:table-cell>
          <table:table-cell office:value-type="float" office:value="0.1013971" calcext:value-type="float">
            <text:p>0,1013971</text:p>
          </table:table-cell>
          <table:table-cell office:value-type="float" office:value="0.2374334" calcext:value-type="float">
            <text:p>0,2374334</text:p>
          </table:table-cell>
          <table:table-cell office:value-type="float" office:value="245" calcext:value-type="float">
            <text:p>245</text:p>
          </table:table-cell>
          <table:table-cell office:value-type="float" office:value="108.8995" calcext:value-type="float">
            <text:p>108,8995</text:p>
          </table:table-cell>
          <table:table-cell office:value-type="float" office:value="0.1092635" calcext:value-type="float">
            <text:p>0,1092635</text:p>
          </table:table-cell>
          <table:table-cell office:value-type="float" office:value="87.86904" calcext:value-type="float">
            <text:p>87,86904</text:p>
          </table:table-cell>
          <table:table-cell office:value-type="float" office:value="134.9632" calcext:value-type="float">
            <text:p>134,9632</text:p>
          </table:table-cell>
          <table:table-cell office:value-type="float" office:value="245" calcext:value-type="float">
            <text:p>245</text:p>
          </table:table-cell>
          <table:table-cell office:value-type="float" office:value="2647.028" calcext:value-type="float">
            <text:p>2647,028</text:p>
          </table:table-cell>
          <table:table-cell office:value-type="float" office:value="2660.934" calcext:value-type="float">
            <text:p>2660,934</text:p>
          </table:table-cell>
          <table:table-cell office:value-type="float" office:value="-1319.432" calcext:value-type="float">
            <text:p>-1319,432</text:p>
          </table:table-cell>
          <table:table-cell office:value-type="float" office:value="0.4292304" calcext:value-type="float">
            <text:p>0,429230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.50517" calcext:value-type="float">
            <text:p>84,50517</text:p>
          </table:table-cell>
          <table:table-cell office:value-type="float" office:value="0.273921" calcext:value-type="float">
            <text:p>0,273921</text:p>
          </table:table-cell>
          <table:table-cell office:value-type="float" office:value="-0.02541456" calcext:value-type="float">
            <text:p>-0,02541456</text:p>
          </table:table-cell>
          <table:table-cell office:value-type="float" office:value="-0.1316867" calcext:value-type="float">
            <text:p>-0,1316867</text:p>
          </table:table-cell>
          <table:table-cell/>
          <table:table-cell office:value-type="float" office:value="0.3517584" calcext:value-type="float">
            <text:p>0,3517584</text:p>
          </table:table-cell>
          <table:table-cell office:value-type="float" office:value="0.2346744" calcext:value-type="float">
            <text:p>0,2346744</text:p>
          </table:table-cell>
          <table:table-cell office:value-type="float" office:value="0.2230391" calcext:value-type="float">
            <text:p>0,2230391</text:p>
          </table:table-cell>
          <table:table-cell office:value-type="float" office:value="0.5547637" calcext:value-type="float">
            <text:p>0,5547637</text:p>
          </table:table-cell>
          <table:table-cell office:value-type="float" office:value="307.2358" calcext:value-type="float">
            <text:p>307,2358</text:p>
          </table:table-cell>
          <table:table-cell office:value-type="float" office:value="0.3517584" calcext:value-type="float">
            <text:p>0,3517584</text:p>
          </table:table-cell>
          <table:table-cell office:value-type="float" office:value="0" calcext:value-type="float">
            <text:p>0</text:p>
          </table:table-cell>
          <table:table-cell office:value-type="float" office:value="0.2346744" calcext:value-type="float">
            <text:p>0,2346744</text:p>
          </table:table-cell>
          <table:table-cell office:value-type="float" office:value="0.2230391" calcext:value-type="float">
            <text:p>0,2230391</text:p>
          </table:table-cell>
          <table:table-cell office:value-type="float" office:value="0.5547637" calcext:value-type="float">
            <text:p>0,5547637</text:p>
          </table:table-cell>
          <table:table-cell office:value-type="float" office:value="307.2358" calcext:value-type="float">
            <text:p>307,2358</text:p>
          </table:table-cell>
          <table:table-cell office:value-type="float" office:value="844" calcext:value-type="float">
            <text:p>844</text:p>
          </table:table-cell>
          <table:table-cell office:value-type="float" office:value="0.2346744" calcext:value-type="float">
            <text:p>0,2346744</text:p>
          </table:table-cell>
          <table:table-cell office:value-type="float" office:value="535" calcext:value-type="float">
            <text:p>535</text:p>
          </table:table-cell>
          <table:table-cell office:value-type="float" office:value="1331" calcext:value-type="float">
            <text:p>1331</text:p>
          </table:table-cell>
          <table:table-cell office:value-type="float" office:value="307.2358" calcext:value-type="float">
            <text:p>307,2358</text:p>
          </table:table-cell>
          <table:table-cell office:value-type="float" office:value="0.468312812688074" calcext:value-type="float">
            <text:p>0,468312812688074</text:p>
          </table:table-cell>
          <table:table-cell office:value-type="float" office:value="0.429319235879853" calcext:value-type="float">
            <text:p>0,429319235879853</text:p>
          </table:table-cell>
          <table:table-cell office:value-type="float" office:value="0.420471231871239" calcext:value-type="float">
            <text:p>0,420471231871239</text:p>
          </table:table-cell>
          <table:table-cell office:value-type="float" office:value="0.378587969166804" calcext:value-type="float">
            <text:p>0,378587969166804</text:p>
          </table:table-cell>
          <table:table-cell office:value-type="float" office:value="0.421435578391354" calcext:value-type="float">
            <text:p>0,421435578391354</text:p>
          </table:table-cell>
          <table:table-cell office:value-type="float" office:value="0.410241976606265" calcext:value-type="float">
            <text:p>0,410241976606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2826300491488" calcext:value-type="float">
            <text:p>12,2826300491488</text:p>
          </table:table-cell>
          <table:table-cell office:value-type="float" office:value="248.891220385344" calcext:value-type="float">
            <text:p>248,891220385344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2826300491488" calcext:value-type="float">
            <text:p>12,2826300491488</text:p>
          </table:table-cell>
          <table:table-cell office:value-type="float" office:value="248.891220385344" calcext:value-type="float">
            <text:p>248,8912203853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2.33" calcext:value-type="date">
            <text:p>2024-02-24 17:00:02</text:p>
          </table:table-cell>
          <table:table-cell office:value-type="float" office:value="1.401854" calcext:value-type="float">
            <text:p>1,401854</text:p>
          </table:table-cell>
          <table:table-cell office:value-type="string" calcext:value-type="string">
            <text:p>tmp\mcds-optanlr\SylvAtri-ab-m-5mn-hno-cos-la-ra-3k9n82t7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609295" calcext:value-type="float">
            <text:p>0,08609295</text:p>
          </table:table-cell>
          <table:table-cell office:value-type="float" office:value="1.096106" calcext:value-type="float">
            <text:p>1,096106</text:p>
          </table:table-cell>
          <table:table-cell office:value-type="float" office:value="1.541822" calcext:value-type="float">
            <text:p>1,541822</text:p>
          </table:table-cell>
          <table:table-cell office:value-type="float" office:value="95" calcext:value-type="float">
            <text:p>95</text:p>
          </table:table-cell>
          <table:table-cell office:value-type="float" office:value="12.2826" calcext:value-type="float">
            <text:p>12,2826</text:p>
          </table:table-cell>
          <table:table-cell office:value-type="float" office:value="248.891" calcext:value-type="float">
            <text:p>248,891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7.667" calcext:value-type="float">
            <text:p>2607,667</text:p>
          </table:table-cell>
          <table:table-cell office:value-type="float" office:value="0.1551293" calcext:value-type="float">
            <text:p>0,1551293</text:p>
          </table:table-cell>
          <table:table-cell office:value-type="float" office:value="0.1241126" calcext:value-type="float">
            <text:p>0,1241126</text:p>
          </table:table-cell>
          <table:table-cell office:value-type="float" office:value="0.006338835" calcext:value-type="float">
            <text:p>0,006338835</text:p>
          </table:table-cell>
          <table:table-cell office:value-type="float" office:value="0.1551293" calcext:value-type="float">
            <text:p>0,1551293</text:p>
          </table:table-cell>
          <table:table-cell office:value-type="float" office:value="0.0001631647" calcext:value-type="float">
            <text:p>0,0001631647</text:p>
          </table:table-cell>
          <table:table-cell office:value-type="float" office:value="0.1832151" calcext:value-type="float">
            <text:p>0,1832151</text:p>
          </table:table-cell>
          <table:table-cell office:value-type="float" office:value="0.0001140743" calcext:value-type="float">
            <text:p>0,0001140743</text:p>
          </table:table-cell>
          <table:table-cell office:value-type="float" office:value="0.0002333805" calcext:value-type="float">
            <text:p>0,0002333805</text:p>
          </table:table-cell>
          <table:table-cell office:value-type="float" office:value="244" calcext:value-type="float">
            <text:p>244</text:p>
          </table:table-cell>
          <table:table-cell office:value-type="float" office:value="0.1978725" calcext:value-type="float">
            <text:p>0,1978725</text:p>
          </table:table-cell>
          <table:table-cell office:value-type="float" office:value="0.1832151" calcext:value-type="float">
            <text:p>0,1832151</text:p>
          </table:table-cell>
          <table:table-cell office:value-type="float" office:value="0.1383397" calcext:value-type="float">
            <text:p>0,1383397</text:p>
          </table:table-cell>
          <table:table-cell office:value-type="float" office:value="0.2830244" calcext:value-type="float">
            <text:p>0,2830244</text:p>
          </table:table-cell>
          <table:table-cell office:value-type="float" office:value="244" calcext:value-type="float">
            <text:p>244</text:p>
          </table:table-cell>
          <table:table-cell office:value-type="float" office:value="110.7138" calcext:value-type="float">
            <text:p>110,7138</text:p>
          </table:table-cell>
          <table:table-cell office:value-type="float" office:value="0.09160754" calcext:value-type="float">
            <text:p>0,09160754</text:p>
          </table:table-cell>
          <table:table-cell office:value-type="float" office:value="92.46989" calcext:value-type="float">
            <text:p>92,46989</text:p>
          </table:table-cell>
          <table:table-cell office:value-type="float" office:value="132.5572" calcext:value-type="float">
            <text:p>132,5572</text:p>
          </table:table-cell>
          <table:table-cell office:value-type="float" office:value="244" calcext:value-type="float">
            <text:p>244</text:p>
          </table:table-cell>
          <table:table-cell office:value-type="float" office:value="2607.766" calcext:value-type="float">
            <text:p>2607,766</text:p>
          </table:table-cell>
          <table:table-cell office:value-type="float" office:value="2618.195" calcext:value-type="float">
            <text:p>2618,195</text:p>
          </table:table-cell>
          <table:table-cell office:value-type="float" office:value="-1300.834" calcext:value-type="float">
            <text:p>-1300,834</text:p>
          </table:table-cell>
          <table:table-cell office:value-type="float" office:value="0.4739009" calcext:value-type="float">
            <text:p>0,4739009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49342" calcext:value-type="float">
            <text:p>84,49342</text:p>
          </table:table-cell>
          <table:table-cell office:value-type="float" office:value="0.2989708" calcext:value-type="float">
            <text:p>0,2989708</text:p>
          </table:table-cell>
          <table:table-cell office:value-type="float" office:value="-0.226328" calcext:value-type="float">
            <text:p>-0,226328</text:p>
          </table:table-cell>
          <table:table-cell table:number-columns-repeated="2"/>
          <table:table-cell office:value-type="float" office:value="0.33759" calcext:value-type="float">
            <text:p>0,33759</text:p>
          </table:table-cell>
          <table:table-cell office:value-type="float" office:value="0.2024346" calcext:value-type="float">
            <text:p>0,2024346</text:p>
          </table:table-cell>
          <table:table-cell office:value-type="float" office:value="0.2275951" calcext:value-type="float">
            <text:p>0,2275951</text:p>
          </table:table-cell>
          <table:table-cell office:value-type="float" office:value="0.5007446" calcext:value-type="float">
            <text:p>0,5007446</text:p>
          </table:table-cell>
          <table:table-cell office:value-type="float" office:value="323.1799" calcext:value-type="float">
            <text:p>323,1799</text:p>
          </table:table-cell>
          <table:table-cell office:value-type="float" office:value="0.33759" calcext:value-type="float">
            <text:p>0,33759</text:p>
          </table:table-cell>
          <table:table-cell office:value-type="float" office:value="0" calcext:value-type="float">
            <text:p>0</text:p>
          </table:table-cell>
          <table:table-cell office:value-type="float" office:value="0.2024346" calcext:value-type="float">
            <text:p>0,2024346</text:p>
          </table:table-cell>
          <table:table-cell office:value-type="float" office:value="0.2275951" calcext:value-type="float">
            <text:p>0,2275951</text:p>
          </table:table-cell>
          <table:table-cell office:value-type="float" office:value="0.5007446" calcext:value-type="float">
            <text:p>0,5007446</text:p>
          </table:table-cell>
          <table:table-cell office:value-type="float" office:value="323.1799" calcext:value-type="float">
            <text:p>323,1799</text:p>
          </table:table-cell>
          <table:table-cell office:value-type="float" office:value="810" calcext:value-type="float">
            <text:p>810</text:p>
          </table:table-cell>
          <table:table-cell office:value-type="float" office:value="0.2024346" calcext:value-type="float">
            <text:p>0,2024346</text:p>
          </table:table-cell>
          <table:table-cell office:value-type="float" office:value="546" calcext:value-type="float">
            <text:p>546</text:p>
          </table:table-cell>
          <table:table-cell office:value-type="float" office:value="1202" calcext:value-type="float">
            <text:p>1202</text:p>
          </table:table-cell>
          <table:table-cell office:value-type="float" office:value="323.1799" calcext:value-type="float">
            <text:p>323,1799</text:p>
          </table:table-cell>
          <table:table-cell office:value-type="float" office:value="0.522535461018508" calcext:value-type="float">
            <text:p>0,522535461018508</text:p>
          </table:table-cell>
          <table:table-cell office:value-type="float" office:value="0.516273198857401" calcext:value-type="float">
            <text:p>0,516273198857401</text:p>
          </table:table-cell>
          <table:table-cell office:value-type="float" office:value="0.517581628465008" calcext:value-type="float">
            <text:p>0,517581628465008</text:p>
          </table:table-cell>
          <table:table-cell office:value-type="float" office:value="0.45272666298738" calcext:value-type="float">
            <text:p>0,45272666298738</text:p>
          </table:table-cell>
          <table:table-cell office:value-type="float" office:value="0.512535865999898" calcext:value-type="float">
            <text:p>0,512535865999898</text:p>
          </table:table-cell>
          <table:table-cell office:value-type="float" office:value="0.514099261956553" calcext:value-type="float">
            <text:p>0,5140992619565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6.5527552083712" calcext:value-type="float">
            <text:p>26,5527552083712</text:p>
          </table:table-cell>
          <table:table-cell office:value-type="float" office:value="234.907124401184" calcext:value-type="float">
            <text:p>234,907124401184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6.5527552083712" calcext:value-type="float">
            <text:p>26,5527552083712</text:p>
          </table:table-cell>
          <table:table-cell office:value-type="float" office:value="234.907124401184" calcext:value-type="float">
            <text:p>234,90712440118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2.29" calcext:value-type="date">
            <text:p>2024-02-24 17:00:02</text:p>
          </table:table-cell>
          <table:table-cell office:value-type="float" office:value="1.092775" calcext:value-type="float">
            <text:p>1,092775</text:p>
          </table:table-cell>
          <table:table-cell office:value-type="string" calcext:value-type="string">
            <text:p>tmp\mcds-optanlr\SylvAtri-ab-m-5mn-hno-cos-la-ra-5qo4b6b3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42105" calcext:value-type="float">
            <text:p>1,242105</text:p>
          </table:table-cell>
          <table:table-cell office:value-type="float" office:value="0.08409112" calcext:value-type="float">
            <text:p>0,08409112</text:p>
          </table:table-cell>
          <table:table-cell office:value-type="float" office:value="1.051439" calcext:value-type="float">
            <text:p>1,051439</text:p>
          </table:table-cell>
          <table:table-cell office:value-type="float" office:value="1.467347" calcext:value-type="float">
            <text:p>1,467347</text:p>
          </table:table-cell>
          <table:table-cell office:value-type="float" office:value="95" calcext:value-type="float">
            <text:p>95</text:p>
          </table:table-cell>
          <table:table-cell office:value-type="float" office:value="26.5528" calcext:value-type="float">
            <text:p>26,5528</text:p>
          </table:table-cell>
          <table:table-cell office:value-type="float" office:value="234.907" calcext:value-type="float">
            <text:p>234,907</text:p>
          </table:table-cell>
          <table:table-cell office:value-type="float" office:value="90.4214559386973" calcext:value-type="float">
            <text:p>90,42145593869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54.112" calcext:value-type="float">
            <text:p>2454,112</text:p>
          </table:table-cell>
          <table:table-cell office:value-type="float" office:value="0.1820073" calcext:value-type="float">
            <text:p>0,1820073</text:p>
          </table:table-cell>
          <table:table-cell office:value-type="float" office:value="0.05148572" calcext:value-type="float">
            <text:p>0,05148572</text:p>
          </table:table-cell>
          <table:table-cell office:value-type="float" office:value="0.0104112" calcext:value-type="float">
            <text:p>0,0104112</text:p>
          </table:table-cell>
          <table:table-cell office:value-type="float" office:value="0.1820073" calcext:value-type="float">
            <text:p>0,1820073</text:p>
          </table:table-cell>
          <table:table-cell office:value-type="float" office:value="0.0001744943" calcext:value-type="float">
            <text:p>0,0001744943</text:p>
          </table:table-cell>
          <table:table-cell office:value-type="float" office:value="0.2258237" calcext:value-type="float">
            <text:p>0,2258237</text:p>
          </table:table-cell>
          <table:table-cell office:value-type="float" office:value="0.0001124485" calcext:value-type="float">
            <text:p>0,0001124485</text:p>
          </table:table-cell>
          <table:table-cell office:value-type="float" office:value="0.0002707752" calcext:value-type="float">
            <text:p>0,0002707752</text:p>
          </table:table-cell>
          <table:table-cell office:value-type="float" office:value="233" calcext:value-type="float">
            <text:p>233</text:p>
          </table:table-cell>
          <table:table-cell office:value-type="float" office:value="0.2077097" calcext:value-type="float">
            <text:p>0,2077097</text:p>
          </table:table-cell>
          <table:table-cell office:value-type="float" office:value="0.2258237" calcext:value-type="float">
            <text:p>0,2258237</text:p>
          </table:table-cell>
          <table:table-cell office:value-type="float" office:value="0.1338533" calcext:value-type="float">
            <text:p>0,1338533</text:p>
          </table:table-cell>
          <table:table-cell office:value-type="float" office:value="0.3223178" calcext:value-type="float">
            <text:p>0,3223178</text:p>
          </table:table-cell>
          <table:table-cell office:value-type="float" office:value="233" calcext:value-type="float">
            <text:p>233</text:p>
          </table:table-cell>
          <table:table-cell office:value-type="float" office:value="107.0593" calcext:value-type="float">
            <text:p>107,0593</text:p>
          </table:table-cell>
          <table:table-cell office:value-type="float" office:value="0.1129119" calcext:value-type="float">
            <text:p>0,1129119</text:p>
          </table:table-cell>
          <table:table-cell office:value-type="float" office:value="85.76648" calcext:value-type="float">
            <text:p>85,76648</text:p>
          </table:table-cell>
          <table:table-cell office:value-type="float" office:value="133.6384" calcext:value-type="float">
            <text:p>133,6384</text:p>
          </table:table-cell>
          <table:table-cell office:value-type="float" office:value="233" calcext:value-type="float">
            <text:p>233</text:p>
          </table:table-cell>
          <table:table-cell office:value-type="float" office:value="2454.215" calcext:value-type="float">
            <text:p>2454,215</text:p>
          </table:table-cell>
          <table:table-cell office:value-type="float" office:value="2464.503" calcext:value-type="float">
            <text:p>2464,503</text:p>
          </table:table-cell>
          <table:table-cell office:value-type="float" office:value="-1224.056" calcext:value-type="float">
            <text:p>-1224,056</text:p>
          </table:table-cell>
          <table:table-cell office:value-type="float" office:value="0.5165631" calcext:value-type="float">
            <text:p>0,516563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5652" calcext:value-type="float">
            <text:p>84,5652</text:p>
          </table:table-cell>
          <table:table-cell office:value-type="float" office:value="0.3097567" calcext:value-type="float">
            <text:p>0,3097567</text:p>
          </table:table-cell>
          <table:table-cell office:value-type="float" office:value="-0.2326802" calcext:value-type="float">
            <text:p>-0,2326802</text:p>
          </table:table-cell>
          <table:table-cell table:number-columns-repeated="2"/>
          <table:table-cell office:value-type="float" office:value="0.3449529" calcext:value-type="float">
            <text:p>0,3449529</text:p>
          </table:table-cell>
          <table:table-cell office:value-type="float" office:value="0.2409723" calcext:value-type="float">
            <text:p>0,2409723</text:p>
          </table:table-cell>
          <table:table-cell office:value-type="float" office:value="0.2161122" calcext:value-type="float">
            <text:p>0,2161122</text:p>
          </table:table-cell>
          <table:table-cell office:value-type="float" office:value="0.5506053" calcext:value-type="float">
            <text:p>0,5506053</text:p>
          </table:table-cell>
          <table:table-cell office:value-type="float" office:value="288.4923" calcext:value-type="float">
            <text:p>288,4923</text:p>
          </table:table-cell>
          <table:table-cell office:value-type="float" office:value="0.3449529" calcext:value-type="float">
            <text:p>0,3449529</text:p>
          </table:table-cell>
          <table:table-cell office:value-type="float" office:value="0" calcext:value-type="float">
            <text:p>0</text:p>
          </table:table-cell>
          <table:table-cell office:value-type="float" office:value="0.2409723" calcext:value-type="float">
            <text:p>0,2409723</text:p>
          </table:table-cell>
          <table:table-cell office:value-type="float" office:value="0.2161122" calcext:value-type="float">
            <text:p>0,2161122</text:p>
          </table:table-cell>
          <table:table-cell office:value-type="float" office:value="0.5506053" calcext:value-type="float">
            <text:p>0,5506053</text:p>
          </table:table-cell>
          <table:table-cell office:value-type="float" office:value="288.4923" calcext:value-type="float">
            <text:p>288,4923</text:p>
          </table:table-cell>
          <table:table-cell office:value-type="float" office:value="828" calcext:value-type="float">
            <text:p>828</text:p>
          </table:table-cell>
          <table:table-cell office:value-type="float" office:value="0.2409723" calcext:value-type="float">
            <text:p>0,2409723</text:p>
          </table:table-cell>
          <table:table-cell office:value-type="float" office:value="519" calcext:value-type="float">
            <text:p>519</text:p>
          </table:table-cell>
          <table:table-cell office:value-type="float" office:value="1321" calcext:value-type="float">
            <text:p>1321</text:p>
          </table:table-cell>
          <table:table-cell office:value-type="float" office:value="288.4923" calcext:value-type="float">
            <text:p>288,4923</text:p>
          </table:table-cell>
          <table:table-cell office:value-type="float" office:value="0.492802597143423" calcext:value-type="float">
            <text:p>0,492802597143423</text:p>
          </table:table-cell>
          <table:table-cell office:value-type="float" office:value="0.482165324529465" calcext:value-type="float">
            <text:p>0,482165324529465</text:p>
          </table:table-cell>
          <table:table-cell office:value-type="float" office:value="0.476745526930093" calcext:value-type="float">
            <text:p>0,476745526930093</text:p>
          </table:table-cell>
          <table:table-cell office:value-type="float" office:value="0.428371138479612" calcext:value-type="float">
            <text:p>0,428371138479612</text:p>
          </table:table-cell>
          <table:table-cell office:value-type="float" office:value="0.48101362396745" calcext:value-type="float">
            <text:p>0,48101362396745</text:p>
          </table:table-cell>
          <table:table-cell office:value-type="float" office:value="0.454452049940746" calcext:value-type="float">
            <text:p>0,454452049940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9308158424852" calcext:value-type="float">
            <text:p>25,9308158424852</text:p>
          </table:table-cell>
          <table:table-cell office:value-type="float" office:value="230.976711540365" calcext:value-type="float">
            <text:p>230,976711540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9308158424852" calcext:value-type="float">
            <text:p>25,9308158424852</text:p>
          </table:table-cell>
          <table:table-cell office:value-type="float" office:value="230.976711540365" calcext:value-type="float">
            <text:p>230,9767115403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2.35" calcext:value-type="date">
            <text:p>2024-02-24 17:00:02</text:p>
          </table:table-cell>
          <table:table-cell office:value-type="float" office:value="1.109778" calcext:value-type="float">
            <text:p>1,109778</text:p>
          </table:table-cell>
          <table:table-cell office:value-type="string" calcext:value-type="string">
            <text:p>tmp\mcds-optanlr\SylvAtri-ab-m-5mn-hno-cos-la-ra-m10-w5lgp6vq</text:p>
          </table:table-cell>
          <table:table-cell office:value-type="float" office:value="233" calcext:value-type="float">
            <text:p>23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26316" calcext:value-type="float">
            <text:p>1,226316</text:p>
          </table:table-cell>
          <table:table-cell office:value-type="float" office:value="0.08537089" calcext:value-type="float">
            <text:p>0,08537089</text:p>
          </table:table-cell>
          <table:table-cell office:value-type="float" office:value="1.035453" calcext:value-type="float">
            <text:p>1,035453</text:p>
          </table:table-cell>
          <table:table-cell office:value-type="float" office:value="1.452359" calcext:value-type="float">
            <text:p>1,452359</text:p>
          </table:table-cell>
          <table:table-cell office:value-type="float" office:value="95" calcext:value-type="float">
            <text:p>95</text:p>
          </table:table-cell>
          <table:table-cell office:value-type="float" office:value="25.9308" calcext:value-type="float">
            <text:p>25,9308</text:p>
          </table:table-cell>
          <table:table-cell office:value-type="float" office:value="230.977" calcext:value-type="float">
            <text:p>230,977</text:p>
          </table:table-cell>
          <table:table-cell office:value-type="float" office:value="89.272030651341" calcext:value-type="float">
            <text:p>89,272030651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3.024" calcext:value-type="float">
            <text:p>2413,024</text:p>
          </table:table-cell>
          <table:table-cell table:number-columns-repeated="2" office:value-type="float" office:value="0.4926739" calcext:value-type="float">
            <text:p>0,4926739</text:p>
          </table:table-cell>
          <table:table-cell table:number-columns-repeated="2"/>
          <table:table-cell office:value-type="float" office:value="0.0001776728" calcext:value-type="float">
            <text:p>0,0001776728</text:p>
          </table:table-cell>
          <table:table-cell office:value-type="float" office:value="0.2330541" calcext:value-type="float">
            <text:p>0,2330541</text:p>
          </table:table-cell>
          <table:table-cell office:value-type="float" office:value="0.0001129345" calcext:value-type="float">
            <text:p>0,0001129345</text:p>
          </table:table-cell>
          <table:table-cell office:value-type="float" office:value="0.0002795216" calcext:value-type="float">
            <text:p>0,0002795216</text:p>
          </table:table-cell>
          <table:table-cell office:value-type="float" office:value="230" calcext:value-type="float">
            <text:p>230</text:p>
          </table:table-cell>
          <table:table-cell office:value-type="float" office:value="0.2109947" calcext:value-type="float">
            <text:p>0,2109947</text:p>
          </table:table-cell>
          <table:table-cell office:value-type="float" office:value="0.2330541" calcext:value-type="float">
            <text:p>0,2330541</text:p>
          </table:table-cell>
          <table:table-cell office:value-type="float" office:value="0.134115" calcext:value-type="float">
            <text:p>0,134115</text:p>
          </table:table-cell>
          <table:table-cell office:value-type="float" office:value="0.3319448" calcext:value-type="float">
            <text:p>0,3319448</text:p>
          </table:table-cell>
          <table:table-cell office:value-type="float" office:value="230" calcext:value-type="float">
            <text:p>230</text:p>
          </table:table-cell>
          <table:table-cell office:value-type="float" office:value="106.0973" calcext:value-type="float">
            <text:p>106,0973</text:p>
          </table:table-cell>
          <table:table-cell office:value-type="float" office:value="0.116527" calcext:value-type="float">
            <text:p>0,116527</text:p>
          </table:table-cell>
          <table:table-cell office:value-type="float" office:value="84.39716" calcext:value-type="float">
            <text:p>84,39716</text:p>
          </table:table-cell>
          <table:table-cell office:value-type="float" office:value="133.3771" calcext:value-type="float">
            <text:p>133,3771</text:p>
          </table:table-cell>
          <table:table-cell office:value-type="float" office:value="230" calcext:value-type="float">
            <text:p>230</text:p>
          </table:table-cell>
          <table:table-cell office:value-type="float" office:value="2413.129" calcext:value-type="float">
            <text:p>2413,129</text:p>
          </table:table-cell>
          <table:table-cell office:value-type="float" office:value="2423.377" calcext:value-type="float">
            <text:p>2423,377</text:p>
          </table:table-cell>
          <table:table-cell office:value-type="float" office:value="-1203.512" calcext:value-type="float">
            <text:p>-1203,512</text:p>
          </table:table-cell>
          <table:table-cell office:value-type="float" office:value="0.4932891" calcext:value-type="float">
            <text:p>0,493289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.70811" calcext:value-type="float">
            <text:p>82,70811</text:p>
          </table:table-cell>
          <table:table-cell office:value-type="float" office:value="0.2791607" calcext:value-type="float">
            <text:p>0,2791607</text:p>
          </table:table-cell>
          <table:table-cell office:value-type="float" office:value="-0.2185794" calcext:value-type="float">
            <text:p>-0,2185794</text:p>
          </table:table-cell>
          <table:table-cell table:number-columns-repeated="2"/>
          <table:table-cell office:value-type="float" office:value="0.3467715" calcext:value-type="float">
            <text:p>0,3467715</text:p>
          </table:table-cell>
          <table:table-cell office:value-type="float" office:value="0.2481983" calcext:value-type="float">
            <text:p>0,2481983</text:p>
          </table:table-cell>
          <table:table-cell office:value-type="float" office:value="0.2143057" calcext:value-type="float">
            <text:p>0,2143057</text:p>
          </table:table-cell>
          <table:table-cell office:value-type="float" office:value="0.5611166" calcext:value-type="float">
            <text:p>0,5611166</text:p>
          </table:table-cell>
          <table:table-cell office:value-type="float" office:value="283.5078" calcext:value-type="float">
            <text:p>283,5078</text:p>
          </table:table-cell>
          <table:table-cell office:value-type="float" office:value="0.3467715" calcext:value-type="float">
            <text:p>0,3467715</text:p>
          </table:table-cell>
          <table:table-cell office:value-type="float" office:value="0" calcext:value-type="float">
            <text:p>0</text:p>
          </table:table-cell>
          <table:table-cell office:value-type="float" office:value="0.2481983" calcext:value-type="float">
            <text:p>0,2481983</text:p>
          </table:table-cell>
          <table:table-cell office:value-type="float" office:value="0.2143057" calcext:value-type="float">
            <text:p>0,2143057</text:p>
          </table:table-cell>
          <table:table-cell office:value-type="float" office:value="0.5611166" calcext:value-type="float">
            <text:p>0,5611166</text:p>
          </table:table-cell>
          <table:table-cell office:value-type="float" office:value="283.5078" calcext:value-type="float">
            <text:p>283,5078</text:p>
          </table:table-cell>
          <table:table-cell office:value-type="float" office:value="832" calcext:value-type="float">
            <text:p>832</text:p>
          </table:table-cell>
          <table:table-cell office:value-type="float" office:value="0.2481983" calcext:value-type="float">
            <text:p>0,2481983</text:p>
          </table:table-cell>
          <table:table-cell office:value-type="float" office:value="514" calcext:value-type="float">
            <text:p>514</text:p>
          </table:table-cell>
          <table:table-cell office:value-type="float" office:value="1347" calcext:value-type="float">
            <text:p>1347</text:p>
          </table:table-cell>
          <table:table-cell office:value-type="float" office:value="283.5078" calcext:value-type="float">
            <text:p>283,5078</text:p>
          </table:table-cell>
          <table:table-cell office:value-type="float" office:value="0.559975331662508" calcext:value-type="float">
            <text:p>0,559975331662508</text:p>
          </table:table-cell>
          <table:table-cell office:value-type="float" office:value="0.537303627459453" calcext:value-type="float">
            <text:p>0,537303627459453</text:p>
          </table:table-cell>
          <table:table-cell office:value-type="float" office:value="0.529251159269291" calcext:value-type="float">
            <text:p>0,529251159269291</text:p>
          </table:table-cell>
          <table:table-cell office:value-type="float" office:value="0.525056465894571" calcext:value-type="float">
            <text:p>0,525056465894571</text:p>
          </table:table-cell>
          <table:table-cell office:value-type="float" office:value="0.525129273939988" calcext:value-type="float">
            <text:p>0,525129273939988</text:p>
          </table:table-cell>
          <table:table-cell office:value-type="float" office:value="0.493111080200417" calcext:value-type="float">
            <text:p>0,493111080200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2.37" calcext:value-type="date">
            <text:p>2024-02-24 17:00:02</text:p>
          </table:table-cell>
          <table:table-cell office:value-type="float" office:value="1.120764" calcext:value-type="float">
            <text:p>1,120764</text:p>
          </table:table-cell>
          <table:table-cell office:value-type="string" calcext:value-type="string">
            <text:p>tmp\mcds-optanlr\SylvAtri-ab-m-5mn-haz-cos-jv4pxfpr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02601124" calcext:value-type="float">
            <text:p>0,02601124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205851179776318" calcext:value-type="float">
            <text:p>0,205851179776318</text:p>
          </table:table-cell>
          <table:table-cell office:value-type="float" office:value="0.209037569974913" calcext:value-type="float">
            <text:p>0,209037569974913</text:p>
          </table:table-cell>
          <table:table-cell office:value-type="float" office:value="0.0753195488312428" calcext:value-type="float">
            <text:p>0,0753195488312428</text:p>
          </table:table-cell>
          <table:table-cell office:value-type="float" office:value="0.23511144820889" calcext:value-type="float">
            <text:p>0,23511144820889</text:p>
          </table:table-cell>
          <table:table-cell office:value-type="float" office:value="0.244043579974436" calcext:value-type="float">
            <text:p>0,244043579974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2.38" calcext:value-type="date">
            <text:p>2024-02-24 17:00:02</text:p>
          </table:table-cell>
          <table:table-cell office:value-type="float" office:value="1.251285" calcext:value-type="float">
            <text:p>1,251285</text:p>
          </table:table-cell>
          <table:table-cell office:value-type="string" calcext:value-type="string">
            <text:p>tmp\mcds-optanlr\SylvAtri-ab-m-5mn-haz-cos-l10-2a9d4z2s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0267459" calcext:value-type="float">
            <text:p>0,0267459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520952005863546" calcext:value-type="float">
            <text:p>0,520952005863546</text:p>
          </table:table-cell>
          <table:table-cell office:value-type="float" office:value="0.522391580343875" calcext:value-type="float">
            <text:p>0,522391580343875</text:p>
          </table:table-cell>
          <table:table-cell office:value-type="float" office:value="0.530518274643634" calcext:value-type="float">
            <text:p>0,530518274643634</text:p>
          </table:table-cell>
          <table:table-cell office:value-type="float" office:value="0.399406102848426" calcext:value-type="float">
            <text:p>0,399406102848426</text:p>
          </table:table-cell>
          <table:table-cell office:value-type="float" office:value="0.539443003909205" calcext:value-type="float">
            <text:p>0,539443003909205</text:p>
          </table:table-cell>
          <table:table-cell office:value-type="float" office:value="0.558301830880947" calcext:value-type="float">
            <text:p>0,5583018308809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42" calcext:value-type="date">
            <text:p>2024-02-24 17:00:02</text:p>
          </table:table-cell>
          <table:table-cell office:value-type="float" office:value="1.188819" calcext:value-type="float">
            <text:p>1,188819</text:p>
          </table:table-cell>
          <table:table-cell office:value-type="string" calcext:value-type="string">
            <text:p>tmp\mcds-optanlr\SylvAtri-ab-m-5mn-haz-cos-r280-7rjufm8q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0279994" calcext:value-type="float">
            <text:p>0,0279994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63389394593694" calcext:value-type="float">
            <text:p>0,363389394593694</text:p>
          </table:table-cell>
          <table:table-cell office:value-type="float" office:value="0.378175511455541" calcext:value-type="float">
            <text:p>0,378175511455541</text:p>
          </table:table-cell>
          <table:table-cell office:value-type="float" office:value="0.383844231221119" calcext:value-type="float">
            <text:p>0,383844231221119</text:p>
          </table:table-cell>
          <table:table-cell office:value-type="float" office:value="0.237825996650947" calcext:value-type="float">
            <text:p>0,237825996650947</text:p>
          </table:table-cell>
          <table:table-cell office:value-type="float" office:value="0.401028209528796" calcext:value-type="float">
            <text:p>0,401028209528796</text:p>
          </table:table-cell>
          <table:table-cell office:value-type="float" office:value="0.408476308636341" calcext:value-type="float">
            <text:p>0,408476308636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2.46" calcext:value-type="date">
            <text:p>2024-02-24 17:00:02</text:p>
          </table:table-cell>
          <table:table-cell office:value-type="float" office:value="1.321324" calcext:value-type="float">
            <text:p>1,321324</text:p>
          </table:table-cell>
          <table:table-cell office:value-type="string" calcext:value-type="string">
            <text:p>tmp\mcds-optanlr\SylvAtri-ab-m-5mn-haz-cos-l15-r300-4vd0ok6s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0,0000965118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1173566" calcext:value-type="float">
            <text:p>0,1173566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551039528876768" calcext:value-type="float">
            <text:p>0,551039528876768</text:p>
          </table:table-cell>
          <table:table-cell office:value-type="float" office:value="0.469552957692302" calcext:value-type="float">
            <text:p>0,469552957692302</text:p>
          </table:table-cell>
          <table:table-cell office:value-type="float" office:value="0.457243064589838" calcext:value-type="float">
            <text:p>0,457243064589838</text:p>
          </table:table-cell>
          <table:table-cell office:value-type="float" office:value="0.393824284606825" calcext:value-type="float">
            <text:p>0,393824284606825</text:p>
          </table:table-cell>
          <table:table-cell office:value-type="float" office:value="0.486711997487738" calcext:value-type="float">
            <text:p>0,486711997487738</text:p>
          </table:table-cell>
          <table:table-cell office:value-type="float" office:value="0.434300126100417" calcext:value-type="float">
            <text:p>0,434300126100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2.48" calcext:value-type="date">
            <text:p>2024-02-24 17:00:02</text:p>
          </table:table-cell>
          <table:table-cell office:value-type="float" office:value="1.132764" calcext:value-type="float">
            <text:p>1,132764</text:p>
          </table:table-cell>
          <table:table-cell office:value-type="string" calcext:value-type="string">
            <text:p>tmp\mcds-optanlr\SylvAtri-ab-m-5mn-haz-cos-l20-r300-m14-t3ahap3l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1165192" calcext:value-type="float">
            <text:p>0,1165192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71851858729909" calcext:value-type="float">
            <text:p>0,371851858729909</text:p>
          </table:table-cell>
          <table:table-cell office:value-type="float" office:value="0.333187516651177" calcext:value-type="float">
            <text:p>0,333187516651177</text:p>
          </table:table-cell>
          <table:table-cell office:value-type="float" office:value="0.324828660660318" calcext:value-type="float">
            <text:p>0,324828660660318</text:p>
          </table:table-cell>
          <table:table-cell office:value-type="float" office:value="0.214422584181841" calcext:value-type="float">
            <text:p>0,214422584181841</text:p>
          </table:table-cell>
          <table:table-cell office:value-type="float" office:value="0.358126270493335" calcext:value-type="float">
            <text:p>0,358126270493335</text:p>
          </table:table-cell>
          <table:table-cell office:value-type="float" office:value="0.321571559020398" calcext:value-type="float">
            <text:p>0,3215715590203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9295808330443" calcext:value-type="float">
            <text:p>21,9295808330443</text:p>
          </table:table-cell>
          <table:table-cell office:value-type="float" office:value="297.688244329584" calcext:value-type="float">
            <text:p>297,688244329584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9295808330443" calcext:value-type="float">
            <text:p>21,9295808330443</text:p>
          </table:table-cell>
          <table:table-cell office:value-type="float" office:value="297.688244329584" calcext:value-type="float">
            <text:p>297,6882443295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6" calcext:value-type="date">
            <text:p>2024-02-24 17:00:02</text:p>
          </table:table-cell>
          <table:table-cell office:value-type="float" office:value="1.065062" calcext:value-type="float">
            <text:p>1,065062</text:p>
          </table:table-cell>
          <table:table-cell office:value-type="string" calcext:value-type="string">
            <text:p>tmp\mcds-optanlr\SylvAtri-ab-m-5mn-haz-cos-la-ra-f_kq1uw0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360783" calcext:value-type="float">
            <text:p>0,08360783</text:p>
          </table:table-cell>
          <table:table-cell office:value-type="float" office:value="1.101498" calcext:value-type="float">
            <text:p>1,101498</text:p>
          </table:table-cell>
          <table:table-cell office:value-type="float" office:value="1.534275" calcext:value-type="float">
            <text:p>1,534275</text:p>
          </table:table-cell>
          <table:table-cell office:value-type="float" office:value="95" calcext:value-type="float">
            <text:p>95</text:p>
          </table:table-cell>
          <table:table-cell office:value-type="float" office:value="21.9296" calcext:value-type="float">
            <text:p>21,9296</text:p>
          </table:table-cell>
          <table:table-cell office:value-type="float" office:value="297.688" calcext:value-type="float">
            <text:p>297,688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20.203" calcext:value-type="float">
            <text:p>2620,203</text:p>
          </table:table-cell>
          <table:table-cell office:value-type="float" office:value="0.3267909" calcext:value-type="float">
            <text:p>0,3267909</text:p>
          </table:table-cell>
          <table:table-cell office:value-type="float" office:value="0.06636477" calcext:value-type="float">
            <text:p>0,06636477</text:p>
          </table:table-cell>
          <table:table-cell office:value-type="float" office:value="0.01238006" calcext:value-type="float">
            <text:p>0,01238006</text:p>
          </table:table-cell>
          <table:table-cell office:value-type="float" office:value="0.3267909" calcext:value-type="float">
            <text:p>0,3267909</text:p>
          </table:table-cell>
          <table:table-cell office:value-type="float" office:value="0.0001656005" calcext:value-type="float">
            <text:p>0,0001656005</text:p>
          </table:table-cell>
          <table:table-cell office:value-type="float" office:value="0.2332536" calcext:value-type="float">
            <text:p>0,2332536</text:p>
          </table:table-cell>
          <table:table-cell office:value-type="float" office:value="0.0001052337" calcext:value-type="float">
            <text:p>0,0001052337</text:p>
          </table:table-cell>
          <table:table-cell office:value-type="float" office:value="0.0002605965" calcext:value-type="float">
            <text:p>0,0002605965</text:p>
          </table:table-cell>
          <table:table-cell office:value-type="float" office:value="242" calcext:value-type="float">
            <text:p>242</text:p>
          </table:table-cell>
          <table:table-cell office:value-type="float" office:value="0.1362842" calcext:value-type="float">
            <text:p>0,1362842</text:p>
          </table:table-cell>
          <table:table-cell office:value-type="float" office:value="0.2332535" calcext:value-type="float">
            <text:p>0,2332535</text:p>
          </table:table-cell>
          <table:table-cell office:value-type="float" office:value="0.08660419" calcext:value-type="float">
            <text:p>0,08660419</text:p>
          </table:table-cell>
          <table:table-cell office:value-type="float" office:value="0.214463" calcext:value-type="float">
            <text:p>0,214463</text:p>
          </table:table-cell>
          <table:table-cell office:value-type="float" office:value="242" calcext:value-type="float">
            <text:p>242</text:p>
          </table:table-cell>
          <table:table-cell office:value-type="float" office:value="109.8966" calcext:value-type="float">
            <text:p>109,8966</text:p>
          </table:table-cell>
          <table:table-cell office:value-type="float" office:value="0.1166268" calcext:value-type="float">
            <text:p>0,1166268</text:p>
          </table:table-cell>
          <table:table-cell office:value-type="float" office:value="87.40758" calcext:value-type="float">
            <text:p>87,40758</text:p>
          </table:table-cell>
          <table:table-cell office:value-type="float" office:value="138.1717" calcext:value-type="float">
            <text:p>138,1717</text:p>
          </table:table-cell>
          <table:table-cell office:value-type="float" office:value="242" calcext:value-type="float">
            <text:p>242</text:p>
          </table:table-cell>
          <table:table-cell office:value-type="float" office:value="2620.452" calcext:value-type="float">
            <text:p>2620,452</text:p>
          </table:table-cell>
          <table:table-cell office:value-type="float" office:value="2637.75" calcext:value-type="float">
            <text:p>2637,75</text:p>
          </table:table-cell>
          <table:table-cell office:value-type="float" office:value="-1305.101" calcext:value-type="float">
            <text:p>-1305,101</text:p>
          </table:table-cell>
          <table:table-cell office:value-type="float" office:value="0.763942" calcext:value-type="float">
            <text:p>0,763942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6609" calcext:value-type="float">
            <text:p>103,6609</text:p>
          </table:table-cell>
          <table:table-cell office:value-type="float" office:value="4.54446" calcext:value-type="float">
            <text:p>4,54446</text:p>
          </table:table-cell>
          <table:table-cell office:value-type="float" office:value="0.04167011" calcext:value-type="float">
            <text:p>0,04167011</text:p>
          </table:table-cell>
          <table:table-cell office:value-type="float" office:value="0.3377332" calcext:value-type="float">
            <text:p>0,3377332</text:p>
          </table:table-cell>
          <table:table-cell office:value-type="float" office:value="-0.1737783" calcext:value-type="float">
            <text:p>-0,1737783</text:p>
          </table:table-cell>
          <table:table-cell office:value-type="float" office:value="0.3426298" calcext:value-type="float">
            <text:p>0,3426298</text:p>
          </table:table-cell>
          <table:table-cell office:value-type="float" office:value="0.2477852" calcext:value-type="float">
            <text:p>0,2477852</text:p>
          </table:table-cell>
          <table:table-cell office:value-type="float" office:value="0.2119289" calcext:value-type="float">
            <text:p>0,2119289</text:p>
          </table:table-cell>
          <table:table-cell office:value-type="float" office:value="0.5539367" calcext:value-type="float">
            <text:p>0,5539367</text:p>
          </table:table-cell>
          <table:table-cell office:value-type="float" office:value="295.7433" calcext:value-type="float">
            <text:p>295,7433</text:p>
          </table:table-cell>
          <table:table-cell office:value-type="float" office:value="0.3426298" calcext:value-type="float">
            <text:p>0,3426298</text:p>
          </table:table-cell>
          <table:table-cell office:value-type="float" office:value="0" calcext:value-type="float">
            <text:p>0</text:p>
          </table:table-cell>
          <table:table-cell office:value-type="float" office:value="0.2477852" calcext:value-type="float">
            <text:p>0,2477852</text:p>
          </table:table-cell>
          <table:table-cell office:value-type="float" office:value="0.2119289" calcext:value-type="float">
            <text:p>0,2119289</text:p>
          </table:table-cell>
          <table:table-cell office:value-type="float" office:value="0.5539367" calcext:value-type="float">
            <text:p>0,5539367</text:p>
          </table:table-cell>
          <table:table-cell office:value-type="float" office:value="295.7433" calcext:value-type="float">
            <text:p>295,7433</text:p>
          </table:table-cell>
          <table:table-cell office:value-type="float" office:value="822" calcext:value-type="float">
            <text:p>822</text:p>
          </table:table-cell>
          <table:table-cell office:value-type="float" office:value="0.2477852" calcext:value-type="float">
            <text:p>0,2477852</text:p>
          </table:table-cell>
          <table:table-cell office:value-type="float" office:value="509" calcext:value-type="float">
            <text:p>509</text:p>
          </table:table-cell>
          <table:table-cell office:value-type="float" office:value="1329" calcext:value-type="float">
            <text:p>1329</text:p>
          </table:table-cell>
          <table:table-cell office:value-type="float" office:value="295.7433" calcext:value-type="float">
            <text:p>295,7433</text:p>
          </table:table-cell>
          <table:table-cell office:value-type="float" office:value="0.630434470558639" calcext:value-type="float">
            <text:p>0,630434470558639</text:p>
          </table:table-cell>
          <table:table-cell office:value-type="float" office:value="0.527857953755719" calcext:value-type="float">
            <text:p>0,527857953755719</text:p>
          </table:table-cell>
          <table:table-cell office:value-type="float" office:value="0.513605324083108" calcext:value-type="float">
            <text:p>0,513605324083108</text:p>
          </table:table-cell>
          <table:table-cell office:value-type="float" office:value="0.488440635751591" calcext:value-type="float">
            <text:p>0,488440635751591</text:p>
          </table:table-cell>
          <table:table-cell office:value-type="float" office:value="0.536770330533415" calcext:value-type="float">
            <text:p>0,536770330533415</text:p>
          </table:table-cell>
          <table:table-cell office:value-type="float" office:value="0.480447908544706" calcext:value-type="float">
            <text:p>0,4804479085447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6.3081734859897" calcext:value-type="float">
            <text:p>26,3081734859897</text:p>
          </table:table-cell>
          <table:table-cell office:value-type="float" office:value="225.835220253768" calcext:value-type="float">
            <text:p>225,835220253768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6.3081734859897" calcext:value-type="float">
            <text:p>26,3081734859897</text:p>
          </table:table-cell>
          <table:table-cell office:value-type="float" office:value="225.835220253768" calcext:value-type="float">
            <text:p>225,8352202537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56" calcext:value-type="date">
            <text:p>2024-02-24 17:00:02</text:p>
          </table:table-cell>
          <table:table-cell office:value-type="float" office:value="1.05956" calcext:value-type="float">
            <text:p>1,05956</text:p>
          </table:table-cell>
          <table:table-cell office:value-type="string" calcext:value-type="string">
            <text:p>tmp\mcds-optanlr\SylvAtri-ab-m-5mn-haz-cos-la-ra-d6l2yp66</text:p>
          </table:table-cell>
          <table:table-cell office:value-type="float" office:value="230" calcext:value-type="float">
            <text:p>23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0526" calcext:value-type="float">
            <text:p>1,210526</text:p>
          </table:table-cell>
          <table:table-cell office:value-type="float" office:value="0.08601336" calcext:value-type="float">
            <text:p>0,08601336</text:p>
          </table:table-cell>
          <table:table-cell office:value-type="float" office:value="1.020826" calcext:value-type="float">
            <text:p>1,020826</text:p>
          </table:table-cell>
          <table:table-cell office:value-type="float" office:value="1.435479" calcext:value-type="float">
            <text:p>1,435479</text:p>
          </table:table-cell>
          <table:table-cell office:value-type="float" office:value="95" calcext:value-type="float">
            <text:p>95</text:p>
          </table:table-cell>
          <table:table-cell office:value-type="float" office:value="26.3082" calcext:value-type="float">
            <text:p>26,3082</text:p>
          </table:table-cell>
          <table:table-cell office:value-type="float" office:value="225.835" calcext:value-type="float">
            <text:p>225,835</text:p>
          </table:table-cell>
          <table:table-cell office:value-type="float" office:value="88.1226053639847" calcext:value-type="float">
            <text:p>88,1226053639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66.592" calcext:value-type="float">
            <text:p>2366,592</text:p>
          </table:table-cell>
          <table:table-cell office:value-type="float" office:value="0.4260633" calcext:value-type="float">
            <text:p>0,4260633</text:p>
          </table:table-cell>
          <table:table-cell office:value-type="float" office:value="0.412539" calcext:value-type="float">
            <text:p>0,412539</text:p>
          </table:table-cell>
          <table:table-cell office:value-type="float" office:value="0.1649528" calcext:value-type="float">
            <text:p>0,1649528</text:p>
          </table:table-cell>
          <table:table-cell office:value-type="float" office:value="0.4260633" calcext:value-type="float">
            <text:p>0,4260633</text:p>
          </table:table-cell>
          <table:table-cell office:value-type="float" office:value="0.0001575977" calcext:value-type="float">
            <text:p>0,0001575977</text:p>
          </table:table-cell>
          <table:table-cell office:value-type="float" office:value="0.1153273" calcext:value-type="float">
            <text:p>0,1153273</text:p>
          </table:table-cell>
          <table:table-cell office:value-type="float" office:value="0.0001256565" calcext:value-type="float">
            <text:p>0,0001256565</text:p>
          </table:table-cell>
          <table:table-cell office:value-type="float" office:value="0.0001976582" calcext:value-type="float">
            <text:p>0,0001976582</text:p>
          </table:table-cell>
          <table:table-cell office:value-type="float" office:value="228" calcext:value-type="float">
            <text:p>228</text:p>
          </table:table-cell>
          <table:table-cell office:value-type="float" office:value="0.248827" calcext:value-type="float">
            <text:p>0,248827</text:p>
          </table:table-cell>
          <table:table-cell office:value-type="float" office:value="0.1153273" calcext:value-type="float">
            <text:p>0,1153273</text:p>
          </table:table-cell>
          <table:table-cell office:value-type="float" office:value="0.1983959" calcext:value-type="float">
            <text:p>0,1983959</text:p>
          </table:table-cell>
          <table:table-cell office:value-type="float" office:value="0.3120775" calcext:value-type="float">
            <text:p>0,3120775</text:p>
          </table:table-cell>
          <table:table-cell office:value-type="float" office:value="228" calcext:value-type="float">
            <text:p>228</text:p>
          </table:table-cell>
          <table:table-cell office:value-type="float" office:value="112.6523" calcext:value-type="float">
            <text:p>112,6523</text:p>
          </table:table-cell>
          <table:table-cell office:value-type="float" office:value="0.05766366" calcext:value-type="float">
            <text:p>0,05766366</text:p>
          </table:table-cell>
          <table:table-cell office:value-type="float" office:value="100.5624" calcext:value-type="float">
            <text:p>100,5624</text:p>
          </table:table-cell>
          <table:table-cell office:value-type="float" office:value="126.1957" calcext:value-type="float">
            <text:p>126,1957</text:p>
          </table:table-cell>
          <table:table-cell office:value-type="float" office:value="228" calcext:value-type="float">
            <text:p>228</text:p>
          </table:table-cell>
          <table:table-cell office:value-type="float" office:value="2366.645" calcext:value-type="float">
            <text:p>2366,645</text:p>
          </table:table-cell>
          <table:table-cell office:value-type="float" office:value="2373.468" calcext:value-type="float">
            <text:p>2373,468</text:p>
          </table:table-cell>
          <table:table-cell office:value-type="float" office:value="-1181.296" calcext:value-type="float">
            <text:p>-1181,296</text:p>
          </table:table-cell>
          <table:table-cell office:value-type="float" office:value="0.3849099" calcext:value-type="float">
            <text:p>0,384909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82513" calcext:value-type="float">
            <text:p>86,82513</text:p>
          </table:table-cell>
          <table:table-cell office:value-type="float" office:value="3.418624" calcext:value-type="float">
            <text:p>3,418624</text:p>
          </table:table-cell>
          <table:table-cell table:number-columns-repeated="3"/>
          <table:table-cell office:value-type="float" office:value="0.3036297" calcext:value-type="float">
            <text:p>0,3036297</text:p>
          </table:table-cell>
          <table:table-cell office:value-type="float" office:value="0.1438704" calcext:value-type="float">
            <text:p>0,1438704</text:p>
          </table:table-cell>
          <table:table-cell office:value-type="float" office:value="0.2291085" calcext:value-type="float">
            <text:p>0,2291085</text:p>
          </table:table-cell>
          <table:table-cell office:value-type="float" office:value="0.4023902" calcext:value-type="float">
            <text:p>0,4023902</text:p>
          </table:table-cell>
          <table:table-cell office:value-type="float" office:value="316.8821" calcext:value-type="float">
            <text:p>316,8821</text:p>
          </table:table-cell>
          <table:table-cell office:value-type="float" office:value="0.3036297" calcext:value-type="float">
            <text:p>0,3036297</text:p>
          </table:table-cell>
          <table:table-cell office:value-type="float" office:value="0" calcext:value-type="float">
            <text:p>0</text:p>
          </table:table-cell>
          <table:table-cell office:value-type="float" office:value="0.1438704" calcext:value-type="float">
            <text:p>0,1438704</text:p>
          </table:table-cell>
          <table:table-cell office:value-type="float" office:value="0.2291085" calcext:value-type="float">
            <text:p>0,2291085</text:p>
          </table:table-cell>
          <table:table-cell office:value-type="float" office:value="0.4023902" calcext:value-type="float">
            <text:p>0,4023902</text:p>
          </table:table-cell>
          <table:table-cell office:value-type="float" office:value="316.8821" calcext:value-type="float">
            <text:p>316,8821</text:p>
          </table:table-cell>
          <table:table-cell office:value-type="float" office:value="729" calcext:value-type="float">
            <text:p>729</text:p>
          </table:table-cell>
          <table:table-cell office:value-type="float" office:value="0.1438704" calcext:value-type="float">
            <text:p>0,1438704</text:p>
          </table:table-cell>
          <table:table-cell office:value-type="float" office:value="550" calcext:value-type="float">
            <text:p>550</text:p>
          </table:table-cell>
          <table:table-cell office:value-type="float" office:value="966" calcext:value-type="float">
            <text:p>966</text:p>
          </table:table-cell>
          <table:table-cell office:value-type="float" office:value="316.8821" calcext:value-type="float">
            <text:p>316,8821</text:p>
          </table:table-cell>
          <table:table-cell office:value-type="float" office:value="0.600578528959383" calcext:value-type="float">
            <text:p>0,600578528959383</text:p>
          </table:table-cell>
          <table:table-cell office:value-type="float" office:value="0.588204246042205" calcext:value-type="float">
            <text:p>0,588204246042205</text:p>
          </table:table-cell>
          <table:table-cell office:value-type="float" office:value="0.598401074417911" calcext:value-type="float">
            <text:p>0,598401074417911</text:p>
          </table:table-cell>
          <table:table-cell office:value-type="float" office:value="0.576237409403344" calcext:value-type="float">
            <text:p>0,576237409403344</text:p>
          </table:table-cell>
          <table:table-cell office:value-type="float" office:value="0.569770260982867" calcext:value-type="float">
            <text:p>0,569770260982867</text:p>
          </table:table-cell>
          <table:table-cell office:value-type="float" office:value="0.614369376231303" calcext:value-type="float">
            <text:p>0,614369376231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8.101019871682" calcext:value-type="float">
            <text:p>28,101019871682</text:p>
          </table:table-cell>
          <table:table-cell office:value-type="float" office:value="236.247086956931" calcext:value-type="float">
            <text:p>236,247086956931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8.101019871682" calcext:value-type="float">
            <text:p>28,101019871682</text:p>
          </table:table-cell>
          <table:table-cell office:value-type="float" office:value="236.247086956931" calcext:value-type="float">
            <text:p>236,2470869569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64" calcext:value-type="date">
            <text:p>2024-02-24 17:00:02</text:p>
          </table:table-cell>
          <table:table-cell office:value-type="float" office:value="0.956373" calcext:value-type="float">
            <text:p>0,956373</text:p>
          </table:table-cell>
          <table:table-cell office:value-type="string" calcext:value-type="string">
            <text:p>tmp\mcds-optanlr\SylvAtri-ab-m-5mn-haz-cos-la-ra-4s_vbgpo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8585728" calcext:value-type="float">
            <text:p>0,08585728</text:p>
          </table:table-cell>
          <table:table-cell office:value-type="float" office:value="1.02558" calcext:value-type="float">
            <text:p>1,02558</text:p>
          </table:table-cell>
          <table:table-cell office:value-type="float" office:value="1.441276" calcext:value-type="float">
            <text:p>1,441276</text:p>
          </table:table-cell>
          <table:table-cell office:value-type="float" office:value="95" calcext:value-type="float">
            <text:p>95</text:p>
          </table:table-cell>
          <table:table-cell office:value-type="float" office:value="28.101" calcext:value-type="float">
            <text:p>28,101</text:p>
          </table:table-cell>
          <table:table-cell office:value-type="float" office:value="236.247" calcext:value-type="float">
            <text:p>236,247</text:p>
          </table:table-cell>
          <table:table-cell office:value-type="float" office:value="88.5057471264368" calcext:value-type="float">
            <text:p>88,5057471264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94.506" calcext:value-type="float">
            <text:p>2394,506</text:p>
          </table:table-cell>
          <table:table-cell office:value-type="float" office:value="0.3631488" calcext:value-type="float">
            <text:p>0,3631488</text:p>
          </table:table-cell>
          <table:table-cell office:value-type="float" office:value="0.01310629" calcext:value-type="float">
            <text:p>0,01310629</text:p>
          </table:table-cell>
          <table:table-cell office:value-type="float" office:value="0.02189595" calcext:value-type="float">
            <text:p>0,02189595</text:p>
          </table:table-cell>
          <table:table-cell office:value-type="float" office:value="0.3631488" calcext:value-type="float">
            <text:p>0,3631488</text:p>
          </table:table-cell>
          <table:table-cell office:value-type="float" office:value="0.0001473405" calcext:value-type="float">
            <text:p>0,0001473405</text:p>
          </table:table-cell>
          <table:table-cell office:value-type="float" office:value="0.118015" calcext:value-type="float">
            <text:p>0,118015</text:p>
          </table:table-cell>
          <table:table-cell office:value-type="float" office:value="0.0001168645" calcext:value-type="float">
            <text:p>0,0001168645</text:p>
          </table:table-cell>
          <table:table-cell office:value-type="float" office:value="0.0001857639" calcext:value-type="float">
            <text:p>0,0001857639</text:p>
          </table:table-cell>
          <table:table-cell office:value-type="float" office:value="229" calcext:value-type="float">
            <text:p>229</text:p>
          </table:table-cell>
          <table:table-cell office:value-type="float" office:value="0.2432066" calcext:value-type="float">
            <text:p>0,2432066</text:p>
          </table:table-cell>
          <table:table-cell office:value-type="float" office:value="0.118015" calcext:value-type="float">
            <text:p>0,118015</text:p>
          </table:table-cell>
          <table:table-cell office:value-type="float" office:value="0.1929017" calcext:value-type="float">
            <text:p>0,1929017</text:p>
          </table:table-cell>
          <table:table-cell office:value-type="float" office:value="0.30663" calcext:value-type="float">
            <text:p>0,30663</text:p>
          </table:table-cell>
          <table:table-cell office:value-type="float" office:value="229" calcext:value-type="float">
            <text:p>229</text:p>
          </table:table-cell>
          <table:table-cell office:value-type="float" office:value="116.5075" calcext:value-type="float">
            <text:p>116,5075</text:p>
          </table:table-cell>
          <table:table-cell office:value-type="float" office:value="0.05900749" calcext:value-type="float">
            <text:p>0,05900749</text:p>
          </table:table-cell>
          <table:table-cell office:value-type="float" office:value="103.7298" calcext:value-type="float">
            <text:p>103,7298</text:p>
          </table:table-cell>
          <table:table-cell office:value-type="float" office:value="130.8592" calcext:value-type="float">
            <text:p>130,8592</text:p>
          </table:table-cell>
          <table:table-cell office:value-type="float" office:value="229" calcext:value-type="float">
            <text:p>229</text:p>
          </table:table-cell>
          <table:table-cell office:value-type="float" office:value="2394.559" calcext:value-type="float">
            <text:p>2394,559</text:p>
          </table:table-cell>
          <table:table-cell office:value-type="float" office:value="2401.391" calcext:value-type="float">
            <text:p>2401,391</text:p>
          </table:table-cell>
          <table:table-cell office:value-type="float" office:value="-1195.253" calcext:value-type="float">
            <text:p>-1195,253</text:p>
          </table:table-cell>
          <table:table-cell office:value-type="float" office:value="0.2893333" calcext:value-type="float">
            <text:p>0,289333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0811" calcext:value-type="float">
            <text:p>89,70811</text:p>
          </table:table-cell>
          <table:table-cell office:value-type="float" office:value="3.407479" calcext:value-type="float">
            <text:p>3,407479</text:p>
          </table:table-cell>
          <table:table-cell table:number-columns-repeated="3"/>
          <table:table-cell office:value-type="float" office:value="0.2851022" calcext:value-type="float">
            <text:p>0,2851022</text:p>
          </table:table-cell>
          <table:table-cell office:value-type="float" office:value="0.1459418" calcext:value-type="float">
            <text:p>0,1459418</text:p>
          </table:table-cell>
          <table:table-cell office:value-type="float" office:value="0.2142688" calcext:value-type="float">
            <text:p>0,2142688</text:p>
          </table:table-cell>
          <table:table-cell office:value-type="float" office:value="0.3793517" calcext:value-type="float">
            <text:p>0,3793517</text:p>
          </table:table-cell>
          <table:table-cell office:value-type="float" office:value="319.6857" calcext:value-type="float">
            <text:p>319,6857</text:p>
          </table:table-cell>
          <table:table-cell office:value-type="float" office:value="0.2851022" calcext:value-type="float">
            <text:p>0,2851022</text:p>
          </table:table-cell>
          <table:table-cell office:value-type="float" office:value="0" calcext:value-type="float">
            <text:p>0</text:p>
          </table:table-cell>
          <table:table-cell office:value-type="float" office:value="0.1459418" calcext:value-type="float">
            <text:p>0,1459418</text:p>
          </table:table-cell>
          <table:table-cell office:value-type="float" office:value="0.2142688" calcext:value-type="float">
            <text:p>0,2142688</text:p>
          </table:table-cell>
          <table:table-cell office:value-type="float" office:value="0.3793517" calcext:value-type="float">
            <text:p>0,3793517</text:p>
          </table:table-cell>
          <table:table-cell office:value-type="float" office:value="319.6857" calcext:value-type="float">
            <text:p>319,6857</text:p>
          </table:table-cell>
          <table:table-cell office:value-type="float" office:value="684" calcext:value-type="float">
            <text:p>684</text:p>
          </table:table-cell>
          <table:table-cell office:value-type="float" office:value="0.1459418" calcext:value-type="float">
            <text:p>0,1459418</text:p>
          </table:table-cell>
          <table:table-cell office:value-type="float" office:value="514" calcext:value-type="float">
            <text:p>514</text:p>
          </table:table-cell>
          <table:table-cell office:value-type="float" office:value="910" calcext:value-type="float">
            <text:p>910</text:p>
          </table:table-cell>
          <table:table-cell office:value-type="float" office:value="319.6857" calcext:value-type="float">
            <text:p>319,6857</text:p>
          </table:table-cell>
          <table:table-cell office:value-type="float" office:value="0.563339978517863" calcext:value-type="float">
            <text:p>0,563339978517863</text:p>
          </table:table-cell>
          <table:table-cell office:value-type="float" office:value="0.555831448915608" calcext:value-type="float">
            <text:p>0,555831448915608</text:p>
          </table:table-cell>
          <table:table-cell office:value-type="float" office:value="0.565517658487147" calcext:value-type="float">
            <text:p>0,565517658487147</text:p>
          </table:table-cell>
          <table:table-cell office:value-type="float" office:value="0.538359850843893" calcext:value-type="float">
            <text:p>0,538359850843893</text:p>
          </table:table-cell>
          <table:table-cell office:value-type="float" office:value="0.524937418982697" calcext:value-type="float">
            <text:p>0,524937418982697</text:p>
          </table:table-cell>
          <table:table-cell office:value-type="float" office:value="0.583533622571467" calcext:value-type="float">
            <text:p>0,5835336225714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7.4469012141681" calcext:value-type="float">
            <text:p>27,4469012141681</text:p>
          </table:table-cell>
          <table:table-cell office:value-type="float" office:value="234.565465372427" calcext:value-type="float">
            <text:p>234,565465372427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7.4469012141681" calcext:value-type="float">
            <text:p>27,4469012141681</text:p>
          </table:table-cell>
          <table:table-cell office:value-type="float" office:value="234.565465372427" calcext:value-type="float">
            <text:p>234,5654653724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2.52" calcext:value-type="date">
            <text:p>2024-02-24 17:00:02</text:p>
          </table:table-cell>
          <table:table-cell office:value-type="float" office:value="1.236105" calcext:value-type="float">
            <text:p>1,236105</text:p>
          </table:table-cell>
          <table:table-cell office:value-type="string" calcext:value-type="string">
            <text:p>tmp\mcds-optanlr\SylvAtri-ab-m-5mn-haz-cos-la-ra-dm5h5rli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42105" calcext:value-type="float">
            <text:p>1,242105</text:p>
          </table:table-cell>
          <table:table-cell office:value-type="float" office:value="0.08409112" calcext:value-type="float">
            <text:p>0,08409112</text:p>
          </table:table-cell>
          <table:table-cell office:value-type="float" office:value="1.051439" calcext:value-type="float">
            <text:p>1,051439</text:p>
          </table:table-cell>
          <table:table-cell office:value-type="float" office:value="1.467347" calcext:value-type="float">
            <text:p>1,467347</text:p>
          </table:table-cell>
          <table:table-cell office:value-type="float" office:value="95" calcext:value-type="float">
            <text:p>95</text:p>
          </table:table-cell>
          <table:table-cell office:value-type="float" office:value="27.4469" calcext:value-type="float">
            <text:p>27,4469</text:p>
          </table:table-cell>
          <table:table-cell office:value-type="float" office:value="234.565" calcext:value-type="float">
            <text:p>234,565</text:p>
          </table:table-cell>
          <table:table-cell office:value-type="float" office:value="90.4214559386973" calcext:value-type="float">
            <text:p>90,42145593869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8.74" calcext:value-type="float">
            <text:p>2448,74</text:p>
          </table:table-cell>
          <table:table-cell office:value-type="float" office:value="0.3705853" calcext:value-type="float">
            <text:p>0,3705853</text:p>
          </table:table-cell>
          <table:table-cell office:value-type="float" office:value="0.1148682" calcext:value-type="float">
            <text:p>0,1148682</text:p>
          </table:table-cell>
          <table:table-cell office:value-type="float" office:value="0.02154261" calcext:value-type="float">
            <text:p>0,02154261</text:p>
          </table:table-cell>
          <table:table-cell office:value-type="float" office:value="0.3705853" calcext:value-type="float">
            <text:p>0,3705853</text:p>
          </table:table-cell>
          <table:table-cell office:value-type="float" office:value="0.0001950718" calcext:value-type="float">
            <text:p>0,0001950718</text:p>
          </table:table-cell>
          <table:table-cell office:value-type="float" office:value="0.2375929" calcext:value-type="float">
            <text:p>0,2375929</text:p>
          </table:table-cell>
          <table:table-cell office:value-type="float" office:value="0.0001229373" calcext:value-type="float">
            <text:p>0,0001229373</text:p>
          </table:table-cell>
          <table:table-cell office:value-type="float" office:value="0.0003095319" calcext:value-type="float">
            <text:p>0,0003095319</text:p>
          </table:table-cell>
          <table:table-cell office:value-type="float" office:value="233" calcext:value-type="float">
            <text:p>233</text:p>
          </table:table-cell>
          <table:table-cell office:value-type="float" office:value="0.1863413" calcext:value-type="float">
            <text:p>0,1863413</text:p>
          </table:table-cell>
          <table:table-cell office:value-type="float" office:value="0.2375929" calcext:value-type="float">
            <text:p>0,2375929</text:p>
          </table:table-cell>
          <table:table-cell office:value-type="float" office:value="0.1174352" calcext:value-type="float">
            <text:p>0,1174352</text:p>
          </table:table-cell>
          <table:table-cell office:value-type="float" office:value="0.2956787" calcext:value-type="float">
            <text:p>0,2956787</text:p>
          </table:table-cell>
          <table:table-cell office:value-type="float" office:value="233" calcext:value-type="float">
            <text:p>233</text:p>
          </table:table-cell>
          <table:table-cell office:value-type="float" office:value="101.2553" calcext:value-type="float">
            <text:p>101,2553</text:p>
          </table:table-cell>
          <table:table-cell office:value-type="float" office:value="0.1187965" calcext:value-type="float">
            <text:p>0,1187965</text:p>
          </table:table-cell>
          <table:table-cell office:value-type="float" office:value="80.19106" calcext:value-type="float">
            <text:p>80,19106</text:p>
          </table:table-cell>
          <table:table-cell office:value-type="float" office:value="127.8526" calcext:value-type="float">
            <text:p>127,8526</text:p>
          </table:table-cell>
          <table:table-cell office:value-type="float" office:value="233" calcext:value-type="float">
            <text:p>233</text:p>
          </table:table-cell>
          <table:table-cell office:value-type="float" office:value="2448.844" calcext:value-type="float">
            <text:p>2448,844</text:p>
          </table:table-cell>
          <table:table-cell office:value-type="float" office:value="2459.132" calcext:value-type="float">
            <text:p>2459,132</text:p>
          </table:table-cell>
          <table:table-cell office:value-type="float" office:value="-1221.37" calcext:value-type="float">
            <text:p>-1221,37</text:p>
          </table:table-cell>
          <table:table-cell office:value-type="float" office:value="0.5786403" calcext:value-type="float">
            <text:p>0,578640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3143" calcext:value-type="float">
            <text:p>101,3143</text:p>
          </table:table-cell>
          <table:table-cell office:value-type="float" office:value="4.125941" calcext:value-type="float">
            <text:p>4,125941</text:p>
          </table:table-cell>
          <table:table-cell office:value-type="float" office:value="0.3158297" calcext:value-type="float">
            <text:p>0,3158297</text:p>
          </table:table-cell>
          <table:table-cell table:number-columns-repeated="2"/>
          <table:table-cell office:value-type="float" office:value="0.385632" calcext:value-type="float">
            <text:p>0,385632</text:p>
          </table:table-cell>
          <table:table-cell office:value-type="float" office:value="0.2520351" calcext:value-type="float">
            <text:p>0,2520351</text:p>
          </table:table-cell>
          <table:table-cell office:value-type="float" office:value="0.2366089" calcext:value-type="float">
            <text:p>0,2366089</text:p>
          </table:table-cell>
          <table:table-cell office:value-type="float" office:value="0.6285142" calcext:value-type="float">
            <text:p>0,6285142</text:p>
          </table:table-cell>
          <table:table-cell office:value-type="float" office:value="284.0965" calcext:value-type="float">
            <text:p>284,0965</text:p>
          </table:table-cell>
          <table:table-cell office:value-type="float" office:value="0.385632" calcext:value-type="float">
            <text:p>0,385632</text:p>
          </table:table-cell>
          <table:table-cell office:value-type="float" office:value="0" calcext:value-type="float">
            <text:p>0</text:p>
          </table:table-cell>
          <table:table-cell office:value-type="float" office:value="0.2520351" calcext:value-type="float">
            <text:p>0,2520351</text:p>
          </table:table-cell>
          <table:table-cell office:value-type="float" office:value="0.2366089" calcext:value-type="float">
            <text:p>0,2366089</text:p>
          </table:table-cell>
          <table:table-cell office:value-type="float" office:value="0.6285142" calcext:value-type="float">
            <text:p>0,6285142</text:p>
          </table:table-cell>
          <table:table-cell office:value-type="float" office:value="284.0965" calcext:value-type="float">
            <text:p>284,0965</text:p>
          </table:table-cell>
          <table:table-cell office:value-type="float" office:value="926" calcext:value-type="float">
            <text:p>926</text:p>
          </table:table-cell>
          <table:table-cell office:value-type="float" office:value="0.2520351" calcext:value-type="float">
            <text:p>0,2520351</text:p>
          </table:table-cell>
          <table:table-cell office:value-type="float" office:value="568" calcext:value-type="float">
            <text:p>568</text:p>
          </table:table-cell>
          <table:table-cell office:value-type="float" office:value="1508" calcext:value-type="float">
            <text:p>1508</text:p>
          </table:table-cell>
          <table:table-cell office:value-type="float" office:value="284.0965" calcext:value-type="float">
            <text:p>284,0965</text:p>
          </table:table-cell>
          <table:table-cell office:value-type="float" office:value="0.56703735338214" calcext:value-type="float">
            <text:p>0,56703735338214</text:p>
          </table:table-cell>
          <table:table-cell office:value-type="float" office:value="0.538079728188221" calcext:value-type="float">
            <text:p>0,538079728188221</text:p>
          </table:table-cell>
          <table:table-cell office:value-type="float" office:value="0.532840299812351" calcext:value-type="float">
            <text:p>0,532840299812351</text:p>
          </table:table-cell>
          <table:table-cell office:value-type="float" office:value="0.511768858903502" calcext:value-type="float">
            <text:p>0,511768858903502</text:p>
          </table:table-cell>
          <table:table-cell office:value-type="float" office:value="0.537744691888853" calcext:value-type="float">
            <text:p>0,537744691888853</text:p>
          </table:table-cell>
          <table:table-cell office:value-type="float" office:value="0.493012763587965" calcext:value-type="float">
            <text:p>0,493012763587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5526708838458" calcext:value-type="float">
            <text:p>21,5526708838458</text:p>
          </table:table-cell>
          <table:table-cell office:value-type="float" office:value="239.002162130161" calcext:value-type="float">
            <text:p>239,002162130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5526708838458" calcext:value-type="float">
            <text:p>21,5526708838458</text:p>
          </table:table-cell>
          <table:table-cell office:value-type="float" office:value="239.002162130161" calcext:value-type="float">
            <text:p>239,0021621301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2.71" calcext:value-type="date">
            <text:p>2024-02-24 17:00:02</text:p>
          </table:table-cell>
          <table:table-cell office:value-type="float" office:value="0.881512" calcext:value-type="float">
            <text:p>0,881512</text:p>
          </table:table-cell>
          <table:table-cell office:value-type="string" calcext:value-type="string">
            <text:p>tmp\mcds-optanlr\SylvAtri-ab-m-5mn-haz-cos-la-ra-m10-ochcbgb6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78947" calcext:value-type="float">
            <text:p>1,278947</text:p>
          </table:table-cell>
          <table:table-cell office:value-type="float" office:value="0.08405878" calcext:value-type="float">
            <text:p>0,08405878</text:p>
          </table:table-cell>
          <table:table-cell office:value-type="float" office:value="1.082695" calcext:value-type="float">
            <text:p>1,082695</text:p>
          </table:table-cell>
          <table:table-cell office:value-type="float" office:value="1.510773" calcext:value-type="float">
            <text:p>1,510773</text:p>
          </table:table-cell>
          <table:table-cell office:value-type="float" office:value="95" calcext:value-type="float">
            <text:p>95</text:p>
          </table:table-cell>
          <table:table-cell office:value-type="float" office:value="21.5527" calcext:value-type="float">
            <text:p>21,5527</text:p>
          </table:table-cell>
          <table:table-cell office:value-type="float" office:value="239.002" calcext:value-type="float">
            <text:p>239,002</text:p>
          </table:table-cell>
          <table:table-cell office:value-type="float" office:value="93.1034482758621" calcext:value-type="float">
            <text:p>93,1034482758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39.932" calcext:value-type="float">
            <text:p>2539,932</text:p>
          </table:table-cell>
          <table:table-cell table:number-columns-repeated="2" office:value-type="float" office:value="0.3647688" calcext:value-type="float">
            <text:p>0,3647688</text:p>
          </table:table-cell>
          <table:table-cell table:number-columns-repeated="2"/>
          <table:table-cell office:value-type="float" office:value="0.000191113" calcext:value-type="float">
            <text:p>0,000191113</text:p>
          </table:table-cell>
          <table:table-cell office:value-type="float" office:value="0.2003428" calcext:value-type="float">
            <text:p>0,2003428</text:p>
          </table:table-cell>
          <table:table-cell office:value-type="float" office:value="0.0001292937" calcext:value-type="float">
            <text:p>0,0001292937</text:p>
          </table:table-cell>
          <table:table-cell office:value-type="float" office:value="0.0002824901" calcext:value-type="float">
            <text:p>0,0002824901</text:p>
          </table:table-cell>
          <table:table-cell office:value-type="float" office:value="240" calcext:value-type="float">
            <text:p>240</text:p>
          </table:table-cell>
          <table:table-cell office:value-type="float" office:value="0.1832047" calcext:value-type="float">
            <text:p>0,1832047</text:p>
          </table:table-cell>
          <table:table-cell office:value-type="float" office:value="0.2003428" calcext:value-type="float">
            <text:p>0,2003428</text:p>
          </table:table-cell>
          <table:table-cell office:value-type="float" office:value="0.1239435" calcext:value-type="float">
            <text:p>0,1239435</text:p>
          </table:table-cell>
          <table:table-cell office:value-type="float" office:value="0.2708006" calcext:value-type="float">
            <text:p>0,2708006</text:p>
          </table:table-cell>
          <table:table-cell office:value-type="float" office:value="240" calcext:value-type="float">
            <text:p>240</text:p>
          </table:table-cell>
          <table:table-cell office:value-type="float" office:value="102.2986" calcext:value-type="float">
            <text:p>102,2986</text:p>
          </table:table-cell>
          <table:table-cell office:value-type="float" office:value="0.1001714" calcext:value-type="float">
            <text:p>0,1001714</text:p>
          </table:table-cell>
          <table:table-cell office:value-type="float" office:value="84.02054" calcext:value-type="float">
            <text:p>84,02054</text:p>
          </table:table-cell>
          <table:table-cell office:value-type="float" office:value="124.553" calcext:value-type="float">
            <text:p>124,553</text:p>
          </table:table-cell>
          <table:table-cell office:value-type="float" office:value="240" calcext:value-type="float">
            <text:p>240</text:p>
          </table:table-cell>
          <table:table-cell office:value-type="float" office:value="2540.033" calcext:value-type="float">
            <text:p>2540,033</text:p>
          </table:table-cell>
          <table:table-cell office:value-type="float" office:value="2550.412" calcext:value-type="float">
            <text:p>2550,412</text:p>
          </table:table-cell>
          <table:table-cell office:value-type="float" office:value="-1266.966" calcext:value-type="float">
            <text:p>-1266,966</text:p>
          </table:table-cell>
          <table:table-cell office:value-type="float" office:value="0.6097537" calcext:value-type="float">
            <text:p>0,60975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494" calcext:value-type="float">
            <text:p>102,494</text:p>
          </table:table-cell>
          <table:table-cell office:value-type="float" office:value="4.226028" calcext:value-type="float">
            <text:p>4,226028</text:p>
          </table:table-cell>
          <table:table-cell office:value-type="float" office:value="0.3330124" calcext:value-type="float">
            <text:p>0,3330124</text:p>
          </table:table-cell>
          <table:table-cell table:number-columns-repeated="2"/>
          <table:table-cell office:value-type="float" office:value="0.3890121" calcext:value-type="float">
            <text:p>0,3890121</text:p>
          </table:table-cell>
          <table:table-cell office:value-type="float" office:value="0.2172628" calcext:value-type="float">
            <text:p>0,2172628</text:p>
          </table:table-cell>
          <table:table-cell office:value-type="float" office:value="0.2549385" calcext:value-type="float">
            <text:p>0,2549385</text:p>
          </table:table-cell>
          <table:table-cell office:value-type="float" office:value="0.5935958" calcext:value-type="float">
            <text:p>0,5935958</text:p>
          </table:table-cell>
          <table:table-cell office:value-type="float" office:value="307.8369" calcext:value-type="float">
            <text:p>307,8369</text:p>
          </table:table-cell>
          <table:table-cell office:value-type="float" office:value="0.3890121" calcext:value-type="float">
            <text:p>0,3890121</text:p>
          </table:table-cell>
          <table:table-cell office:value-type="float" office:value="0" calcext:value-type="float">
            <text:p>0</text:p>
          </table:table-cell>
          <table:table-cell office:value-type="float" office:value="0.2172628" calcext:value-type="float">
            <text:p>0,2172628</text:p>
          </table:table-cell>
          <table:table-cell office:value-type="float" office:value="0.2549385" calcext:value-type="float">
            <text:p>0,2549385</text:p>
          </table:table-cell>
          <table:table-cell office:value-type="float" office:value="0.5935958" calcext:value-type="float">
            <text:p>0,5935958</text:p>
          </table:table-cell>
          <table:table-cell office:value-type="float" office:value="307.8369" calcext:value-type="float">
            <text:p>307,8369</text:p>
          </table:table-cell>
          <table:table-cell office:value-type="float" office:value="934" calcext:value-type="float">
            <text:p>934</text:p>
          </table:table-cell>
          <table:table-cell office:value-type="float" office:value="0.2172628" calcext:value-type="float">
            <text:p>0,2172628</text:p>
          </table:table-cell>
          <table:table-cell office:value-type="float" office:value="612" calcext:value-type="float">
            <text:p>612</text:p>
          </table:table-cell>
          <table:table-cell office:value-type="float" office:value="1425" calcext:value-type="float">
            <text:p>1425</text:p>
          </table:table-cell>
          <table:table-cell office:value-type="float" office:value="307.8369" calcext:value-type="float">
            <text:p>307,8369</text:p>
          </table:table-cell>
          <table:table-cell office:value-type="float" office:value="0.60416267275694" calcext:value-type="float">
            <text:p>0,60416267275694</text:p>
          </table:table-cell>
          <table:table-cell office:value-type="float" office:value="0.578140158908933" calcext:value-type="float">
            <text:p>0,578140158908933</text:p>
          </table:table-cell>
          <table:table-cell office:value-type="float" office:value="0.581565949923758" calcext:value-type="float">
            <text:p>0,581565949923758</text:p>
          </table:table-cell>
          <table:table-cell office:value-type="float" office:value="0.552191782381563" calcext:value-type="float">
            <text:p>0,552191782381563</text:p>
          </table:table-cell>
          <table:table-cell office:value-type="float" office:value="0.584632443790566" calcext:value-type="float">
            <text:p>0,584632443790566</text:p>
          </table:table-cell>
          <table:table-cell office:value-type="float" office:value="0.56033119316612" calcext:value-type="float">
            <text:p>0,560331193166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3.21" calcext:value-type="date">
            <text:p>2024-02-24 17:00:03</text:p>
          </table:table-cell>
          <table:table-cell office:value-type="float" office:value="0.732059" calcext:value-type="float">
            <text:p>0,732059</text:p>
          </table:table-cell>
          <table:table-cell office:value-type="string" calcext:value-type="string">
            <text:p>tmp\mcds-optanlr\SylvAtri-ab-m-10mn-hno-cos-_dz1fxcy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1</text:p>
          </table:table-cell>
          <table:table-cell office:value-type="float" office:value="0.0917688676912296" calcext:value-type="float">
            <text:p>0,0917688676912296</text:p>
          </table:table-cell>
          <table:table-cell office:value-type="float" office:value="0.0924192845109782" calcext:value-type="float">
            <text:p>0,0924192845109782</text:p>
          </table:table-cell>
          <table:table-cell office:value-type="float" office:value="0.0439837475671573" calcext:value-type="float">
            <text:p>0,0439837475671573</text:p>
          </table:table-cell>
          <table:table-cell office:value-type="float" office:value="0.0679018620558154" calcext:value-type="float">
            <text:p>0,0679018620558154</text:p>
          </table:table-cell>
          <table:table-cell office:value-type="float" office:value="0.119663891522438" calcext:value-type="float">
            <text:p>0,11966389152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3.25" calcext:value-type="date">
            <text:p>2024-02-24 17:00:03</text:p>
          </table:table-cell>
          <table:table-cell office:value-type="float" office:value="0.867584" calcext:value-type="float">
            <text:p>0,867584</text:p>
          </table:table-cell>
          <table:table-cell office:value-type="string" calcext:value-type="string">
            <text:p>tmp\mcds-optanlr\SylvAtri-ab-m-10mn-hno-cos-l10-fzz6044z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64</text:p>
          </table:table-cell>
          <table:table-cell office:value-type="float" office:value="0.0758970907491919" calcext:value-type="float">
            <text:p>0,0758970907491919</text:p>
          </table:table-cell>
          <table:table-cell office:value-type="float" office:value="0.0764418418486146" calcext:value-type="float">
            <text:p>0,0764418418486146</text:p>
          </table:table-cell>
          <table:table-cell office:value-type="float" office:value="0.0316759860426461" calcext:value-type="float">
            <text:p>0,0316759860426461</text:p>
          </table:table-cell>
          <table:table-cell office:value-type="float" office:value="0.056875672153401" calcext:value-type="float">
            <text:p>0,056875672153401</text:p>
          </table:table-cell>
          <table:table-cell office:value-type="float" office:value="0.101074150123586" calcext:value-type="float">
            <text:p>0,101074150123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3.29" calcext:value-type="date">
            <text:p>2024-02-24 17:00:03</text:p>
          </table:table-cell>
          <table:table-cell office:value-type="float" office:value="1.526513" calcext:value-type="float">
            <text:p>1,526513</text:p>
          </table:table-cell>
          <table:table-cell office:value-type="string" calcext:value-type="string">
            <text:p>tmp\mcds-optanlr\SylvAtri-ab-m-10mn-hno-cos-r280-bg4_2och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0,0000976596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86668239266234" calcext:value-type="float">
            <text:p>0,386668239266234</text:p>
          </table:table-cell>
          <table:table-cell office:value-type="float" office:value="0.38364221144384" calcext:value-type="float">
            <text:p>0,38364221144384</text:p>
          </table:table-cell>
          <table:table-cell office:value-type="float" office:value="0.293882264895827" calcext:value-type="float">
            <text:p>0,293882264895827</text:p>
          </table:table-cell>
          <table:table-cell office:value-type="float" office:value="0.393732243641451" calcext:value-type="float">
            <text:p>0,393732243641451</text:p>
          </table:table-cell>
          <table:table-cell office:value-type="float" office:value="0.398355326320959" calcext:value-type="float">
            <text:p>0,39835532632095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3.3" calcext:value-type="date">
            <text:p>2024-02-24 17:00:03</text:p>
          </table:table-cell>
          <table:table-cell office:value-type="float" office:value="1.137789" calcext:value-type="float">
            <text:p>1,137789</text:p>
          </table:table-cell>
          <table:table-cell office:value-type="string" calcext:value-type="string">
            <text:p>tmp\mcds-optanlr\SylvAtri-ab-m-10mn-hno-cos-l15-r300-rvo227i5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5" calcext:value-type="float">
            <text:p>0,345576267621285</text:p>
          </table:table-cell>
          <table:table-cell office:value-type="float" office:value="0.382088433209188" calcext:value-type="float">
            <text:p>0,382088433209188</text:p>
          </table:table-cell>
          <table:table-cell office:value-type="float" office:value="0.386824660390368" calcext:value-type="float">
            <text:p>0,386824660390368</text:p>
          </table:table-cell>
          <table:table-cell office:value-type="float" office:value="0.301196843248681" calcext:value-type="float">
            <text:p>0,301196843248681</text:p>
          </table:table-cell>
          <table:table-cell office:value-type="float" office:value="0.375956736040857" calcext:value-type="float">
            <text:p>0,375956736040857</text:p>
          </table:table-cell>
          <table:table-cell office:value-type="float" office:value="0.422584387919365" calcext:value-type="float">
            <text:p>0,4225843879193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3.31" calcext:value-type="date">
            <text:p>2024-02-24 17:00:03</text:p>
          </table:table-cell>
          <table:table-cell office:value-type="float" office:value="0.840761" calcext:value-type="float">
            <text:p>0,840761</text:p>
          </table:table-cell>
          <table:table-cell office:value-type="string" calcext:value-type="string">
            <text:p>tmp\mcds-optanlr\SylvAtri-ab-m-10mn-hno-cos-l20-r300-m18-m6zgx_ir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4" calcext:value-type="float">
            <text:p>2,67700000000014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75691050173767" calcext:value-type="float">
            <text:p>0,275691050173767</text:p>
          </table:table-cell>
          <table:table-cell office:value-type="float" office:value="0.279121796056392" calcext:value-type="float">
            <text:p>0,279121796056392</text:p>
          </table:table-cell>
          <table:table-cell office:value-type="float" office:value="0.168741574832938" calcext:value-type="float">
            <text:p>0,168741574832938</text:p>
          </table:table-cell>
          <table:table-cell office:value-type="float" office:value="0.281391289628661" calcext:value-type="float">
            <text:p>0,281391289628661</text:p>
          </table:table-cell>
          <table:table-cell office:value-type="float" office:value="0.316132553522893" calcext:value-type="float">
            <text:p>0,3161325535228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3.33" calcext:value-type="date">
            <text:p>2024-02-24 17:00:03</text:p>
          </table:table-cell>
          <table:table-cell office:value-type="float" office:value="1.4838" calcext:value-type="float">
            <text:p>1,4838</text:p>
          </table:table-cell>
          <table:table-cell office:value-type="string" calcext:value-type="string">
            <text:p>tmp\mcds-optanlr\SylvAtri-ab-m-10mn-haz-cos-nugjasp2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01964163" calcext:value-type="float">
            <text:p>0,01964163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87987210416171" calcext:value-type="float">
            <text:p>0,387987210416171</text:p>
          </table:table-cell>
          <table:table-cell office:value-type="float" office:value="0.392940578426297" calcext:value-type="float">
            <text:p>0,392940578426297</text:p>
          </table:table-cell>
          <table:table-cell office:value-type="float" office:value="0.235825912567483" calcext:value-type="float">
            <text:p>0,235825912567483</text:p>
          </table:table-cell>
          <table:table-cell office:value-type="float" office:value="0.414089938693174" calcext:value-type="float">
            <text:p>0,414089938693174</text:p>
          </table:table-cell>
          <table:table-cell office:value-type="float" office:value="0.430954612957021" calcext:value-type="float">
            <text:p>0,430954612957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3.35" calcext:value-type="date">
            <text:p>2024-02-24 17:00:03</text:p>
          </table:table-cell>
          <table:table-cell office:value-type="float" office:value="1.405972" calcext:value-type="float">
            <text:p>1,405972</text:p>
          </table:table-cell>
          <table:table-cell office:value-type="string" calcext:value-type="string">
            <text:p>tmp\mcds-optanlr\SylvAtri-ab-m-10mn-haz-cos-l10-w_o4segv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0,00009795059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02002603" calcext:value-type="float">
            <text:p>0,02002603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281873316296409" calcext:value-type="float">
            <text:p>0,281873316296409</text:p>
          </table:table-cell>
          <table:table-cell office:value-type="float" office:value="0.306580324035525" calcext:value-type="float">
            <text:p>0,306580324035525</text:p>
          </table:table-cell>
          <table:table-cell office:value-type="float" office:value="0.310536957566788" calcext:value-type="float">
            <text:p>0,310536957566788</text:p>
          </table:table-cell>
          <table:table-cell office:value-type="float" office:value="0.155365425416861" calcext:value-type="float">
            <text:p>0,155365425416861</text:p>
          </table:table-cell>
          <table:table-cell office:value-type="float" office:value="0.335845718188754" calcext:value-type="float">
            <text:p>0,335845718188754</text:p>
          </table:table-cell>
          <table:table-cell office:value-type="float" office:value="0.349499723840419" calcext:value-type="float">
            <text:p>0,3494997238404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3.36" calcext:value-type="date">
            <text:p>2024-02-24 17:00:03</text:p>
          </table:table-cell>
          <table:table-cell office:value-type="float" office:value="1.577105" calcext:value-type="float">
            <text:p>1,577105</text:p>
          </table:table-cell>
          <table:table-cell office:value-type="string" calcext:value-type="string">
            <text:p>tmp\mcds-optanlr\SylvAtri-ab-m-10mn-haz-cos-r280-5quf17pu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528426980928442" calcext:value-type="float">
            <text:p>0,528426980928442</text:p>
          </table:table-cell>
          <table:table-cell office:value-type="float" office:value="0.530735102698987" calcext:value-type="float">
            <text:p>0,530735102698987</text:p>
          </table:table-cell>
          <table:table-cell office:value-type="float" office:value="0.537994013211324" calcext:value-type="float">
            <text:p>0,537994013211324</text:p>
          </table:table-cell>
          <table:table-cell office:value-type="float" office:value="0.415860487567649" calcext:value-type="float">
            <text:p>0,415860487567649</text:p>
          </table:table-cell>
          <table:table-cell office:value-type="float" office:value="0.537481877095668" calcext:value-type="float">
            <text:p>0,537481877095668</text:p>
          </table:table-cell>
          <table:table-cell office:value-type="float" office:value="0.568613935262757" calcext:value-type="float">
            <text:p>0,568613935262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3.38" calcext:value-type="date">
            <text:p>2024-02-24 17:00:03</text:p>
          </table:table-cell>
          <table:table-cell office:value-type="float" office:value="1.533451" calcext:value-type="float">
            <text:p>1,533451</text:p>
          </table:table-cell>
          <table:table-cell office:value-type="string" calcext:value-type="string">
            <text:p>tmp\mcds-optanlr\SylvAtri-ab-m-10mn-haz-cos-l15-r300-3gmjj7x1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0,00009456273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0,000003963984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0192345" calcext:value-type="float">
            <text:p>0,0192345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603760114952886" calcext:value-type="float">
            <text:p>0,603760114952886</text:p>
          </table:table-cell>
          <table:table-cell office:value-type="float" office:value="0.594634095474703" calcext:value-type="float">
            <text:p>0,594634095474703</text:p>
          </table:table-cell>
          <table:table-cell office:value-type="float" office:value="0.60314746655221" calcext:value-type="float">
            <text:p>0,60314746655221</text:p>
          </table:table-cell>
          <table:table-cell office:value-type="float" office:value="0.527735537014966" calcext:value-type="float">
            <text:p>0,527735537014966</text:p>
          </table:table-cell>
          <table:table-cell office:value-type="float" office:value="0.593291066677959" calcext:value-type="float">
            <text:p>0,593291066677959</text:p>
          </table:table-cell>
          <table:table-cell office:value-type="float" office:value="0.621482724930574" calcext:value-type="float">
            <text:p>0,621482724930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3.39" calcext:value-type="date">
            <text:p>2024-02-24 17:00:03</text:p>
          </table:table-cell>
          <table:table-cell office:value-type="float" office:value="1.842542" calcext:value-type="float">
            <text:p>1,842542</text:p>
          </table:table-cell>
          <table:table-cell office:value-type="string" calcext:value-type="string">
            <text:p>tmp\mcds-optanlr\SylvAtri-ab-m-10mn-haz-cos-l20-r300-m18-3xufke3u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0,0000965994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1007703" calcext:value-type="float">
            <text:p>0,1007703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372664443774518" calcext:value-type="float">
            <text:p>0,372664443774518</text:p>
          </table:table-cell>
          <table:table-cell office:value-type="float" office:value="0.364958939607829" calcext:value-type="float">
            <text:p>0,364958939607829</text:p>
          </table:table-cell>
          <table:table-cell office:value-type="float" office:value="0.364301200006641" calcext:value-type="float">
            <text:p>0,364301200006641</text:p>
          </table:table-cell>
          <table:table-cell office:value-type="float" office:value="0.256138742233086" calcext:value-type="float">
            <text:p>0,256138742233086</text:p>
          </table:table-cell>
          <table:table-cell office:value-type="float" office:value="0.383052813680011" calcext:value-type="float">
            <text:p>0,383052813680011</text:p>
          </table:table-cell>
          <table:table-cell office:value-type="float" office:value="0.369423483938219" calcext:value-type="float">
            <text:p>0,369423483938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3.47" calcext:value-type="date">
            <text:p>2024-02-24 17:00:03</text:p>
          </table:table-cell>
          <table:table-cell office:value-type="float" office:value="1.568453" calcext:value-type="float">
            <text:p>1,568453</text:p>
          </table:table-cell>
          <table:table-cell office:value-type="string" calcext:value-type="string">
            <text:p>tmp\mcds-optanlr\TurdMeru-ab-m-5mn-hno-cos-j1z622si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0,0000845433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0,00007155894</text:p>
          </table:table-cell>
          <table:table-cell office:value-type="float" office:value="0.00009988368" calcext:value-type="float">
            <text:p>0,00009988368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" calcext:value-type="float">
            <text:p>0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451651463876244" calcext:value-type="float">
            <text:p>0,451651463876244</text:p>
          </table:table-cell>
          <table:table-cell office:value-type="float" office:value="0.433746146167173" calcext:value-type="float">
            <text:p>0,433746146167173</text:p>
          </table:table-cell>
          <table:table-cell office:value-type="float" office:value="0.430308848510673" calcext:value-type="float">
            <text:p>0,430308848510673</text:p>
          </table:table-cell>
          <table:table-cell office:value-type="float" office:value="0.392367358987298" calcext:value-type="float">
            <text:p>0,392367358987298</text:p>
          </table:table-cell>
          <table:table-cell office:value-type="float" office:value="0.387488037053332" calcext:value-type="float">
            <text:p>0,387488037053332</text:p>
          </table:table-cell>
          <table:table-cell office:value-type="float" office:value="0.464972912650646" calcext:value-type="float">
            <text:p>0,46497291265064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3.48" calcext:value-type="date">
            <text:p>2024-02-24 17:00:03</text:p>
          </table:table-cell>
          <table:table-cell office:value-type="float" office:value="1.554457" calcext:value-type="float">
            <text:p>1,554457</text:p>
          </table:table-cell>
          <table:table-cell office:value-type="string" calcext:value-type="string">
            <text:p>tmp\mcds-optanlr\TurdMeru-ab-m-5mn-hno-cos-r450-0zypzn__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0,000093180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0,00007826812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" calcext:value-type="float">
            <text:p>0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550323828832696" calcext:value-type="float">
            <text:p>0,550323828832696</text:p>
          </table:table-cell>
          <table:table-cell office:value-type="float" office:value="0.57406945259848" calcext:value-type="float">
            <text:p>0,57406945259848</text:p>
          </table:table-cell>
          <table:table-cell office:value-type="float" office:value="0.581195563318193" calcext:value-type="float">
            <text:p>0,581195563318193</text:p>
          </table:table-cell>
          <table:table-cell office:value-type="float" office:value="0.533070511830983" calcext:value-type="float">
            <text:p>0,533070511830983</text:p>
          </table:table-cell>
          <table:table-cell office:value-type="float" office:value="0.524530132028866" calcext:value-type="float">
            <text:p>0,524530132028866</text:p>
          </table:table-cell>
          <table:table-cell office:value-type="float" office:value="0.606807064512192" calcext:value-type="float">
            <text:p>0,60680706451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3.5" calcext:value-type="date">
            <text:p>2024-02-24 17:00:03</text:p>
          </table:table-cell>
          <table:table-cell office:value-type="float" office:value="1.610968" calcext:value-type="float">
            <text:p>1,610968</text:p>
          </table:table-cell>
          <table:table-cell office:value-type="string" calcext:value-type="string">
            <text:p>tmp\mcds-optanlr\TurdMeru-ab-m-5mn-hno-cos-r500-m14-h7ciza5z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0,00008854373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0,00007585934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" calcext:value-type="float">
            <text:p>0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548759111745285" calcext:value-type="float">
            <text:p>0,548759111745285</text:p>
          </table:table-cell>
          <table:table-cell office:value-type="float" office:value="0.573617399605392" calcext:value-type="float">
            <text:p>0,573617399605392</text:p>
          </table:table-cell>
          <table:table-cell office:value-type="float" office:value="0.580173240684394" calcext:value-type="float">
            <text:p>0,580173240684394</text:p>
          </table:table-cell>
          <table:table-cell office:value-type="float" office:value="0.555111817289409" calcext:value-type="float">
            <text:p>0,555111817289409</text:p>
          </table:table-cell>
          <table:table-cell office:value-type="float" office:value="0.5119267225977" calcext:value-type="float">
            <text:p>0,5119267225977</text:p>
          </table:table-cell>
          <table:table-cell office:value-type="float" office:value="0.607630594231025" calcext:value-type="float">
            <text:p>0,607630594231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3.5" calcext:value-type="date">
            <text:p>2024-02-24 17:00:03</text:p>
          </table:table-cell>
          <table:table-cell office:value-type="float" office:value="1.549972" calcext:value-type="float">
            <text:p>1,549972</text:p>
          </table:table-cell>
          <table:table-cell office:value-type="string" calcext:value-type="string">
            <text:p>tmp\mcds-optanlr\TurdMeru-ab-m-5mn-haz-cos-25aaf6f8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0,00006854264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0,00005715941</text:p>
          </table:table-cell>
          <table:table-cell office:value-type="float" office:value="0.00008219283" calcext:value-type="float">
            <text:p>0,00008219283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0000000001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65540809810224" calcext:value-type="float">
            <text:p>0,265540809810224</text:p>
          </table:table-cell>
          <table:table-cell office:value-type="float" office:value="0.269617098452294" calcext:value-type="float">
            <text:p>0,269617098452294</text:p>
          </table:table-cell>
          <table:table-cell office:value-type="float" office:value="0.210130857323565" calcext:value-type="float">
            <text:p>0,210130857323565</text:p>
          </table:table-cell>
          <table:table-cell office:value-type="float" office:value="0.229846289000791" calcext:value-type="float">
            <text:p>0,229846289000791</text:p>
          </table:table-cell>
          <table:table-cell office:value-type="float" office:value="0.306141458105959" calcext:value-type="float">
            <text:p>0,306141458105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3.52" calcext:value-type="date">
            <text:p>2024-02-24 17:00:03</text:p>
          </table:table-cell>
          <table:table-cell office:value-type="float" office:value="1.490461" calcext:value-type="float">
            <text:p>1,490461</text:p>
          </table:table-cell>
          <table:table-cell office:value-type="string" calcext:value-type="string">
            <text:p>tmp\mcds-optanlr\TurdMeru-ab-m-5mn-haz-cos-r450-wroicu_r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0,0000788261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0,00006376685</text:p>
          </table:table-cell>
          <table:table-cell office:value-type="float" office:value="0.00009744177" calcext:value-type="float">
            <text:p>0,00009744177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40965169691415" calcext:value-type="float">
            <text:p>0,340965169691415</text:p>
          </table:table-cell>
          <table:table-cell office:value-type="float" office:value="0.346606644872125" calcext:value-type="float">
            <text:p>0,346606644872125</text:p>
          </table:table-cell>
          <table:table-cell office:value-type="float" office:value="0.264595766476052" calcext:value-type="float">
            <text:p>0,264595766476052</text:p>
          </table:table-cell>
          <table:table-cell office:value-type="float" office:value="0.308351938140836" calcext:value-type="float">
            <text:p>0,308351938140836</text:p>
          </table:table-cell>
          <table:table-cell office:value-type="float" office:value="0.380599225628151" calcext:value-type="float">
            <text:p>0,380599225628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3.54" calcext:value-type="date">
            <text:p>2024-02-24 17:00:03</text:p>
          </table:table-cell>
          <table:table-cell office:value-type="float" office:value="1.45496" calcext:value-type="float">
            <text:p>1,45496</text:p>
          </table:table-cell>
          <table:table-cell office:value-type="string" calcext:value-type="string">
            <text:p>tmp\mcds-optanlr\TurdMeru-ab-m-5mn-haz-cos-r500-m14-_9khayu8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0,000078883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0,00006394844</text:p>
          </table:table-cell>
          <table:table-cell office:value-type="float" office:value="0.00009730759" calcext:value-type="float">
            <text:p>0,00009730759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79822156411211" calcext:value-type="float">
            <text:p>0,379822156411211</text:p>
          </table:table-cell>
          <table:table-cell office:value-type="float" office:value="0.386075602898712" calcext:value-type="float">
            <text:p>0,386075602898712</text:p>
          </table:table-cell>
          <table:table-cell office:value-type="float" office:value="0.327319334059708" calcext:value-type="float">
            <text:p>0,327319334059708</text:p>
          </table:table-cell>
          <table:table-cell office:value-type="float" office:value="0.342609454813004" calcext:value-type="float">
            <text:p>0,342609454813004</text:p>
          </table:table-cell>
          <table:table-cell office:value-type="float" office:value="0.419090334652335" calcext:value-type="float">
            <text:p>0,41909033465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3.74" calcext:value-type="date">
            <text:p>2024-02-24 17:00:03</text:p>
          </table:table-cell>
          <table:table-cell office:value-type="float" office:value="1.367914" calcext:value-type="float">
            <text:p>1,367914</text:p>
          </table:table-cell>
          <table:table-cell office:value-type="string" calcext:value-type="string">
            <text:p>tmp\mcds-optanlr\TurdMeru-ab-m-10mn-hno-cos-4vkwar10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0,00007837464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0,00007042343</text:p>
          </table:table-cell>
          <table:table-cell office:value-type="float" office:value="0.0000872236" calcext:value-type="float">
            <text:p>0,0000872236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" calcext:value-type="float">
            <text:p>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32982467325354" calcext:value-type="float">
            <text:p>0,32982467325354</text:p>
          </table:table-cell>
          <table:table-cell office:value-type="float" office:value="0.331740023561963" calcext:value-type="float">
            <text:p>0,331740023561963</text:p>
          </table:table-cell>
          <table:table-cell office:value-type="float" office:value="0.327316042164396" calcext:value-type="float">
            <text:p>0,327316042164396</text:p>
          </table:table-cell>
          <table:table-cell office:value-type="float" office:value="0.284111635703312" calcext:value-type="float">
            <text:p>0,284111635703312</text:p>
          </table:table-cell>
          <table:table-cell office:value-type="float" office:value="0.30130963965603" calcext:value-type="float">
            <text:p>0,30130963965603</text:p>
          </table:table-cell>
          <table:table-cell office:value-type="float" office:value="0.368476950795291" calcext:value-type="float">
            <text:p>0,3684769507952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3.76" calcext:value-type="date">
            <text:p>2024-02-24 17:00:03</text:p>
          </table:table-cell>
          <table:table-cell office:value-type="float" office:value="1.256378" calcext:value-type="float">
            <text:p>1,256378</text:p>
          </table:table-cell>
          <table:table-cell office:value-type="string" calcext:value-type="string">
            <text:p>tmp\mcds-optanlr\TurdMeru-ab-m-10mn-hno-cos-r500-lr_sd6z5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0,0000858796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0,00007625844</text:p>
          </table:table-cell>
          <table:table-cell office:value-type="float" office:value="0.00009671473" calcext:value-type="float">
            <text:p>0,00009671473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" calcext:value-type="float">
            <text:p>0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50809227767659" calcext:value-type="float">
            <text:p>0,50809227767659</text:p>
          </table:table-cell>
          <table:table-cell office:value-type="float" office:value="0.539031765978391" calcext:value-type="float">
            <text:p>0,539031765978391</text:p>
          </table:table-cell>
          <table:table-cell office:value-type="float" office:value="0.542927442948385" calcext:value-type="float">
            <text:p>0,542927442948385</text:p>
          </table:table-cell>
          <table:table-cell office:value-type="float" office:value="0.49191660620686" calcext:value-type="float">
            <text:p>0,49191660620686</text:p>
          </table:table-cell>
          <table:table-cell office:value-type="float" office:value="0.519140781230429" calcext:value-type="float">
            <text:p>0,519140781230429</text:p>
          </table:table-cell>
          <table:table-cell office:value-type="float" office:value="0.57732627977312" calcext:value-type="float">
            <text:p>0,5773262797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3.79" calcext:value-type="date">
            <text:p>2024-02-24 17:00:03</text:p>
          </table:table-cell>
          <table:table-cell office:value-type="float" office:value="1.232867" calcext:value-type="float">
            <text:p>1,232867</text:p>
          </table:table-cell>
          <table:table-cell office:value-type="string" calcext:value-type="string">
            <text:p>tmp\mcds-optanlr\TurdMeru-ab-m-10mn-hno-cos-r600-m18-85kyjpqn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0,0000765761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0,00006959122</text:p>
          </table:table-cell>
          <table:table-cell office:value-type="float" office:value="0.00008426217" calcext:value-type="float">
            <text:p>0,00008426217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" calcext:value-type="float">
            <text:p>0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333564448001993" calcext:value-type="float">
            <text:p>0,333564448001993</text:p>
          </table:table-cell>
          <table:table-cell office:value-type="float" office:value="0.37348731491394" calcext:value-type="float">
            <text:p>0,37348731491394</text:p>
          </table:table-cell>
          <table:table-cell office:value-type="float" office:value="0.375652334297374" calcext:value-type="float">
            <text:p>0,375652334297374</text:p>
          </table:table-cell>
          <table:table-cell office:value-type="float" office:value="0.383759925545675" calcext:value-type="float">
            <text:p>0,383759925545675</text:p>
          </table:table-cell>
          <table:table-cell office:value-type="float" office:value="0.313098797417282" calcext:value-type="float">
            <text:p>0,313098797417282</text:p>
          </table:table-cell>
          <table:table-cell office:value-type="float" office:value="0.416846808409429" calcext:value-type="float">
            <text:p>0,416846808409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4.8044056045" calcext:value-type="float">
            <text:p>14,8044056045</text:p>
          </table:table-cell>
          <table:table-cell table:number-columns-repeated="2"/>
          <table:table-cell office:value-type="string" calcext:value-type="string">
            <text:p>TurdMeru-ab-m-10mn-hno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4.8044056045" calcext:value-type="float">
            <text:p>14,80440560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3.86" calcext:value-type="date">
            <text:p>2024-02-24 17:00:03</text:p>
          </table:table-cell>
          <table:table-cell office:value-type="float" office:value="1.241954" calcext:value-type="float">
            <text:p>1,241954</text:p>
          </table:table-cell>
          <table:table-cell office:value-type="string" calcext:value-type="string">
            <text:p>tmp\mcds-optanlr\TurdMeru-ab-m-10mn-hno-cos-la-he4te3g8</text:p>
          </table:table-cell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8947" calcext:value-type="float">
            <text:p>2,078947</text:p>
          </table:table-cell>
          <table:table-cell office:value-type="float" office:value="0.05735468" calcext:value-type="float">
            <text:p>0,05735468</text:p>
          </table:table-cell>
          <table:table-cell office:value-type="float" office:value="1.855384" calcext:value-type="float">
            <text:p>1,855384</text:p>
          </table:table-cell>
          <table:table-cell office:value-type="float" office:value="2.329449" calcext:value-type="float">
            <text:p>2,329449</text:p>
          </table:table-cell>
          <table:table-cell office:value-type="float" office:value="95" calcext:value-type="float">
            <text:p>95</text:p>
          </table:table-cell>
          <table:table-cell office:value-type="float" office:value="14.8044" calcext:value-type="float">
            <text:p>14,8044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8.75" calcext:value-type="float">
            <text:p>98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24.943" calcext:value-type="float">
            <text:p>4724,943</text:p>
          </table:table-cell>
          <table:table-cell office:value-type="float" office:value="0.3533333" calcext:value-type="float">
            <text:p>0,3533333</text:p>
          </table:table-cell>
          <table:table-cell office:value-type="float" office:value="0.1228259" calcext:value-type="float">
            <text:p>0,1228259</text:p>
          </table:table-cell>
          <table:table-cell office:value-type="float" office:value="0.003280818" calcext:value-type="float">
            <text:p>0,003280818</text:p>
          </table:table-cell>
          <table:table-cell office:value-type="float" office:value="0.3533333" calcext:value-type="float">
            <text:p>0,3533333</text:p>
          </table:table-cell>
          <table:table-cell office:value-type="float" office:value="0.00007866579" calcext:value-type="float">
            <text:p>0,00007866579</text:p>
          </table:table-cell>
          <table:table-cell office:value-type="float" office:value="0.05572205" calcext:value-type="float">
            <text:p>0,05572205</text:p>
          </table:table-cell>
          <table:table-cell office:value-type="float" office:value="0.00007050904" calcext:value-type="float">
            <text:p>0,00007050904</text:p>
          </table:table-cell>
          <table:table-cell office:value-type="float" office:value="0.00008776615" calcext:value-type="float">
            <text:p>0,00008776615</text:p>
          </table:table-cell>
          <table:table-cell office:value-type="float" office:value="391" calcext:value-type="float">
            <text:p>391</text:p>
          </table:table-cell>
          <table:table-cell office:value-type="float" office:value="0.04115325" calcext:value-type="float">
            <text:p>0,04115325</text:p>
          </table:table-cell>
          <table:table-cell office:value-type="float" office:value="0.05572205" calcext:value-type="float">
            <text:p>0,05572205</text:p>
          </table:table-cell>
          <table:table-cell office:value-type="float" office:value="0.03688612" calcext:value-type="float">
            <text:p>0,03688612</text:p>
          </table:table-cell>
          <table:table-cell office:value-type="float" office:value="0.04591401" calcext:value-type="float">
            <text:p>0,04591401</text:p>
          </table:table-cell>
          <table:table-cell office:value-type="float" office:value="391" calcext:value-type="float">
            <text:p>391</text:p>
          </table:table-cell>
          <table:table-cell office:value-type="float" office:value="159.4491" calcext:value-type="float">
            <text:p>159,4491</text:p>
          </table:table-cell>
          <table:table-cell office:value-type="float" office:value="0.02786102" calcext:value-type="float">
            <text:p>0,02786102</text:p>
          </table:table-cell>
          <table:table-cell office:value-type="float" office:value="150.9516" calcext:value-type="float">
            <text:p>150,9516</text:p>
          </table:table-cell>
          <table:table-cell office:value-type="float" office:value="168.4249" calcext:value-type="float">
            <text:p>168,4249</text:p>
          </table:table-cell>
          <table:table-cell office:value-type="float" office:value="391" calcext:value-type="float">
            <text:p>391</text:p>
          </table:table-cell>
          <table:table-cell office:value-type="float" office:value="4725.046" calcext:value-type="float">
            <text:p>4725,046</text:p>
          </table:table-cell>
          <table:table-cell office:value-type="float" office:value="4740.859" calcext:value-type="float">
            <text:p>4740,859</text:p>
          </table:table-cell>
          <table:table-cell office:value-type="float" office:value="-2358.472" calcext:value-type="float">
            <text:p>-2358,472</text:p>
          </table:table-cell>
          <table:table-cell office:value-type="float" office:value="0.1760868" calcext:value-type="float">
            <text:p>0,1760868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9909" calcext:value-type="float">
            <text:p>195,9909</text:p>
          </table:table-cell>
          <table:table-cell office:value-type="float" office:value="1.076769" calcext:value-type="float">
            <text:p>1,076769</text:p>
          </table:table-cell>
          <table:table-cell office:value-type="float" office:value="-0.07335372" calcext:value-type="float">
            <text:p>-0,07335372</text:p>
          </table:table-cell>
          <table:table-cell office:value-type="float" office:value="0.3539619" calcext:value-type="float">
            <text:p>0,3539619</text:p>
          </table:table-cell>
          <table:table-cell/>
          <table:table-cell office:value-type="float" office:value="0.2602852" calcext:value-type="float">
            <text:p>0,2602852</text:p>
          </table:table-cell>
          <table:table-cell office:value-type="float" office:value="0.07996566" calcext:value-type="float">
            <text:p>0,07996566</text:p>
          </table:table-cell>
          <table:table-cell office:value-type="float" office:value="0.2224391" calcext:value-type="float">
            <text:p>0,2224391</text:p>
          </table:table-cell>
          <table:table-cell office:value-type="float" office:value="0.3045705" calcext:value-type="float">
            <text:p>0,3045705</text:p>
          </table:table-cell>
          <table:table-cell office:value-type="float" office:value="295.0964" calcext:value-type="float">
            <text:p>295,0964</text:p>
          </table:table-cell>
          <table:table-cell office:value-type="float" office:value="0.2602852" calcext:value-type="float">
            <text:p>0,2602852</text:p>
          </table:table-cell>
          <table:table-cell office:value-type="float" office:value="0" calcext:value-type="float">
            <text:p>0</text:p>
          </table:table-cell>
          <table:table-cell office:value-type="float" office:value="0.07996566" calcext:value-type="float">
            <text:p>0,07996566</text:p>
          </table:table-cell>
          <table:table-cell office:value-type="float" office:value="0.2224391" calcext:value-type="float">
            <text:p>0,2224391</text:p>
          </table:table-cell>
          <table:table-cell office:value-type="float" office:value="0.3045705" calcext:value-type="float">
            <text:p>0,3045705</text:p>
          </table:table-cell>
          <table:table-cell office:value-type="float" office:value="295.0964" calcext:value-type="float">
            <text:p>295,0964</text:p>
          </table:table-cell>
          <table:table-cell office:value-type="float" office:value="625" calcext:value-type="float">
            <text:p>625</text:p>
          </table:table-cell>
          <table:table-cell office:value-type="float" office:value="0.07996566" calcext:value-type="float">
            <text:p>0,07996566</text:p>
          </table:table-cell>
          <table:table-cell office:value-type="float" office:value="534" calcext:value-type="float">
            <text:p>534</text:p>
          </table:table-cell>
          <table:table-cell office:value-type="float" office:value="731" calcext:value-type="float">
            <text:p>731</text:p>
          </table:table-cell>
          <table:table-cell office:value-type="float" office:value="295.0964" calcext:value-type="float">
            <text:p>295,0964</text:p>
          </table:table-cell>
          <table:table-cell office:value-type="float" office:value="0.406337424504167" calcext:value-type="float">
            <text:p>0,406337424504167</text:p>
          </table:table-cell>
          <table:table-cell office:value-type="float" office:value="0.398086712948503" calcext:value-type="float">
            <text:p>0,398086712948503</text:p>
          </table:table-cell>
          <table:table-cell office:value-type="float" office:value="0.392871351675876" calcext:value-type="float">
            <text:p>0,392871351675876</text:p>
          </table:table-cell>
          <table:table-cell office:value-type="float" office:value="0.38826830498106" calcext:value-type="float">
            <text:p>0,38826830498106</text:p>
          </table:table-cell>
          <table:table-cell office:value-type="float" office:value="0.359356513512556" calcext:value-type="float">
            <text:p>0,359356513512556</text:p>
          </table:table-cell>
          <table:table-cell office:value-type="float" office:value="0.433268644661284" calcext:value-type="float">
            <text:p>0,43326864466128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2.9915971958846" calcext:value-type="float">
            <text:p>32,9915971958846</text:p>
          </table:table-cell>
          <table:table-cell table:number-columns-repeated="2"/>
          <table:table-cell office:value-type="string" calcext:value-type="string">
            <text:p>TurdMeru-ab-m-10mn-hno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2.9915971958846" calcext:value-type="float">
            <text:p>32,99159719588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3.94" calcext:value-type="date">
            <text:p>2024-02-24 17:00:03</text:p>
          </table:table-cell>
          <table:table-cell office:value-type="float" office:value="1.17091" calcext:value-type="float">
            <text:p>1,17091</text:p>
          </table:table-cell>
          <table:table-cell office:value-type="string" calcext:value-type="string">
            <text:p>tmp\mcds-optanlr\TurdMeru-ab-m-10mn-hno-cos-la-cq96lpv8</text:p>
          </table:table-cell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73684" calcext:value-type="float">
            <text:p>1,973684</text:p>
          </table:table-cell>
          <table:table-cell office:value-type="float" office:value="0.05936096" calcext:value-type="float">
            <text:p>0,05936096</text:p>
          </table:table-cell>
          <table:table-cell office:value-type="float" office:value="1.754457" calcext:value-type="float">
            <text:p>1,754457</text:p>
          </table:table-cell>
          <table:table-cell office:value-type="float" office:value="2.220305" calcext:value-type="float">
            <text:p>2,220305</text:p>
          </table:table-cell>
          <table:table-cell office:value-type="float" office:value="95" calcext:value-type="float">
            <text:p>95</text:p>
          </table:table-cell>
          <table:table-cell office:value-type="float" office:value="32.9916" calcext:value-type="float">
            <text:p>32,9916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75" calcext:value-type="float">
            <text:p>93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48.017" calcext:value-type="float">
            <text:p>4448,017</text:p>
          </table:table-cell>
          <table:table-cell office:value-type="float" office:value="0.2941066" calcext:value-type="float">
            <text:p>0,2941066</text:p>
          </table:table-cell>
          <table:table-cell office:value-type="float" office:value="0.153754" calcext:value-type="float">
            <text:p>0,153754</text:p>
          </table:table-cell>
          <table:table-cell office:value-type="float" office:value="0.4913446" calcext:value-type="float">
            <text:p>0,4913446</text:p>
          </table:table-cell>
          <table:table-cell office:value-type="float" office:value="0.2941066" calcext:value-type="float">
            <text:p>0,2941066</text:p>
          </table:table-cell>
          <table:table-cell office:value-type="float" office:value="0.00007941662" calcext:value-type="float">
            <text:p>0,00007941662</text:p>
          </table:table-cell>
          <table:table-cell office:value-type="float" office:value="0.06150265" calcext:value-type="float">
            <text:p>0,06150265</text:p>
          </table:table-cell>
          <table:table-cell office:value-type="float" office:value="0.00007037825" calcext:value-type="float">
            <text:p>0,00007037825</text:p>
          </table:table-cell>
          <table:table-cell office:value-type="float" office:value="0.00008961574" calcext:value-type="float">
            <text:p>0,00008961574</text:p>
          </table:table-cell>
          <table:table-cell office:value-type="float" office:value="371" calcext:value-type="float">
            <text:p>371</text:p>
          </table:table-cell>
          <table:table-cell office:value-type="float" office:value="0.04076418" calcext:value-type="float">
            <text:p>0,04076418</text:p>
          </table:table-cell>
          <table:table-cell office:value-type="float" office:value="0.06150264" calcext:value-type="float">
            <text:p>0,06150264</text:p>
          </table:table-cell>
          <table:table-cell office:value-type="float" office:value="0.03612482" calcext:value-type="float">
            <text:p>0,03612482</text:p>
          </table:table-cell>
          <table:table-cell office:value-type="float" office:value="0.04599934" calcext:value-type="float">
            <text:p>0,04599934</text:p>
          </table:table-cell>
          <table:table-cell office:value-type="float" office:value="371" calcext:value-type="float">
            <text:p>371</text:p>
          </table:table-cell>
          <table:table-cell office:value-type="float" office:value="158.6936" calcext:value-type="float">
            <text:p>158,6936</text:p>
          </table:table-cell>
          <table:table-cell office:value-type="float" office:value="0.03075132" calcext:value-type="float">
            <text:p>0,03075132</text:p>
          </table:table-cell>
          <table:table-cell office:value-type="float" office:value="149.384" calcext:value-type="float">
            <text:p>149,384</text:p>
          </table:table-cell>
          <table:table-cell office:value-type="float" office:value="168.5832" calcext:value-type="float">
            <text:p>168,5832</text:p>
          </table:table-cell>
          <table:table-cell office:value-type="float" office:value="371" calcext:value-type="float">
            <text:p>371</text:p>
          </table:table-cell>
          <table:table-cell office:value-type="float" office:value="4448.125" calcext:value-type="float">
            <text:p>4448,125</text:p>
          </table:table-cell>
          <table:table-cell office:value-type="float" office:value="4463.724" calcext:value-type="float">
            <text:p>4463,724</text:p>
          </table:table-cell>
          <table:table-cell office:value-type="float" office:value="-2220.008" calcext:value-type="float">
            <text:p>-2220,008</text:p>
          </table:table-cell>
          <table:table-cell office:value-type="float" office:value="0.3148891" calcext:value-type="float">
            <text:p>0,314889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6782" calcext:value-type="float">
            <text:p>196,6782</text:p>
          </table:table-cell>
          <table:table-cell office:value-type="float" office:value="1.064657" calcext:value-type="float">
            <text:p>1,064657</text:p>
          </table:table-cell>
          <table:table-cell office:value-type="float" office:value="-0.07633446" calcext:value-type="float">
            <text:p>-0,07633446</text:p>
          </table:table-cell>
          <table:table-cell office:value-type="float" office:value="0.3390112" calcext:value-type="float">
            <text:p>0,3390112</text:p>
          </table:table-cell>
          <table:table-cell/>
          <table:table-cell office:value-type="float" office:value="0.2494648" calcext:value-type="float">
            <text:p>0,2494648</text:p>
          </table:table-cell>
          <table:table-cell office:value-type="float" office:value="0.08547689" calcext:value-type="float">
            <text:p>0,08547689</text:p>
          </table:table-cell>
          <table:table-cell office:value-type="float" office:value="0.2109132" calcext:value-type="float">
            <text:p>0,2109132</text:p>
          </table:table-cell>
          <table:table-cell office:value-type="float" office:value="0.2950629" calcext:value-type="float">
            <text:p>0,2950629</text:p>
          </table:table-cell>
          <table:table-cell office:value-type="float" office:value="315.3715" calcext:value-type="float">
            <text:p>315,3715</text:p>
          </table:table-cell>
          <table:table-cell office:value-type="float" office:value="0.2494648" calcext:value-type="float">
            <text:p>0,2494648</text:p>
          </table:table-cell>
          <table:table-cell office:value-type="float" office:value="0" calcext:value-type="float">
            <text:p>0</text:p>
          </table:table-cell>
          <table:table-cell office:value-type="float" office:value="0.08547689" calcext:value-type="float">
            <text:p>0,08547689</text:p>
          </table:table-cell>
          <table:table-cell office:value-type="float" office:value="0.2109132" calcext:value-type="float">
            <text:p>0,2109132</text:p>
          </table:table-cell>
          <table:table-cell office:value-type="float" office:value="0.2950629" calcext:value-type="float">
            <text:p>0,2950629</text:p>
          </table:table-cell>
          <table:table-cell office:value-type="float" office:value="315.3715" calcext:value-type="float">
            <text:p>315,3715</text:p>
          </table:table-cell>
          <table:table-cell office:value-type="float" office:value="599" calcext:value-type="float">
            <text:p>599</text:p>
          </table:table-cell>
          <table:table-cell office:value-type="float" office:value="0.08547689" calcext:value-type="float">
            <text:p>0,08547689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315.3715" calcext:value-type="float">
            <text:p>315,3715</text:p>
          </table:table-cell>
          <table:table-cell office:value-type="float" office:value="0.527482885357532" calcext:value-type="float">
            <text:p>0,527482885357532</text:p>
          </table:table-cell>
          <table:table-cell office:value-type="float" office:value="0.499733026204231" calcext:value-type="float">
            <text:p>0,499733026204231</text:p>
          </table:table-cell>
          <table:table-cell office:value-type="float" office:value="0.493635105012702" calcext:value-type="float">
            <text:p>0,493635105012702</text:p>
          </table:table-cell>
          <table:table-cell office:value-type="float" office:value="0.466033361769149" calcext:value-type="float">
            <text:p>0,466033361769149</text:p>
          </table:table-cell>
          <table:table-cell office:value-type="float" office:value="0.469582354858263" calcext:value-type="float">
            <text:p>0,469582354858263</text:p>
          </table:table-cell>
          <table:table-cell office:value-type="float" office:value="0.530111289693562" calcext:value-type="float">
            <text:p>0,53011128969356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6.4960254224771" calcext:value-type="float">
            <text:p>16,496025422477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no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6.4960254224771" calcext:value-type="float">
            <text:p>16,496025422477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3.99" calcext:value-type="date">
            <text:p>2024-02-24 17:00:03</text:p>
          </table:table-cell>
          <table:table-cell office:value-type="float" office:value="0.998384" calcext:value-type="float">
            <text:p>0,998384</text:p>
          </table:table-cell>
          <table:table-cell office:value-type="string" calcext:value-type="string">
            <text:p>tmp\mcds-optanlr\TurdMeru-ab-m-10mn-hno-cos-la-r200-13gejeb7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478947" calcext:value-type="float">
            <text:p>1,478947</text:p>
          </table:table-cell>
          <table:table-cell office:value-type="float" office:value="0.06140948" calcext:value-type="float">
            <text:p>0,06140948</text:p>
          </table:table-cell>
          <table:table-cell office:value-type="float" office:value="1.309352" calcext:value-type="float">
            <text:p>1,309352</text:p>
          </table:table-cell>
          <table:table-cell office:value-type="float" office:value="1.67051" calcext:value-type="float">
            <text:p>1,67051</text:p>
          </table:table-cell>
          <table:table-cell office:value-type="float" office:value="95" calcext:value-type="float">
            <text:p>95</text:p>
          </table:table-cell>
          <table:table-cell office:value-type="float" office:value="16.496" calcext:value-type="float">
            <text:p>16,496</text:p>
          </table:table-cell>
          <table:table-cell office:value-type="float" office:value="200" calcext:value-type="float">
            <text:p>200</text:p>
          </table:table-cell>
          <table:table-cell office:value-type="float" office:value="70.25" calcext:value-type="float">
            <text:p>7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7.358" calcext:value-type="float">
            <text:p>2927,358</text:p>
          </table:table-cell>
          <table:table-cell office:value-type="float" office:value="0.7909069" calcext:value-type="float">
            <text:p>0,7909069</text:p>
          </table:table-cell>
          <table:table-cell office:value-type="float" office:value="0.3023732" calcext:value-type="float">
            <text:p>0,3023732</text:p>
          </table:table-cell>
          <table:table-cell office:value-type="float" office:value="0.3141045" calcext:value-type="float">
            <text:p>0,3141045</text:p>
          </table:table-cell>
          <table:table-cell office:value-type="float" office:value="0.7909069" calcext:value-type="float">
            <text:p>0,7909069</text:p>
          </table:table-cell>
          <table:table-cell office:value-type="float" office:value="0.000161894" calcext:value-type="float">
            <text:p>0,000161894</text:p>
          </table:table-cell>
          <table:table-cell office:value-type="float" office:value="0.1589303" calcext:value-type="float">
            <text:p>0,1589303</text:p>
          </table:table-cell>
          <table:table-cell office:value-type="float" office:value="0.0001186332" calcext:value-type="float">
            <text:p>0,0001186332</text:p>
          </table:table-cell>
          <table:table-cell office:value-type="float" office:value="0.0002209305" calcext:value-type="float">
            <text:p>0,0002209305</text:p>
          </table:table-cell>
          <table:table-cell office:value-type="float" office:value="279" calcext:value-type="float">
            <text:p>279</text:p>
          </table:table-cell>
          <table:table-cell office:value-type="float" office:value="0.308844" calcext:value-type="float">
            <text:p>0,308844</text:p>
          </table:table-cell>
          <table:table-cell office:value-type="float" office:value="0.1589303" calcext:value-type="float">
            <text:p>0,1589303</text:p>
          </table:table-cell>
          <table:table-cell office:value-type="float" office:value="0.2263156" calcext:value-type="float">
            <text:p>0,2263156</text:p>
          </table:table-cell>
          <table:table-cell office:value-type="float" office:value="0.4214673" calcext:value-type="float">
            <text:p>0,4214673</text:p>
          </table:table-cell>
          <table:table-cell office:value-type="float" office:value="279" calcext:value-type="float">
            <text:p>279</text:p>
          </table:table-cell>
          <table:table-cell office:value-type="float" office:value="111.1475" calcext:value-type="float">
            <text:p>111,1475</text:p>
          </table:table-cell>
          <table:table-cell office:value-type="float" office:value="0.07946514" calcext:value-type="float">
            <text:p>0,07946514</text:p>
          </table:table-cell>
          <table:table-cell office:value-type="float" office:value="95.076" calcext:value-type="float">
            <text:p>95,076</text:p>
          </table:table-cell>
          <table:table-cell office:value-type="float" office:value="129.9356" calcext:value-type="float">
            <text:p>129,9356</text:p>
          </table:table-cell>
          <table:table-cell office:value-type="float" office:value="279" calcext:value-type="float">
            <text:p>279</text:p>
          </table:table-cell>
          <table:table-cell office:value-type="float" office:value="2927.401" calcext:value-type="float">
            <text:p>2927,401</text:p>
          </table:table-cell>
          <table:table-cell office:value-type="float" office:value="2934.634" calcext:value-type="float">
            <text:p>2934,634</text:p>
          </table:table-cell>
          <table:table-cell office:value-type="float" office:value="-1461.679" calcext:value-type="float">
            <text:p>-1461,679</text:p>
          </table:table-cell>
          <table:table-cell office:value-type="float" office:value="0.8557064" calcext:value-type="float">
            <text:p>0,855706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83932" calcext:value-type="float">
            <text:p>94,83932</text:p>
          </table:table-cell>
          <table:table-cell office:value-type="float" office:value="0.2059873" calcext:value-type="float">
            <text:p>0,2059873</text:p>
          </table:table-cell>
          <table:table-cell table:number-columns-repeated="3"/>
          <table:table-cell office:value-type="float" office:value="0.3810691" calcext:value-type="float">
            <text:p>0,3810691</text:p>
          </table:table-cell>
          <table:table-cell office:value-type="float" office:value="0.1703818" calcext:value-type="float">
            <text:p>0,1703818</text:p>
          </table:table-cell>
          <table:table-cell office:value-type="float" office:value="0.2732154" calcext:value-type="float">
            <text:p>0,2732154</text:p>
          </table:table-cell>
          <table:table-cell office:value-type="float" office:value="0.5314988" calcext:value-type="float">
            <text:p>0,5314988</text:p>
          </table:table-cell>
          <table:table-cell office:value-type="float" office:value="345.8852" calcext:value-type="float">
            <text:p>345,8852</text:p>
          </table:table-cell>
          <table:table-cell office:value-type="float" office:value="0.3810691" calcext:value-type="float">
            <text:p>0,3810691</text:p>
          </table:table-cell>
          <table:table-cell office:value-type="float" office:value="0" calcext:value-type="float">
            <text:p>0</text:p>
          </table:table-cell>
          <table:table-cell office:value-type="float" office:value="0.1703818" calcext:value-type="float">
            <text:p>0,1703818</text:p>
          </table:table-cell>
          <table:table-cell office:value-type="float" office:value="0.2732154" calcext:value-type="float">
            <text:p>0,2732154</text:p>
          </table:table-cell>
          <table:table-cell office:value-type="float" office:value="0.5314988" calcext:value-type="float">
            <text:p>0,5314988</text:p>
          </table:table-cell>
          <table:table-cell office:value-type="float" office:value="345.8852" calcext:value-type="float">
            <text:p>345,8852</text:p>
          </table:table-cell>
          <table:table-cell office:value-type="float" office:value="915" calcext:value-type="float">
            <text:p>915</text:p>
          </table:table-cell>
          <table:table-cell office:value-type="float" office:value="0.1703818" calcext:value-type="float">
            <text:p>0,1703818</text:p>
          </table:table-cell>
          <table:table-cell office:value-type="float" office:value="656" calcext:value-type="float">
            <text:p>656</text:p>
          </table:table-cell>
          <table:table-cell office:value-type="float" office:value="1276" calcext:value-type="float">
            <text:p>1276</text:p>
          </table:table-cell>
          <table:table-cell office:value-type="float" office:value="345.8852" calcext:value-type="float">
            <text:p>345,8852</text:p>
          </table:table-cell>
          <table:table-cell office:value-type="float" office:value="0.830203217815379" calcext:value-type="float">
            <text:p>0,830203217815379</text:p>
          </table:table-cell>
          <table:table-cell office:value-type="float" office:value="0.81009469619797" calcext:value-type="float">
            <text:p>0,81009469619797</text:p>
          </table:table-cell>
          <table:table-cell office:value-type="float" office:value="0.821994238600122" calcext:value-type="float">
            <text:p>0,821994238600122</text:p>
          </table:table-cell>
          <table:table-cell office:value-type="float" office:value="0.818480608933343" calcext:value-type="float">
            <text:p>0,818480608933343</text:p>
          </table:table-cell>
          <table:table-cell office:value-type="float" office:value="0.825673469040913" calcext:value-type="float">
            <text:p>0,825673469040913</text:p>
          </table:table-cell>
          <table:table-cell office:value-type="float" office:value="0.799660121397436" calcext:value-type="float">
            <text:p>0,799660121397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4.04" calcext:value-type="date">
            <text:p>2024-02-24 17:00:04</text:p>
          </table:table-cell>
          <table:table-cell office:value-type="float" office:value="0.943299" calcext:value-type="float">
            <text:p>0,943299</text:p>
          </table:table-cell>
          <table:table-cell office:value-type="string" calcext:value-type="string">
            <text:p>tmp\mcds-optanlr\TurdMeru-ab-m-10mn-haz-cos-qbcsjn28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0,0000702452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0,00006063364</text:p>
          </table:table-cell>
          <table:table-cell office:value-type="float" office:value="0.00008138047" calcext:value-type="float">
            <text:p>0,00008138047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94769109281396" calcext:value-type="float">
            <text:p>0,294769109281396</text:p>
          </table:table-cell>
          <table:table-cell office:value-type="float" office:value="0.298202757279152" calcext:value-type="float">
            <text:p>0,298202757279152</text:p>
          </table:table-cell>
          <table:table-cell office:value-type="float" office:value="0.231982852623277" calcext:value-type="float">
            <text:p>0,231982852623277</text:p>
          </table:table-cell>
          <table:table-cell office:value-type="float" office:value="0.278627676842695" calcext:value-type="float">
            <text:p>0,278627676842695</text:p>
          </table:table-cell>
          <table:table-cell office:value-type="float" office:value="0.337953967016854" calcext:value-type="float">
            <text:p>0,33795396701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4.08" calcext:value-type="date">
            <text:p>2024-02-24 17:00:04</text:p>
          </table:table-cell>
          <table:table-cell office:value-type="float" office:value="0.843788" calcext:value-type="float">
            <text:p>0,843788</text:p>
          </table:table-cell>
          <table:table-cell office:value-type="string" calcext:value-type="string">
            <text:p>tmp\mcds-optanlr\TurdMeru-ab-m-10mn-haz-cos-r500-6zvmrubd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0,00007673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0,00006518661</text:p>
          </table:table-cell>
          <table:table-cell office:value-type="float" office:value="0.00009032929" calcext:value-type="float">
            <text:p>0,00009032929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8544981737466" calcext:value-type="float">
            <text:p>0,38544981737466</text:p>
          </table:table-cell>
          <table:table-cell office:value-type="float" office:value="0.390312029836242" calcext:value-type="float">
            <text:p>0,390312029836242</text:p>
          </table:table-cell>
          <table:table-cell office:value-type="float" office:value="0.307222269269166" calcext:value-type="float">
            <text:p>0,307222269269166</text:p>
          </table:table-cell>
          <table:table-cell office:value-type="float" office:value="0.371431717436577" calcext:value-type="float">
            <text:p>0,371431717436577</text:p>
          </table:table-cell>
          <table:table-cell office:value-type="float" office:value="0.428526427573635" calcext:value-type="float">
            <text:p>0,4285264275736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4.17" calcext:value-type="date">
            <text:p>2024-02-24 17:00:04</text:p>
          </table:table-cell>
          <table:table-cell office:value-type="float" office:value="0.841882" calcext:value-type="float">
            <text:p>0,841882</text:p>
          </table:table-cell>
          <table:table-cell office:value-type="string" calcext:value-type="string">
            <text:p>tmp\mcds-optanlr\TurdMeru-ab-m-10mn-haz-cos-r600-m18-y9wyic6s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0,00007271031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0,00006243243</text:p>
          </table:table-cell>
          <table:table-cell office:value-type="float" office:value="0.00008468018" calcext:value-type="float">
            <text:p>0,00008468018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55129511442995" calcext:value-type="float">
            <text:p>0,355129511442995</text:p>
          </table:table-cell>
          <table:table-cell office:value-type="float" office:value="0.359349174569348" calcext:value-type="float">
            <text:p>0,359349174569348</text:p>
          </table:table-cell>
          <table:table-cell office:value-type="float" office:value="0.308817609441298" calcext:value-type="float">
            <text:p>0,308817609441298</text:p>
          </table:table-cell>
          <table:table-cell office:value-type="float" office:value="0.334055449494451" calcext:value-type="float">
            <text:p>0,334055449494451</text:p>
          </table:table-cell>
          <table:table-cell office:value-type="float" office:value="0.398732891327186" calcext:value-type="float">
            <text:p>0,398732891327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279244699528" calcext:value-type="float">
            <text:p>33,3279244699528</text:p>
          </table:table-cell>
          <table:table-cell table:number-columns-repeated="2"/>
          <table:table-cell office:value-type="string" calcext:value-type="string">
            <text:p>TurdMeru-ab-m-10mn-haz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3279244699528" calcext:value-type="float">
            <text:p>33,32792446995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4.2" calcext:value-type="date">
            <text:p>2024-02-24 17:00:04</text:p>
          </table:table-cell>
          <table:table-cell office:value-type="float" office:value="0.813366" calcext:value-type="float">
            <text:p>0,813366</text:p>
          </table:table-cell>
          <table:table-cell office:value-type="string" calcext:value-type="string">
            <text:p>tmp\mcds-optanlr\TurdMeru-ab-m-10mn-haz-cos-la-bolvizaj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3279" calcext:value-type="float">
            <text:p>33,3279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38.721" calcext:value-type="float">
            <text:p>4438,721</text:p>
          </table:table-cell>
          <table:table-cell office:value-type="float" office:value="0.1335993" calcext:value-type="float">
            <text:p>0,1335993</text:p>
          </table:table-cell>
          <table:table-cell office:value-type="float" office:value="0.05752182" calcext:value-type="float">
            <text:p>0,05752182</text:p>
          </table:table-cell>
          <table:table-cell office:value-type="float" office:value="0.2352628" calcext:value-type="float">
            <text:p>0,2352628</text:p>
          </table:table-cell>
          <table:table-cell office:value-type="float" office:value="0.1335993" calcext:value-type="float">
            <text:p>0,1335993</text:p>
          </table:table-cell>
          <table:table-cell office:value-type="float" office:value="0.00006581115" calcext:value-type="float">
            <text:p>0,00006581115</text:p>
          </table:table-cell>
          <table:table-cell office:value-type="float" office:value="0.0796999" calcext:value-type="float">
            <text:p>0,0796999</text:p>
          </table:table-cell>
          <table:table-cell office:value-type="float" office:value="0.00005627883" calcext:value-type="float">
            <text:p>0,00005627883</text:p>
          </table:table-cell>
          <table:table-cell office:value-type="float" office:value="0.00007695802" calcext:value-type="float">
            <text:p>0,00007695802</text:p>
          </table:table-cell>
          <table:table-cell office:value-type="float" office:value="372" calcext:value-type="float">
            <text:p>372</text:p>
          </table:table-cell>
          <table:table-cell office:value-type="float" office:value="0.04919155" calcext:value-type="float">
            <text:p>0,04919155</text:p>
          </table:table-cell>
          <table:table-cell office:value-type="float" office:value="0.0796999" calcext:value-type="float">
            <text:p>0,0796999</text:p>
          </table:table-cell>
          <table:table-cell office:value-type="float" office:value="0.04206648" calcext:value-type="float">
            <text:p>0,04206648</text:p>
          </table:table-cell>
          <table:table-cell office:value-type="float" office:value="0.05752345" calcext:value-type="float">
            <text:p>0,05752345</text:p>
          </table:table-cell>
          <table:table-cell office:value-type="float" office:value="372" calcext:value-type="float">
            <text:p>372</text:p>
          </table:table-cell>
          <table:table-cell office:value-type="float" office:value="174.3272" calcext:value-type="float">
            <text:p>174,3272</text:p>
          </table:table-cell>
          <table:table-cell office:value-type="float" office:value="0.03984995" calcext:value-type="float">
            <text:p>0,03984995</text:p>
          </table:table-cell>
          <table:table-cell office:value-type="float" office:value="161.1936" calcext:value-type="float">
            <text:p>161,1936</text:p>
          </table:table-cell>
          <table:table-cell office:value-type="float" office:value="188.531" calcext:value-type="float">
            <text:p>188,531</text:p>
          </table:table-cell>
          <table:table-cell office:value-type="float" office:value="372" calcext:value-type="float">
            <text:p>372</text:p>
          </table:table-cell>
          <table:table-cell office:value-type="float" office:value="4438.753" calcext:value-type="float">
            <text:p>4438,753</text:p>
          </table:table-cell>
          <table:table-cell office:value-type="float" office:value="4446.57" calcext:value-type="float">
            <text:p>4446,57</text:p>
          </table:table-cell>
          <table:table-cell office:value-type="float" office:value="-2217.361" calcext:value-type="float">
            <text:p>-2217,361</text:p>
          </table:table-cell>
          <table:table-cell office:value-type="float" office:value="0.4281943" calcext:value-type="float">
            <text:p>0,428194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4305" calcext:value-type="float">
            <text:p>127,4305</text:p>
          </table:table-cell>
          <table:table-cell office:value-type="float" office:value="3.572652" calcext:value-type="float">
            <text:p>3,572652</text:p>
          </table:table-cell>
          <table:table-cell table:number-columns-repeated="3"/>
          <table:table-cell office:value-type="float" office:value="0.2061758" calcext:value-type="float">
            <text:p>0,2061758</text:p>
          </table:table-cell>
          <table:table-cell office:value-type="float" office:value="0.09950341" calcext:value-type="float">
            <text:p>0,09950341</text:p>
          </table:table-cell>
          <table:table-cell office:value-type="float" office:value="0.1696276" calcext:value-type="float">
            <text:p>0,1696276</text:p>
          </table:table-cell>
          <table:table-cell office:value-type="float" office:value="0.2505987" calcext:value-type="float">
            <text:p>0,2505987</text:p>
          </table:table-cell>
          <table:table-cell office:value-type="float" office:value="406.6945" calcext:value-type="float">
            <text:p>406,6945</text:p>
          </table:table-cell>
          <table:table-cell office:value-type="float" office:value="0.2061758" calcext:value-type="float">
            <text:p>0,2061758</text:p>
          </table:table-cell>
          <table:table-cell office:value-type="float" office:value="0" calcext:value-type="float">
            <text:p>0</text:p>
          </table:table-cell>
          <table:table-cell office:value-type="float" office:value="0.09950341" calcext:value-type="float">
            <text:p>0,09950341</text:p>
          </table:table-cell>
          <table:table-cell office:value-type="float" office:value="0.1696276" calcext:value-type="float">
            <text:p>0,1696276</text:p>
          </table:table-cell>
          <table:table-cell office:value-type="float" office:value="0.2505987" calcext:value-type="float">
            <text:p>0,2505987</text:p>
          </table:table-cell>
          <table:table-cell office:value-type="float" office:value="406.6945" calcext:value-type="float">
            <text:p>406,6945</text:p>
          </table:table-cell>
          <table:table-cell office:value-type="float" office:value="495" calcext:value-type="float">
            <text:p>495</text:p>
          </table:table-cell>
          <table:table-cell office:value-type="float" office:value="0.09950341" calcext:value-type="float">
            <text:p>0,09950341</text:p>
          </table:table-cell>
          <table:table-cell office:value-type="float" office:value="407" calcext:value-type="float">
            <text:p>407</text:p>
          </table:table-cell>
          <table:table-cell office:value-type="float" office:value="601" calcext:value-type="float">
            <text:p>601</text:p>
          </table:table-cell>
          <table:table-cell office:value-type="float" office:value="406.6945" calcext:value-type="float">
            <text:p>406,6945</text:p>
          </table:table-cell>
          <table:table-cell office:value-type="float" office:value="0.458730024091636" calcext:value-type="float">
            <text:p>0,458730024091636</text:p>
          </table:table-cell>
          <table:table-cell office:value-type="float" office:value="0.469711840204955" calcext:value-type="float">
            <text:p>0,469711840204955</text:p>
          </table:table-cell>
          <table:table-cell office:value-type="float" office:value="0.475593480388577" calcext:value-type="float">
            <text:p>0,475593480388577</text:p>
          </table:table-cell>
          <table:table-cell office:value-type="float" office:value="0.413014883743884" calcext:value-type="float">
            <text:p>0,413014883743884</text:p>
          </table:table-cell>
          <table:table-cell office:value-type="float" office:value="0.470077841814659" calcext:value-type="float">
            <text:p>0,470077841814659</text:p>
          </table:table-cell>
          <table:table-cell office:value-type="float" office:value="0.510913165422313" calcext:value-type="float">
            <text:p>0,5109131654223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2.9979863896727" calcext:value-type="float">
            <text:p>32,9979863896727</text:p>
          </table:table-cell>
          <table:table-cell table:number-columns-repeated="2"/>
          <table:table-cell office:value-type="string" calcext:value-type="string">
            <text:p>TurdMeru-ab-m-10mn-haz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2.9979863896727" calcext:value-type="float">
            <text:p>32,99798638967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4.29" calcext:value-type="date">
            <text:p>2024-02-24 17:00:04</text:p>
          </table:table-cell>
          <table:table-cell office:value-type="float" office:value="0.704831" calcext:value-type="float">
            <text:p>0,704831</text:p>
          </table:table-cell>
          <table:table-cell office:value-type="string" calcext:value-type="string">
            <text:p>tmp\mcds-optanlr\TurdMeru-ab-m-10mn-haz-cos-la-op_rv5z4</text:p>
          </table:table-cell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73684" calcext:value-type="float">
            <text:p>1,973684</text:p>
          </table:table-cell>
          <table:table-cell office:value-type="float" office:value="0.05936096" calcext:value-type="float">
            <text:p>0,05936096</text:p>
          </table:table-cell>
          <table:table-cell office:value-type="float" office:value="1.754457" calcext:value-type="float">
            <text:p>1,754457</text:p>
          </table:table-cell>
          <table:table-cell office:value-type="float" office:value="2.220305" calcext:value-type="float">
            <text:p>2,220305</text:p>
          </table:table-cell>
          <table:table-cell office:value-type="float" office:value="95" calcext:value-type="float">
            <text:p>95</text:p>
          </table:table-cell>
          <table:table-cell office:value-type="float" office:value="32.998" calcext:value-type="float">
            <text:p>32,998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75" calcext:value-type="float">
            <text:p>9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51.505" calcext:value-type="float">
            <text:p>4451,505</text:p>
          </table:table-cell>
          <table:table-cell office:value-type="float" office:value="0.156549" calcext:value-type="float">
            <text:p>0,156549</text:p>
          </table:table-cell>
          <table:table-cell office:value-type="float" office:value="0.0482865" calcext:value-type="float">
            <text:p>0,0482865</text:p>
          </table:table-cell>
          <table:table-cell office:value-type="float" office:value="0.258731" calcext:value-type="float">
            <text:p>0,258731</text:p>
          </table:table-cell>
          <table:table-cell office:value-type="float" office:value="0.156549" calcext:value-type="float">
            <text:p>0,156549</text:p>
          </table:table-cell>
          <table:table-cell office:value-type="float" office:value="0.00006622099" calcext:value-type="float">
            <text:p>0,00006622099</text:p>
          </table:table-cell>
          <table:table-cell office:value-type="float" office:value="0.07970508" calcext:value-type="float">
            <text:p>0,07970508</text:p>
          </table:table-cell>
          <table:table-cell office:value-type="float" office:value="0.00005662881" calcext:value-type="float">
            <text:p>0,00005662881</text:p>
          </table:table-cell>
          <table:table-cell office:value-type="float" office:value="0.00007743795" calcext:value-type="float">
            <text:p>0,00007743795</text:p>
          </table:table-cell>
          <table:table-cell office:value-type="float" office:value="373" calcext:value-type="float">
            <text:p>373</text:p>
          </table:table-cell>
          <table:table-cell office:value-type="float" office:value="0.04888711" calcext:value-type="float">
            <text:p>0,04888711</text:p>
          </table:table-cell>
          <table:table-cell office:value-type="float" office:value="0.07970508" calcext:value-type="float">
            <text:p>0,07970508</text:p>
          </table:table-cell>
          <table:table-cell office:value-type="float" office:value="0.04180576" calcext:value-type="float">
            <text:p>0,04180576</text:p>
          </table:table-cell>
          <table:table-cell office:value-type="float" office:value="0.05716795" calcext:value-type="float">
            <text:p>0,05716795</text:p>
          </table:table-cell>
          <table:table-cell office:value-type="float" office:value="373" calcext:value-type="float">
            <text:p>373</text:p>
          </table:table-cell>
          <table:table-cell office:value-type="float" office:value="173.787" calcext:value-type="float">
            <text:p>173,787</text:p>
          </table:table-cell>
          <table:table-cell office:value-type="float" office:value="0.03985254" calcext:value-type="float">
            <text:p>0,03985254</text:p>
          </table:table-cell>
          <table:table-cell office:value-type="float" office:value="160.6933" calcext:value-type="float">
            <text:p>160,6933</text:p>
          </table:table-cell>
          <table:table-cell office:value-type="float" office:value="187.9475" calcext:value-type="float">
            <text:p>187,9475</text:p>
          </table:table-cell>
          <table:table-cell office:value-type="float" office:value="373" calcext:value-type="float">
            <text:p>373</text:p>
          </table:table-cell>
          <table:table-cell office:value-type="float" office:value="4451.538" calcext:value-type="float">
            <text:p>4451,538</text:p>
          </table:table-cell>
          <table:table-cell office:value-type="float" office:value="4459.359" calcext:value-type="float">
            <text:p>4459,359</text:p>
          </table:table-cell>
          <table:table-cell office:value-type="float" office:value="-2223.753" calcext:value-type="float">
            <text:p>-2223,753</text:p>
          </table:table-cell>
          <table:table-cell office:value-type="float" office:value="0.4225783" calcext:value-type="float">
            <text:p>0,422578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857" calcext:value-type="float">
            <text:p>126,857</text:p>
          </table:table-cell>
          <table:table-cell office:value-type="float" office:value="3.565313" calcext:value-type="float">
            <text:p>3,565313</text:p>
          </table:table-cell>
          <table:table-cell table:number-columns-repeated="3"/>
          <table:table-cell office:value-type="float" office:value="0.2080144" calcext:value-type="float">
            <text:p>0,2080144</text:p>
          </table:table-cell>
          <table:table-cell office:value-type="float" office:value="0.0993812" calcext:value-type="float">
            <text:p>0,0993812</text:p>
          </table:table-cell>
          <table:table-cell office:value-type="float" office:value="0.1711815" calcext:value-type="float">
            <text:p>0,1711815</text:p>
          </table:table-cell>
          <table:table-cell office:value-type="float" office:value="0.2527726" calcext:value-type="float">
            <text:p>0,2527726</text:p>
          </table:table-cell>
          <table:table-cell office:value-type="float" office:value="408.3145" calcext:value-type="float">
            <text:p>408,3145</text:p>
          </table:table-cell>
          <table:table-cell office:value-type="float" office:value="0.2080144" calcext:value-type="float">
            <text:p>0,2080144</text:p>
          </table:table-cell>
          <table:table-cell office:value-type="float" office:value="0" calcext:value-type="float">
            <text:p>0</text:p>
          </table:table-cell>
          <table:table-cell office:value-type="float" office:value="0.0993812" calcext:value-type="float">
            <text:p>0,0993812</text:p>
          </table:table-cell>
          <table:table-cell office:value-type="float" office:value="0.1711815" calcext:value-type="float">
            <text:p>0,1711815</text:p>
          </table:table-cell>
          <table:table-cell office:value-type="float" office:value="0.2527726" calcext:value-type="float">
            <text:p>0,2527726</text:p>
          </table:table-cell>
          <table:table-cell office:value-type="float" office:value="408.3145" calcext:value-type="float">
            <text:p>408,3145</text:p>
          </table:table-cell>
          <table:table-cell office:value-type="float" office:value="499" calcext:value-type="float">
            <text:p>499</text:p>
          </table:table-cell>
          <table:table-cell office:value-type="float" office:value="0.0993812" calcext:value-type="float">
            <text:p>0,0993812</text:p>
          </table:table-cell>
          <table:table-cell office:value-type="float" office:value="411" calcext:value-type="float">
            <text:p>411</text:p>
          </table:table-cell>
          <table:table-cell office:value-type="float" office:value="607" calcext:value-type="float">
            <text:p>607</text:p>
          </table:table-cell>
          <table:table-cell office:value-type="float" office:value="408.3145" calcext:value-type="float">
            <text:p>408,3145</text:p>
          </table:table-cell>
          <table:table-cell office:value-type="float" office:value="0.468551129090257" calcext:value-type="float">
            <text:p>0,468551129090257</text:p>
          </table:table-cell>
          <table:table-cell office:value-type="float" office:value="0.478510981103555" calcext:value-type="float">
            <text:p>0,478510981103555</text:p>
          </table:table-cell>
          <table:table-cell office:value-type="float" office:value="0.484493847244164" calcext:value-type="float">
            <text:p>0,484493847244164</text:p>
          </table:table-cell>
          <table:table-cell office:value-type="float" office:value="0.427339400427812" calcext:value-type="float">
            <text:p>0,427339400427812</text:p>
          </table:table-cell>
          <table:table-cell office:value-type="float" office:value="0.477188939669631" calcext:value-type="float">
            <text:p>0,477188939669631</text:p>
          </table:table-cell>
          <table:table-cell office:value-type="float" office:value="0.519422886625572" calcext:value-type="float">
            <text:p>0,5194228866255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6.7698870999097" calcext:value-type="float">
            <text:p>16,769887099909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az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6.7698870999097" calcext:value-type="float">
            <text:p>16,769887099909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4.38" calcext:value-type="date">
            <text:p>2024-02-24 17:00:04</text:p>
          </table:table-cell>
          <table:table-cell office:value-type="float" office:value="0.600216" calcext:value-type="float">
            <text:p>0,600216</text:p>
          </table:table-cell>
          <table:table-cell office:value-type="string" calcext:value-type="string">
            <text:p>tmp\mcds-optanlr\TurdMeru-ab-m-10mn-haz-cos-la-r200-le5t9gl4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478947" calcext:value-type="float">
            <text:p>1,478947</text:p>
          </table:table-cell>
          <table:table-cell office:value-type="float" office:value="0.06140948" calcext:value-type="float">
            <text:p>0,06140948</text:p>
          </table:table-cell>
          <table:table-cell office:value-type="float" office:value="1.309352" calcext:value-type="float">
            <text:p>1,309352</text:p>
          </table:table-cell>
          <table:table-cell office:value-type="float" office:value="1.67051" calcext:value-type="float">
            <text:p>1,67051</text:p>
          </table:table-cell>
          <table:table-cell office:value-type="float" office:value="95" calcext:value-type="float">
            <text:p>95</text:p>
          </table:table-cell>
          <table:table-cell office:value-type="float" office:value="16.7699" calcext:value-type="float">
            <text:p>16,7699</text:p>
          </table:table-cell>
          <table:table-cell office:value-type="float" office:value="200" calcext:value-type="float">
            <text:p>200</text:p>
          </table:table-cell>
          <table:table-cell office:value-type="float" office:value="70.25" calcext:value-type="float">
            <text:p>7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4.751" calcext:value-type="float">
            <text:p>2924,751</text:p>
          </table:table-cell>
          <table:table-cell office:value-type="float" office:value="0.9111684" calcext:value-type="float">
            <text:p>0,9111684</text:p>
          </table:table-cell>
          <table:table-cell office:value-type="float" office:value="0.4250944" calcext:value-type="float">
            <text:p>0,4250944</text:p>
          </table:table-cell>
          <table:table-cell office:value-type="float" office:value="0.771054" calcext:value-type="float">
            <text:p>0,771054</text:p>
          </table:table-cell>
          <table:table-cell office:value-type="float" office:value="0.9111684" calcext:value-type="float">
            <text:p>0,9111684</text:p>
          </table:table-cell>
          <table:table-cell office:value-type="float" office:value="0.0001488104" calcext:value-type="float">
            <text:p>0,0001488104</text:p>
          </table:table-cell>
          <table:table-cell office:value-type="float" office:value="0.2071464" calcext:value-type="float">
            <text:p>0,2071464</text:p>
          </table:table-cell>
          <table:table-cell office:value-type="float" office:value="0.00009940277" calcext:value-type="float">
            <text:p>0,00009940277</text:p>
          </table:table-cell>
          <table:table-cell office:value-type="float" office:value="0.0002227758" calcext:value-type="float">
            <text:p>0,0002227758</text:p>
          </table:table-cell>
          <table:table-cell office:value-type="float" office:value="279" calcext:value-type="float">
            <text:p>279</text:p>
          </table:table-cell>
          <table:table-cell office:value-type="float" office:value="0.335998" calcext:value-type="float">
            <text:p>0,335998</text:p>
          </table:table-cell>
          <table:table-cell office:value-type="float" office:value="0.2071465" calcext:value-type="float">
            <text:p>0,2071465</text:p>
          </table:table-cell>
          <table:table-cell office:value-type="float" office:value="0.2244408" calcext:value-type="float">
            <text:p>0,2244408</text:p>
          </table:table-cell>
          <table:table-cell office:value-type="float" office:value="0.5030041" calcext:value-type="float">
            <text:p>0,5030041</text:p>
          </table:table-cell>
          <table:table-cell office:value-type="float" office:value="279" calcext:value-type="float">
            <text:p>279</text:p>
          </table:table-cell>
          <table:table-cell office:value-type="float" office:value="115.9307" calcext:value-type="float">
            <text:p>115,9307</text:p>
          </table:table-cell>
          <table:table-cell office:value-type="float" office:value="0.1035732" calcext:value-type="float">
            <text:p>0,1035732</text:p>
          </table:table-cell>
          <table:table-cell office:value-type="float" office:value="94.59946" calcext:value-type="float">
            <text:p>94,59946</text:p>
          </table:table-cell>
          <table:table-cell office:value-type="float" office:value="142.0719" calcext:value-type="float">
            <text:p>142,0719</text:p>
          </table:table-cell>
          <table:table-cell office:value-type="float" office:value="279" calcext:value-type="float">
            <text:p>279</text:p>
          </table:table-cell>
          <table:table-cell office:value-type="float" office:value="2924.794" calcext:value-type="float">
            <text:p>2924,794</text:p>
          </table:table-cell>
          <table:table-cell office:value-type="float" office:value="2932.027" calcext:value-type="float">
            <text:p>2932,027</text:p>
          </table:table-cell>
          <table:table-cell office:value-type="float" office:value="-1460.375" calcext:value-type="float">
            <text:p>-1460,375</text:p>
          </table:table-cell>
          <table:table-cell office:value-type="float" office:value="0.9609479" calcext:value-type="float">
            <text:p>0,9609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0681" calcext:value-type="float">
            <text:p>68,90681</text:p>
          </table:table-cell>
          <table:table-cell office:value-type="float" office:value="1.691509" calcext:value-type="float">
            <text:p>1,691509</text:p>
          </table:table-cell>
          <table:table-cell table:number-columns-repeated="3"/>
          <table:table-cell office:value-type="float" office:value="0.3502726" calcext:value-type="float">
            <text:p>0,3502726</text:p>
          </table:table-cell>
          <table:table-cell office:value-type="float" office:value="0.2160573" calcext:value-type="float">
            <text:p>0,2160573</text:p>
          </table:table-cell>
          <table:table-cell office:value-type="float" office:value="0.230095" calcext:value-type="float">
            <text:p>0,230095</text:p>
          </table:table-cell>
          <table:table-cell office:value-type="float" office:value="0.5332182" calcext:value-type="float">
            <text:p>0,5332182</text:p>
          </table:table-cell>
          <table:table-cell office:value-type="float" office:value="322.871" calcext:value-type="float">
            <text:p>322,871</text:p>
          </table:table-cell>
          <table:table-cell office:value-type="float" office:value="0.3502726" calcext:value-type="float">
            <text:p>0,3502726</text:p>
          </table:table-cell>
          <table:table-cell office:value-type="float" office:value="0" calcext:value-type="float">
            <text:p>0</text:p>
          </table:table-cell>
          <table:table-cell office:value-type="float" office:value="0.2160573" calcext:value-type="float">
            <text:p>0,2160573</text:p>
          </table:table-cell>
          <table:table-cell office:value-type="float" office:value="0.230095" calcext:value-type="float">
            <text:p>0,230095</text:p>
          </table:table-cell>
          <table:table-cell office:value-type="float" office:value="0.5332182" calcext:value-type="float">
            <text:p>0,5332182</text:p>
          </table:table-cell>
          <table:table-cell office:value-type="float" office:value="322.871" calcext:value-type="float">
            <text:p>322,871</text:p>
          </table:table-cell>
          <table:table-cell office:value-type="float" office:value="841" calcext:value-type="float">
            <text:p>841</text:p>
          </table:table-cell>
          <table:table-cell office:value-type="float" office:value="0.2160573" calcext:value-type="float">
            <text:p>0,2160573</text:p>
          </table:table-cell>
          <table:table-cell office:value-type="float" office:value="552" calcext:value-type="float">
            <text:p>552</text:p>
          </table:table-cell>
          <table:table-cell office:value-type="float" office:value="1280" calcext:value-type="float">
            <text:p>1280</text:p>
          </table:table-cell>
          <table:table-cell office:value-type="float" office:value="322.871" calcext:value-type="float">
            <text:p>322,871</text:p>
          </table:table-cell>
          <table:table-cell office:value-type="float" office:value="0.8611825302719" calcext:value-type="float">
            <text:p>0,8611825302719</text:p>
          </table:table-cell>
          <table:table-cell office:value-type="float" office:value="0.785604605936565" calcext:value-type="float">
            <text:p>0,785604605936565</text:p>
          </table:table-cell>
          <table:table-cell office:value-type="float" office:value="0.792545570092501" calcext:value-type="float">
            <text:p>0,792545570092501</text:p>
          </table:table-cell>
          <table:table-cell office:value-type="float" office:value="0.804923732685897" calcext:value-type="float">
            <text:p>0,804923732685897</text:p>
          </table:table-cell>
          <table:table-cell office:value-type="float" office:value="0.80969513832841" calcext:value-type="float">
            <text:p>0,80969513832841</text:p>
          </table:table-cell>
          <table:table-cell office:value-type="float" office:value="0.738903935065605" calcext:value-type="float">
            <text:p>0,7389039350656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4.78" calcext:value-type="date">
            <text:p>2024-02-24 17:00:04</text:p>
          </table:table-cell>
          <table:table-cell office:value-type="float" office:value="0.68016" calcext:value-type="float">
            <text:p>0,68016</text:p>
          </table:table-cell>
          <table:table-cell office:value-type="string" calcext:value-type="string">
            <text:p>tmp\mcds-optanlr\LuscMega-b-m-5mn-hno-cos-5216gij_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0,00003411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0,00002789219</text:p>
          </table:table-cell>
          <table:table-cell office:value-type="float" office:value="0.00004171391" calcext:value-type="float">
            <text:p>0,00004171391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225436994487666" calcext:value-type="float">
            <text:p>0,225436994487666</text:p>
          </table:table-cell>
          <table:table-cell office:value-type="float" office:value="0.228811034345682" calcext:value-type="float">
            <text:p>0,228811034345682</text:p>
          </table:table-cell>
          <table:table-cell office:value-type="float" office:value="0.162297395411399" calcext:value-type="float">
            <text:p>0,162297395411399</text:p>
          </table:table-cell>
          <table:table-cell office:value-type="float" office:value="0.205074642779334" calcext:value-type="float">
            <text:p>0,205074642779334</text:p>
          </table:table-cell>
          <table:table-cell office:value-type="float" office:value="0.257763319017068" calcext:value-type="float">
            <text:p>0,257763319017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4.79" calcext:value-type="date">
            <text:p>2024-02-24 17:00:04</text:p>
          </table:table-cell>
          <table:table-cell office:value-type="float" office:value="0.458125" calcext:value-type="float">
            <text:p>0,458125</text:p>
          </table:table-cell>
          <table:table-cell office:value-type="string" calcext:value-type="string">
            <text:p>tmp\mcds-optanlr\LuscMega-b-m-5mn-hno-cos-l10-1ealhj1v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0,00003420466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0,00002797264</text:p>
          </table:table-cell>
          <table:table-cell office:value-type="float" office:value="0.00004182511" calcext:value-type="float">
            <text:p>0,00004182511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97070284131229" calcext:value-type="float">
            <text:p>0,197070284131229</text:p>
          </table:table-cell>
          <table:table-cell office:value-type="float" office:value="0.200019994231442" calcext:value-type="float">
            <text:p>0,200019994231442</text:p>
          </table:table-cell>
          <table:table-cell office:value-type="float" office:value="0.128413074803624" calcext:value-type="float">
            <text:p>0,128413074803624</text:p>
          </table:table-cell>
          <table:table-cell office:value-type="float" office:value="0.181075788863285" calcext:value-type="float">
            <text:p>0,181075788863285</text:p>
          </table:table-cell>
          <table:table-cell office:value-type="float" office:value="0.228727254732865" calcext:value-type="float">
            <text:p>0,228727254732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4.81" calcext:value-type="date">
            <text:p>2024-02-24 17:00:04</text:p>
          </table:table-cell>
          <table:table-cell office:value-type="float" office:value="0.551164" calcext:value-type="float">
            <text:p>0,551164</text:p>
          </table:table-cell>
          <table:table-cell office:value-type="string" calcext:value-type="string">
            <text:p>tmp\mcds-optanlr\LuscMega-b-m-5mn-hno-cos-r280-cxnjv6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0,00005982538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9242062223245" calcext:value-type="float">
            <text:p>0,579242062223245</text:p>
          </table:table-cell>
          <table:table-cell office:value-type="float" office:value="0.496371134408611" calcext:value-type="float">
            <text:p>0,496371134408611</text:p>
          </table:table-cell>
          <table:table-cell office:value-type="float" office:value="0.483435614794171" calcext:value-type="float">
            <text:p>0,483435614794171</text:p>
          </table:table-cell>
          <table:table-cell office:value-type="float" office:value="0.533730161229807" calcext:value-type="float">
            <text:p>0,533730161229807</text:p>
          </table:table-cell>
          <table:table-cell office:value-type="float" office:value="0.34351783752028" calcext:value-type="float">
            <text:p>0,34351783752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82" calcext:value-type="date">
            <text:p>2024-02-24 17:00:04</text:p>
          </table:table-cell>
          <table:table-cell office:value-type="float" office:value="0.752811" calcext:value-type="float">
            <text:p>0,752811</text:p>
          </table:table-cell>
          <table:table-cell office:value-type="string" calcext:value-type="string">
            <text:p>tmp\mcds-optanlr\LuscMega-b-m-5mn-hno-cos-l15-r300-m14-h85jg7po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0,00006431351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1531578954845" calcext:value-type="float">
            <text:p>0,61531578954845</text:p>
          </table:table-cell>
          <table:table-cell office:value-type="float" office:value="0.563231839683783" calcext:value-type="float">
            <text:p>0,563231839683783</text:p>
          </table:table-cell>
          <table:table-cell office:value-type="float" office:value="0.524433638812582" calcext:value-type="float">
            <text:p>0,524433638812582</text:p>
          </table:table-cell>
          <table:table-cell office:value-type="float" office:value="0.598079963617501" calcext:value-type="float">
            <text:p>0,598079963617501</text:p>
          </table:table-cell>
          <table:table-cell office:value-type="float" office:value="0.434309550621865" calcext:value-type="float">
            <text:p>0,43430955062186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3.257248592638" calcext:value-type="float">
            <text:p>453,2572485926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scMega-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3.257248592638" calcext:value-type="float">
            <text:p>453,2572485926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82" calcext:value-type="date">
            <text:p>2024-02-24 17:00:04</text:p>
          </table:table-cell>
          <table:table-cell office:value-type="float" office:value="0.793368" calcext:value-type="float">
            <text:p>0,793368</text:p>
          </table:table-cell>
          <table:table-cell office:value-type="string" calcext:value-type="string">
            <text:p>tmp\mcds-optanlr\LuscMega-b-m-5mn-hno-cos-ra-ma-wxoe2t_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328482" calcext:value-type="float">
            <text:p>0,1328482</text:p>
          </table:table-cell>
          <table:table-cell office:value-type="float" office:value="0.44995" calcext:value-type="float">
            <text:p>0,44995</text:p>
          </table:table-cell>
          <table:table-cell office:value-type="float" office:value="0.7608611" calcext:value-type="float">
            <text:p>0,76086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53.257" calcext:value-type="float">
            <text:p>453,257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5.5021" calcext:value-type="float">
            <text:p>665,5021</text:p>
          </table:table-cell>
          <table:table-cell table:number-columns-repeated="2" office:value-type="float" office:value="0.7843126" calcext:value-type="float">
            <text:p>0,7843126</text:p>
          </table:table-cell>
          <table:table-cell table:number-columns-repeated="2"/>
          <table:table-cell office:value-type="float" office:value="0.00006558596" calcext:value-type="float">
            <text:p>0,00006558596</text:p>
          </table:table-cell>
          <table:table-cell office:value-type="float" office:value="0.20075" calcext:value-type="float">
            <text:p>0,20075</text:p>
          </table:table-cell>
          <table:table-cell office:value-type="float" office:value="0.00004402152" calcext:value-type="float">
            <text:p>0,00004402152</text:p>
          </table:table-cell>
          <table:table-cell office:value-type="float" office:value="0.00009771399" calcext:value-type="float">
            <text:p>0,00009771399</text:p>
          </table:table-cell>
          <table:table-cell office:value-type="float" office:value="53" calcext:value-type="float">
            <text:p>53</text:p>
          </table:table-cell>
          <table:table-cell office:value-type="float" office:value="0.1484329" calcext:value-type="float">
            <text:p>0,1484329</text:p>
          </table:table-cell>
          <table:table-cell office:value-type="float" office:value="0.20075" calcext:value-type="float">
            <text:p>0,20075</text:p>
          </table:table-cell>
          <table:table-cell office:value-type="float" office:value="0.09962864" calcext:value-type="float">
            <text:p>0,09962864</text:p>
          </table:table-cell>
          <table:table-cell office:value-type="float" office:value="0.2211444" calcext:value-type="float">
            <text:p>0,2211444</text:p>
          </table:table-cell>
          <table:table-cell office:value-type="float" office:value="53" calcext:value-type="float">
            <text:p>53</text:p>
          </table:table-cell>
          <table:table-cell office:value-type="float" office:value="174.6263" calcext:value-type="float">
            <text:p>174,6263</text:p>
          </table:table-cell>
          <table:table-cell office:value-type="float" office:value="0.100375" calcext:value-type="float">
            <text:p>0,100375</text:p>
          </table:table-cell>
          <table:table-cell office:value-type="float" office:value="142.8543" calcext:value-type="float">
            <text:p>142,8543</text:p>
          </table:table-cell>
          <table:table-cell office:value-type="float" office:value="213.4645" calcext:value-type="float">
            <text:p>213,4645</text:p>
          </table:table-cell>
          <table:table-cell office:value-type="float" office:value="53" calcext:value-type="float">
            <text:p>53</text:p>
          </table:table-cell>
          <table:table-cell office:value-type="float" office:value="665.7329" calcext:value-type="float">
            <text:p>665,7329</text:p>
          </table:table-cell>
          <table:table-cell office:value-type="float" office:value="669.5168" calcext:value-type="float">
            <text:p>669,5168</text:p>
          </table:table-cell>
          <table:table-cell office:value-type="float" office:value="-330.7511" calcext:value-type="float">
            <text:p>-330,7511</text:p>
          </table:table-cell>
          <table:table-cell office:value-type="float" office:value="0.969592" calcext:value-type="float">
            <text:p>0,969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.5389" calcext:value-type="float">
            <text:p>168,5389</text:p>
          </table:table-cell>
          <table:table-cell office:value-type="float" office:value="0.5276262" calcext:value-type="float">
            <text:p>0,5276262</text:p>
          </table:table-cell>
          <table:table-cell table:number-columns-repeated="3"/>
          <table:table-cell office:value-type="float" office:value="0.06107533" calcext:value-type="float">
            <text:p>0,06107533</text:p>
          </table:table-cell>
          <table:table-cell office:value-type="float" office:value="0.2407264" calcext:value-type="float">
            <text:p>0,2407264</text:p>
          </table:table-cell>
          <table:table-cell office:value-type="float" office:value="0.03813578" calcext:value-type="float">
            <text:p>0,03813578</text:p>
          </table:table-cell>
          <table:table-cell office:value-type="float" office:value="0.09781356" calcext:value-type="float">
            <text:p>0,09781356</text:p>
          </table:table-cell>
          <table:table-cell office:value-type="float" office:value="98.78754" calcext:value-type="float">
            <text:p>98,78754</text:p>
          </table:table-cell>
          <table:table-cell office:value-type="float" office:value="0.06107533" calcext:value-type="float">
            <text:p>0,06107533</text:p>
          </table:table-cell>
          <table:table-cell office:value-type="float" office:value="0" calcext:value-type="float">
            <text:p>0</text:p>
          </table:table-cell>
          <table:table-cell office:value-type="float" office:value="0.2407264" calcext:value-type="float">
            <text:p>0,2407264</text:p>
          </table:table-cell>
          <table:table-cell office:value-type="float" office:value="0.03813578" calcext:value-type="float">
            <text:p>0,03813578</text:p>
          </table:table-cell>
          <table:table-cell office:value-type="float" office:value="0.09781356" calcext:value-type="float">
            <text:p>0,09781356</text:p>
          </table:table-cell>
          <table:table-cell office:value-type="float" office:value="98.78754" calcext:value-type="float">
            <text:p>98,78754</text:p>
          </table:table-cell>
          <table:table-cell office:value-type="float" office:value="147" calcext:value-type="float">
            <text:p>147</text:p>
          </table:table-cell>
          <table:table-cell office:value-type="float" office:value="0.2407264" calcext:value-type="float">
            <text:p>0,2407264</text:p>
          </table:table-cell>
          <table:table-cell office:value-type="float" office:value="92" calcext:value-type="float">
            <text:p>92</text:p>
          </table:table-cell>
          <table:table-cell office:value-type="float" office:value="235" calcext:value-type="float">
            <text:p>235</text:p>
          </table:table-cell>
          <table:table-cell office:value-type="float" office:value="98.78754" calcext:value-type="float">
            <text:p>98,78754</text:p>
          </table:table-cell>
          <table:table-cell office:value-type="float" office:value="0.86626684163818" calcext:value-type="float">
            <text:p>0,86626684163818</text:p>
          </table:table-cell>
          <table:table-cell office:value-type="float" office:value="0.816836602973235" calcext:value-type="float">
            <text:p>0,816836602973235</text:p>
          </table:table-cell>
          <table:table-cell office:value-type="float" office:value="0.813834388860536" calcext:value-type="float">
            <text:p>0,813834388860536</text:p>
          </table:table-cell>
          <table:table-cell office:value-type="float" office:value="0.810500065678189" calcext:value-type="float">
            <text:p>0,810500065678189</text:p>
          </table:table-cell>
          <table:table-cell office:value-type="float" office:value="0.82982472175928" calcext:value-type="float">
            <text:p>0,82982472175928</text:p>
          </table:table-cell>
          <table:table-cell office:value-type="float" office:value="0.731296341592267" calcext:value-type="float">
            <text:p>0,731296341592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610.005908383626" calcext:value-type="float">
            <text:p>610,005908383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610.005908383626" calcext:value-type="float">
            <text:p>610,0059083836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83" calcext:value-type="date">
            <text:p>2024-02-24 17:00:04</text:p>
          </table:table-cell>
          <table:table-cell office:value-type="float" office:value="0.929895" calcext:value-type="float">
            <text:p>0,929895</text:p>
          </table:table-cell>
          <table:table-cell office:value-type="string" calcext:value-type="string">
            <text:p>tmp\mcds-optanlr\LuscMega-b-m-5mn-hno-cos-l50-ra-ma-nig1boy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10.006" calcext:value-type="float">
            <text:p>610,006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4.4166" calcext:value-type="float">
            <text:p>634,4166</text:p>
          </table:table-cell>
          <table:table-cell table:number-columns-repeated="2" office:value-type="float" office:value="0.7967696" calcext:value-type="float">
            <text:p>0,7967696</text:p>
          </table:table-cell>
          <table:table-cell table:number-columns-repeated="2"/>
          <table:table-cell office:value-type="float" office:value="0.00007144748" calcext:value-type="float">
            <text:p>0,00007144748</text:p>
          </table:table-cell>
          <table:table-cell office:value-type="float" office:value="0.2289328" calcext:value-type="float">
            <text:p>0,2289328</text:p>
          </table:table-cell>
          <table:table-cell office:value-type="float" office:value="0.0000453662" calcext:value-type="float">
            <text:p>0,0000453662</text:p>
          </table:table-cell>
          <table:table-cell office:value-type="float" office:value="0.000112523" calcext:value-type="float">
            <text:p>0,000112523</text:p>
          </table:table-cell>
          <table:table-cell office:value-type="float" office:value="49" calcext:value-type="float">
            <text:p>49</text:p>
          </table:table-cell>
          <table:table-cell office:value-type="float" office:value="0.0752272" calcext:value-type="float">
            <text:p>0,0752272</text:p>
          </table:table-cell>
          <table:table-cell office:value-type="float" office:value="0.2289329" calcext:value-type="float">
            <text:p>0,2289329</text:p>
          </table:table-cell>
          <table:table-cell office:value-type="float" office:value="0.04776617" calcext:value-type="float">
            <text:p>0,04776617</text:p>
          </table:table-cell>
          <table:table-cell office:value-type="float" office:value="0.1184757" calcext:value-type="float">
            <text:p>0,1184757</text:p>
          </table:table-cell>
          <table:table-cell office:value-type="float" office:value="49" calcext:value-type="float">
            <text:p>49</text:p>
          </table:table-cell>
          <table:table-cell office:value-type="float" office:value="167.3099" calcext:value-type="float">
            <text:p>167,3099</text:p>
          </table:table-cell>
          <table:table-cell office:value-type="float" office:value="0.1144664" calcext:value-type="float">
            <text:p>0,1144664</text:p>
          </table:table-cell>
          <table:table-cell office:value-type="float" office:value="133.029" calcext:value-type="float">
            <text:p>133,029</text:p>
          </table:table-cell>
          <table:table-cell office:value-type="float" office:value="210.4248" calcext:value-type="float">
            <text:p>210,4248</text:p>
          </table:table-cell>
          <table:table-cell office:value-type="float" office:value="49" calcext:value-type="float">
            <text:p>49</text:p>
          </table:table-cell>
          <table:table-cell office:value-type="float" office:value="634.9166" calcext:value-type="float">
            <text:p>634,9166</text:p>
          </table:table-cell>
          <table:table-cell office:value-type="float" office:value="640.2704" calcext:value-type="float">
            <text:p>640,2704</text:p>
          </table:table-cell>
          <table:table-cell office:value-type="float" office:value="-314.2083" calcext:value-type="float">
            <text:p>-314,2083</text:p>
          </table:table-cell>
          <table:table-cell office:value-type="float" office:value="0.9488199" calcext:value-type="float">
            <text:p>0,948819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.36" calcext:value-type="float">
            <text:p>169,36</text:p>
          </table:table-cell>
          <table:table-cell office:value-type="float" office:value="0.2511235" calcext:value-type="float">
            <text:p>0,2511235</text:p>
          </table:table-cell>
          <table:table-cell office:value-type="float" office:value="0.3632105" calcext:value-type="float">
            <text:p>0,3632105</text:p>
          </table:table-cell>
          <table:table-cell table:number-columns-repeated="2"/>
          <table:table-cell office:value-type="float" office:value="0.06290462" calcext:value-type="float">
            <text:p>0,06290462</text:p>
          </table:table-cell>
          <table:table-cell office:value-type="float" office:value="0.2647004" calcext:value-type="float">
            <text:p>0,2647004</text:p>
          </table:table-cell>
          <table:table-cell office:value-type="float" office:value="0.03748703" calcext:value-type="float">
            <text:p>0,03748703</text:p>
          </table:table-cell>
          <table:table-cell office:value-type="float" office:value="0.1055563" calcext:value-type="float">
            <text:p>0,1055563</text:p>
          </table:table-cell>
          <table:table-cell office:value-type="float" office:value="82.63424" calcext:value-type="float">
            <text:p>82,63424</text:p>
          </table:table-cell>
          <table:table-cell office:value-type="float" office:value="0.06290462" calcext:value-type="float">
            <text:p>0,06290462</text:p>
          </table:table-cell>
          <table:table-cell office:value-type="float" office:value="0" calcext:value-type="float">
            <text:p>0</text:p>
          </table:table-cell>
          <table:table-cell office:value-type="float" office:value="0.2647004" calcext:value-type="float">
            <text:p>0,2647004</text:p>
          </table:table-cell>
          <table:table-cell office:value-type="float" office:value="0.03748703" calcext:value-type="float">
            <text:p>0,03748703</text:p>
          </table:table-cell>
          <table:table-cell office:value-type="float" office:value="0.1055563" calcext:value-type="float">
            <text:p>0,1055563</text:p>
          </table:table-cell>
          <table:table-cell office:value-type="float" office:value="82.63424" calcext:value-type="float">
            <text:p>82,63424</text:p>
          </table:table-cell>
          <table:table-cell office:value-type="float" office:value="151" calcext:value-type="float">
            <text:p>151</text:p>
          </table:table-cell>
          <table:table-cell office:value-type="float" office:value="0.2647004" calcext:value-type="float">
            <text:p>0,2647004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82.63424" calcext:value-type="float">
            <text:p>82,63424</text:p>
          </table:table-cell>
          <table:table-cell office:value-type="float" office:value="0.807116450317146" calcext:value-type="float">
            <text:p>0,807116450317146</text:p>
          </table:table-cell>
          <table:table-cell office:value-type="float" office:value="0.733610156859328" calcext:value-type="float">
            <text:p>0,733610156859328</text:p>
          </table:table-cell>
          <table:table-cell office:value-type="float" office:value="0.715236666869714" calcext:value-type="float">
            <text:p>0,715236666869714</text:p>
          </table:table-cell>
          <table:table-cell office:value-type="float" office:value="0.723867354901818" calcext:value-type="float">
            <text:p>0,723867354901818</text:p>
          </table:table-cell>
          <table:table-cell office:value-type="float" office:value="0.73805186721604" calcext:value-type="float">
            <text:p>0,73805186721604</text:p>
          </table:table-cell>
          <table:table-cell office:value-type="float" office:value="0.626714717090247" calcext:value-type="float">
            <text:p>0,6267147170902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58.255187256339" calcext:value-type="float">
            <text:p>958,255187256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958.255187256339" calcext:value-type="float">
            <text:p>958,2551872563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84" calcext:value-type="date">
            <text:p>2024-02-24 17:00:04</text:p>
          </table:table-cell>
          <table:table-cell office:value-type="float" office:value="0.826365" calcext:value-type="float">
            <text:p>0,826365</text:p>
          </table:table-cell>
          <table:table-cell office:value-type="string" calcext:value-type="string">
            <text:p>tmp\mcds-optanlr\LuscMega-b-m-5mn-hno-cos-l50-ra-ma-wfklb49w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958.255" calcext:value-type="float">
            <text:p>958,255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.572" calcext:value-type="float">
            <text:p>637,572</text:p>
          </table:table-cell>
          <table:table-cell table:number-columns-repeated="2" office:value-type="float" office:value="0.9721989" calcext:value-type="float">
            <text:p>0,9721989</text:p>
          </table:table-cell>
          <table:table-cell table:number-columns-repeated="2"/>
          <table:table-cell office:value-type="float" office:value="0.00003520646" calcext:value-type="float">
            <text:p>0,00003520646</text:p>
          </table:table-cell>
          <table:table-cell office:value-type="float" office:value="0.128644" calcext:value-type="float">
            <text:p>0,128644</text:p>
          </table:table-cell>
          <table:table-cell office:value-type="float" office:value="0.00002722199" calcext:value-type="float">
            <text:p>0,00002722199</text:p>
          </table:table-cell>
          <table:table-cell office:value-type="float" office:value="0.00004553287" calcext:value-type="float">
            <text:p>0,00004553287</text:p>
          </table:table-cell>
          <table:table-cell office:value-type="float" office:value="51" calcext:value-type="float">
            <text:p>51</text:p>
          </table:table-cell>
          <table:table-cell office:value-type="float" office:value="0.06186505" calcext:value-type="float">
            <text:p>0,06186505</text:p>
          </table:table-cell>
          <table:table-cell office:value-type="float" office:value="0.128644" calcext:value-type="float">
            <text:p>0,128644</text:p>
          </table:table-cell>
          <table:table-cell office:value-type="float" office:value="0.04783468" calcext:value-type="float">
            <text:p>0,04783468</text:p>
          </table:table-cell>
          <table:table-cell office:value-type="float" office:value="0.08001068" calcext:value-type="float">
            <text:p>0,08001068</text:p>
          </table:table-cell>
          <table:table-cell office:value-type="float" office:value="51" calcext:value-type="float">
            <text:p>51</text:p>
          </table:table-cell>
          <table:table-cell office:value-type="float" office:value="238.3438" calcext:value-type="float">
            <text:p>238,3438</text:p>
          </table:table-cell>
          <table:table-cell office:value-type="float" office:value="0.06432202" calcext:value-type="float">
            <text:p>0,06432202</text:p>
          </table:table-cell>
          <table:table-cell office:value-type="float" office:value="209.4983" calcext:value-type="float">
            <text:p>209,4983</text:p>
          </table:table-cell>
          <table:table-cell office:value-type="float" office:value="271.161" calcext:value-type="float">
            <text:p>271,161</text:p>
          </table:table-cell>
          <table:table-cell office:value-type="float" office:value="51" calcext:value-type="float">
            <text:p>51</text:p>
          </table:table-cell>
          <table:table-cell office:value-type="float" office:value="637.652" calcext:value-type="float">
            <text:p>637,652</text:p>
          </table:table-cell>
          <table:table-cell office:value-type="float" office:value="639.5233" calcext:value-type="float">
            <text:p>639,5233</text:p>
          </table:table-cell>
          <table:table-cell office:value-type="float" office:value="-317.786" calcext:value-type="float">
            <text:p>-317,786</text:p>
          </table:table-cell>
          <table:table-cell office:value-type="float" office:value="0.134981" calcext:value-type="float">
            <text:p>0,134981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1187" calcext:value-type="float">
            <text:p>172,1187</text:p>
          </table:table-cell>
          <table:table-cell table:number-columns-repeated="4"/>
          <table:table-cell office:value-type="float" office:value="0.03099688" calcext:value-type="float">
            <text:p>0,03099688</text:p>
          </table:table-cell>
          <table:table-cell office:value-type="float" office:value="0.1849469" calcext:value-type="float">
            <text:p>0,1849469</text:p>
          </table:table-cell>
          <table:table-cell office:value-type="float" office:value="0.02156709" calcext:value-type="float">
            <text:p>0,02156709</text:p>
          </table:table-cell>
          <table:table-cell office:value-type="float" office:value="0.04454966" calcext:value-type="float">
            <text:p>0,04454966</text:p>
          </table:table-cell>
          <table:table-cell office:value-type="float" office:value="134.1414" calcext:value-type="float">
            <text:p>134,1414</text:p>
          </table:table-cell>
          <table:table-cell office:value-type="float" office:value="0.03099688" calcext:value-type="float">
            <text:p>0,03099688</text:p>
          </table:table-cell>
          <table:table-cell office:value-type="float" office:value="0" calcext:value-type="float">
            <text:p>0</text:p>
          </table:table-cell>
          <table:table-cell office:value-type="float" office:value="0.1849469" calcext:value-type="float">
            <text:p>0,1849469</text:p>
          </table:table-cell>
          <table:table-cell office:value-type="float" office:value="0.02156709" calcext:value-type="float">
            <text:p>0,02156709</text:p>
          </table:table-cell>
          <table:table-cell office:value-type="float" office:value="0.04454966" calcext:value-type="float">
            <text:p>0,04454966</text:p>
          </table:table-cell>
          <table:table-cell office:value-type="float" office:value="134.1414" calcext:value-type="float">
            <text:p>134,1414</text:p>
          </table:table-cell>
          <table:table-cell office:value-type="float" office:value="74" calcext:value-type="float">
            <text:p>74</text:p>
          </table:table-cell>
          <table:table-cell office:value-type="float" office:value="0.1849469" calcext:value-type="float">
            <text:p>0,1849469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134.1414" calcext:value-type="float">
            <text:p>134,1414</text:p>
          </table:table-cell>
          <table:table-cell office:value-type="float" office:value="0.421976122782108" calcext:value-type="float">
            <text:p>0,421976122782108</text:p>
          </table:table-cell>
          <table:table-cell office:value-type="float" office:value="0.454225692237642" calcext:value-type="float">
            <text:p>0,454225692237642</text:p>
          </table:table-cell>
          <table:table-cell office:value-type="float" office:value="0.461410077000821" calcext:value-type="float">
            <text:p>0,461410077000821</text:p>
          </table:table-cell>
          <table:table-cell office:value-type="float" office:value="0.501245159619702" calcext:value-type="float">
            <text:p>0,501245159619702</text:p>
          </table:table-cell>
          <table:table-cell office:value-type="float" office:value="0.402507855110339" calcext:value-type="float">
            <text:p>0,402507855110339</text:p>
          </table:table-cell>
          <table:table-cell office:value-type="float" office:value="0.472560371358895" calcext:value-type="float">
            <text:p>0,4725603713588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4.85" calcext:value-type="date">
            <text:p>2024-02-24 17:00:04</text:p>
          </table:table-cell>
          <table:table-cell office:value-type="float" office:value="0.956888" calcext:value-type="float">
            <text:p>0,956888</text:p>
          </table:table-cell>
          <table:table-cell office:value-type="string" calcext:value-type="string">
            <text:p>tmp\mcds-optanlr\LuscMega-b-m-5mn-haz-cos-0yn8wr2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0,00005394509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0,00003393332</text:p>
          </table:table-cell>
          <table:table-cell office:value-type="float" office:value="0.00008575855" calcext:value-type="float">
            <text:p>0,0000857585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1036121" calcext:value-type="float">
            <text:p>0,1036121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467991903561379" calcext:value-type="float">
            <text:p>0,467991903561379</text:p>
          </table:table-cell>
          <table:table-cell office:value-type="float" office:value="0.449264172128113" calcext:value-type="float">
            <text:p>0,449264172128113</text:p>
          </table:table-cell>
          <table:table-cell office:value-type="float" office:value="0.44133937596601" calcext:value-type="float">
            <text:p>0,44133937596601</text:p>
          </table:table-cell>
          <table:table-cell office:value-type="float" office:value="0.327206341415972" calcext:value-type="float">
            <text:p>0,327206341415972</text:p>
          </table:table-cell>
          <table:table-cell office:value-type="float" office:value="0.464296154556617" calcext:value-type="float">
            <text:p>0,464296154556617</text:p>
          </table:table-cell>
          <table:table-cell office:value-type="float" office:value="0.405491436957507" calcext:value-type="float">
            <text:p>0,405491436957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4.87" calcext:value-type="date">
            <text:p>2024-02-24 17:00:04</text:p>
          </table:table-cell>
          <table:table-cell office:value-type="float" office:value="0.820843" calcext:value-type="float">
            <text:p>0,820843</text:p>
          </table:table-cell>
          <table:table-cell office:value-type="string" calcext:value-type="string">
            <text:p>tmp\mcds-optanlr\LuscMega-b-m-5mn-haz-cos-l10-ux22vllq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0,0000548464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0,00003433832</text:p>
          </table:table-cell>
          <table:table-cell office:value-type="float" office:value="0.00008760265" calcext:value-type="float">
            <text:p>0,0000876026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1057859" calcext:value-type="float">
            <text:p>0,1057859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493068865806977" calcext:value-type="float">
            <text:p>0,493068865806977</text:p>
          </table:table-cell>
          <table:table-cell office:value-type="float" office:value="0.469717668404408" calcext:value-type="float">
            <text:p>0,469717668404408</text:p>
          </table:table-cell>
          <table:table-cell office:value-type="float" office:value="0.460710095624657" calcext:value-type="float">
            <text:p>0,460710095624657</text:p>
          </table:table-cell>
          <table:table-cell office:value-type="float" office:value="0.354915397152474" calcext:value-type="float">
            <text:p>0,354915397152474</text:p>
          </table:table-cell>
          <table:table-cell office:value-type="float" office:value="0.481898337173248" calcext:value-type="float">
            <text:p>0,481898337173248</text:p>
          </table:table-cell>
          <table:table-cell office:value-type="float" office:value="0.419611414238749" calcext:value-type="float">
            <text:p>0,4196114142387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4.88" calcext:value-type="date">
            <text:p>2024-02-24 17:00:04</text:p>
          </table:table-cell>
          <table:table-cell office:value-type="float" office:value="0.856849" calcext:value-type="float">
            <text:p>0,856849</text:p>
          </table:table-cell>
          <table:table-cell office:value-type="string" calcext:value-type="string">
            <text:p>tmp\mcds-optanlr\LuscMega-b-m-5mn-haz-cos-r280-4w4nliu_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0,00008964748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0,0000393761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0796651" calcext:value-type="float">
            <text:p>0,0796651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633067337110406" calcext:value-type="float">
            <text:p>0,633067337110406</text:p>
          </table:table-cell>
          <table:table-cell office:value-type="float" office:value="0.511848350875224" calcext:value-type="float">
            <text:p>0,511848350875224</text:p>
          </table:table-cell>
          <table:table-cell office:value-type="float" office:value="0.361855512654562" calcext:value-type="float">
            <text:p>0,361855512654562</text:p>
          </table:table-cell>
          <table:table-cell office:value-type="float" office:value="0.387954578081993" calcext:value-type="float">
            <text:p>0,387954578081993</text:p>
          </table:table-cell>
          <table:table-cell office:value-type="float" office:value="0.404630827532873" calcext:value-type="float">
            <text:p>0,404630827532873</text:p>
          </table:table-cell>
          <table:table-cell office:value-type="float" office:value="0.188389358080483" calcext:value-type="float">
            <text:p>0,188389358080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9" calcext:value-type="date">
            <text:p>2024-02-24 17:00:04</text:p>
          </table:table-cell>
          <table:table-cell office:value-type="float" office:value="0.836845" calcext:value-type="float">
            <text:p>0,836845</text:p>
          </table:table-cell>
          <table:table-cell office:value-type="string" calcext:value-type="string">
            <text:p>tmp\mcds-optanlr\LuscMega-b-m-5mn-haz-cos-l15-r300-m14-gptn2d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0,00008934733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0,00003502888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1801173" calcext:value-type="float">
            <text:p>0,180117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52311676187777" calcext:value-type="float">
            <text:p>0,52311676187777</text:p>
          </table:table-cell>
          <table:table-cell office:value-type="float" office:value="0.40871965133443" calcext:value-type="float">
            <text:p>0,40871965133443</text:p>
          </table:table-cell>
          <table:table-cell office:value-type="float" office:value="0.2334530397608" calcext:value-type="float">
            <text:p>0,2334530397608</text:p>
          </table:table-cell>
          <table:table-cell office:value-type="float" office:value="0.243424804330483" calcext:value-type="float">
            <text:p>0,243424804330483</text:p>
          </table:table-cell>
          <table:table-cell office:value-type="float" office:value="0.273451865907134" calcext:value-type="float">
            <text:p>0,273451865907134</text:p>
          </table:table-cell>
          <table:table-cell office:value-type="float" office:value="0.0927884315810741" calcext:value-type="float">
            <text:p>0,092788431581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29.586100900871" calcext:value-type="float">
            <text:p>429,5861009008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Mega-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29.586100900871" calcext:value-type="float">
            <text:p>429,5861009008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91" calcext:value-type="date">
            <text:p>2024-02-24 17:00:04</text:p>
          </table:table-cell>
          <table:table-cell office:value-type="float" office:value="0.893361" calcext:value-type="float">
            <text:p>0,893361</text:p>
          </table:table-cell>
          <table:table-cell office:value-type="string" calcext:value-type="string">
            <text:p>tmp\mcds-optanlr\LuscMega-b-m-5mn-haz-cos-ra-ma-cn_hb2rd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744681" calcext:value-type="float">
            <text:p>0,5744681</text:p>
          </table:table-cell>
          <table:table-cell office:value-type="float" office:value="0.1355125" calcext:value-type="float">
            <text:p>0,1355125</text:p>
          </table:table-cell>
          <table:table-cell office:value-type="float" office:value="0.4394688" calcext:value-type="float">
            <text:p>0,4394688</text:p>
          </table:table-cell>
          <table:table-cell office:value-type="float" office:value="0.7509374" calcext:value-type="float">
            <text:p>0,750937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29.586" calcext:value-type="float">
            <text:p>429,586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8.1768" calcext:value-type="float">
            <text:p>648,1768</text:p>
          </table:table-cell>
          <table:table-cell table:number-columns-repeated="2" office:value-type="float" office:value="0.9058636" calcext:value-type="float">
            <text:p>0,9058636</text:p>
          </table:table-cell>
          <table:table-cell table:number-columns-repeated="2"/>
          <table:table-cell office:value-type="float" office:value="0.00007492177" calcext:value-type="float">
            <text:p>0,00007492177</text:p>
          </table:table-cell>
          <table:table-cell office:value-type="float" office:value="0.5249482" calcext:value-type="float">
            <text:p>0,5249482</text:p>
          </table:table-cell>
          <table:table-cell office:value-type="float" office:value="0.00002783979" calcext:value-type="float">
            <text:p>0,00002783979</text:p>
          </table:table-cell>
          <table:table-cell office:value-type="float" office:value="0.0002016277" calcext:value-type="float">
            <text:p>0,0002016277</text:p>
          </table:table-cell>
          <table:table-cell office:value-type="float" office:value="52" calcext:value-type="float">
            <text:p>52</text:p>
          </table:table-cell>
          <table:table-cell office:value-type="float" office:value="0.1446511" calcext:value-type="float">
            <text:p>0,1446511</text:p>
          </table:table-cell>
          <table:table-cell office:value-type="float" office:value="0.5249482" calcext:value-type="float">
            <text:p>0,5249482</text:p>
          </table:table-cell>
          <table:table-cell office:value-type="float" office:value="0.05375016" calcext:value-type="float">
            <text:p>0,05375016</text:p>
          </table:table-cell>
          <table:table-cell office:value-type="float" office:value="0.3892815" calcext:value-type="float">
            <text:p>0,3892815</text:p>
          </table:table-cell>
          <table:table-cell office:value-type="float" office:value="52" calcext:value-type="float">
            <text:p>52</text:p>
          </table:table-cell>
          <table:table-cell office:value-type="float" office:value="163.3846" calcext:value-type="float">
            <text:p>163,3846</text:p>
          </table:table-cell>
          <table:table-cell office:value-type="float" office:value="0.2624741" calcext:value-type="float">
            <text:p>0,2624741</text:p>
          </table:table-cell>
          <table:table-cell office:value-type="float" office:value="97.33527" calcext:value-type="float">
            <text:p>97,33527</text:p>
          </table:table-cell>
          <table:table-cell office:value-type="float" office:value="274.2532" calcext:value-type="float">
            <text:p>274,2532</text:p>
          </table:table-cell>
          <table:table-cell office:value-type="float" office:value="52" calcext:value-type="float">
            <text:p>52</text:p>
          </table:table-cell>
          <table:table-cell office:value-type="float" office:value="648.4121" calcext:value-type="float">
            <text:p>648,4121</text:p>
          </table:table-cell>
          <table:table-cell office:value-type="float" office:value="652.1548" calcext:value-type="float">
            <text:p>652,1548</text:p>
          </table:table-cell>
          <table:table-cell office:value-type="float" office:value="-322.0884" calcext:value-type="float">
            <text:p>-322,0884</text:p>
          </table:table-cell>
          <table:table-cell office:value-type="float" office:value="0.9899343" calcext:value-type="float">
            <text:p>0,9899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59011" calcext:value-type="float">
            <text:p>79,59011</text:p>
          </table:table-cell>
          <table:table-cell office:value-type="float" office:value="1.847198" calcext:value-type="float">
            <text:p>1,847198</text:p>
          </table:table-cell>
          <table:table-cell table:number-columns-repeated="3"/>
          <table:table-cell office:value-type="float" office:value="0.06850055" calcext:value-type="float">
            <text:p>0,06850055</text:p>
          </table:table-cell>
          <table:table-cell office:value-type="float" office:value="0.5421571" calcext:value-type="float">
            <text:p>0,5421571</text:p>
          </table:table-cell>
          <table:table-cell office:value-type="float" office:value="0.02480594" calcext:value-type="float">
            <text:p>0,02480594</text:p>
          </table:table-cell>
          <table:table-cell office:value-type="float" office:value="0.1891613" calcext:value-type="float">
            <text:p>0,1891613</text:p>
          </table:table-cell>
          <table:table-cell office:value-type="float" office:value="59.01479" calcext:value-type="float">
            <text:p>59,01479</text:p>
          </table:table-cell>
          <table:table-cell office:value-type="float" office:value="0.06850055" calcext:value-type="float">
            <text:p>0,06850055</text:p>
          </table:table-cell>
          <table:table-cell office:value-type="float" office:value="0" calcext:value-type="float">
            <text:p>0</text:p>
          </table:table-cell>
          <table:table-cell office:value-type="float" office:value="0.5421571" calcext:value-type="float">
            <text:p>0,5421571</text:p>
          </table:table-cell>
          <table:table-cell office:value-type="float" office:value="0.02480594" calcext:value-type="float">
            <text:p>0,02480594</text:p>
          </table:table-cell>
          <table:table-cell office:value-type="float" office:value="0.1891613" calcext:value-type="float">
            <text:p>0,1891613</text:p>
          </table:table-cell>
          <table:table-cell office:value-type="float" office:value="59.01479" calcext:value-type="float">
            <text:p>59,01479</text:p>
          </table:table-cell>
          <table:table-cell office:value-type="float" office:value="164" calcext:value-type="float">
            <text:p>164</text:p>
          </table:table-cell>
          <table:table-cell office:value-type="float" office:value="0.5421571" calcext:value-type="float">
            <text:p>0,5421571</text:p>
          </table:table-cell>
          <table:table-cell office:value-type="float" office:value="60" calcext:value-type="float">
            <text:p>60</text:p>
          </table:table-cell>
          <table:table-cell office:value-type="float" office:value="454" calcext:value-type="float">
            <text:p>454</text:p>
          </table:table-cell>
          <table:table-cell office:value-type="float" office:value="59.01479" calcext:value-type="float">
            <text:p>59,01479</text:p>
          </table:table-cell>
          <table:table-cell office:value-type="float" office:value="0.590266983342204" calcext:value-type="float">
            <text:p>0,590266983342204</text:p>
          </table:table-cell>
          <table:table-cell office:value-type="float" office:value="0.440841308458279" calcext:value-type="float">
            <text:p>0,440841308458279</text:p>
          </table:table-cell>
          <table:table-cell office:value-type="float" office:value="0.222541453384535" calcext:value-type="float">
            <text:p>0,222541453384535</text:p>
          </table:table-cell>
          <table:table-cell office:value-type="float" office:value="0.260105789414643" calcext:value-type="float">
            <text:p>0,260105789414643</text:p>
          </table:table-cell>
          <table:table-cell office:value-type="float" office:value="0.262683404885505" calcext:value-type="float">
            <text:p>0,262683404885505</text:p>
          </table:table-cell>
          <table:table-cell office:value-type="float" office:value="0.0745348680904983" calcext:value-type="float">
            <text:p>0,0745348680904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41.715008280469" calcext:value-type="float">
            <text:p>441,7150082804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41.715008280469" calcext:value-type="float">
            <text:p>441,7150082804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2-24T17:00:04.92" calcext:value-type="date">
            <text:p>2024-02-24 17:00:04</text:p>
          </table:table-cell>
          <table:table-cell office:value-type="float" office:value="0.853363" calcext:value-type="float">
            <text:p>0,853363</text:p>
          </table:table-cell>
          <table:table-cell office:value-type="string" calcext:value-type="string">
            <text:p>tmp\mcds-optanlr\LuscMega-b-m-5mn-haz-cos-l50-ra-ma-clzdt_bm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319149" calcext:value-type="float">
            <text:p>0,5319149</text:p>
          </table:table-cell>
          <table:table-cell office:value-type="float" office:value="0.1384398" calcext:value-type="float">
            <text:p>0,1384398</text:p>
          </table:table-cell>
          <table:table-cell office:value-type="float" office:value="0.4045895" calcext:value-type="float">
            <text:p>0,4045895</text:p>
          </table:table-cell>
          <table:table-cell office:value-type="float" office:value="0.6993098" calcext:value-type="float">
            <text:p>0,6993098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41.715" calcext:value-type="float">
            <text:p>441,715</text:p>
          </table:table-cell>
          <table:table-cell office:value-type="float" office:value="87.719298245614" calcext:value-type="float">
            <text:p>87,7192982456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3.3634" calcext:value-type="float">
            <text:p>593,3634</text:p>
          </table:table-cell>
          <table:table-cell table:number-columns-repeated="2" office:value-type="float" office:value="0.9695593" calcext:value-type="float">
            <text:p>0,9695593</text:p>
          </table:table-cell>
          <table:table-cell table:number-columns-repeated="2"/>
          <table:table-cell office:value-type="float" office:value="0.0001142424" calcext:value-type="float">
            <text:p>0,0001142424</text:p>
          </table:table-cell>
          <table:table-cell office:value-type="float" office:value="1.603333" calcext:value-type="float">
            <text:p>1,603333</text:p>
          </table:table-cell>
          <table:table-cell office:value-type="float" office:value="0.00001182239" calcext:value-type="float">
            <text:p>0,00001182239</text:p>
          </table:table-cell>
          <table:table-cell office:value-type="float" office:value="0.00110395" calcext:value-type="float">
            <text:p>0,00110395</text:p>
          </table:table-cell>
          <table:table-cell office:value-type="float" office:value="48" calcext:value-type="float">
            <text:p>48</text:p>
          </table:table-cell>
          <table:table-cell office:value-type="float" office:value="0.08972599" calcext:value-type="float">
            <text:p>0,08972599</text:p>
          </table:table-cell>
          <table:table-cell office:value-type="float" office:value="1.603333" calcext:value-type="float">
            <text:p>1,603333</text:p>
          </table:table-cell>
          <table:table-cell office:value-type="float" office:value="0.009285305" calcext:value-type="float">
            <text:p>0,009285305</text:p>
          </table:table-cell>
          <table:table-cell office:value-type="float" office:value="0.8670424" calcext:value-type="float">
            <text:p>0,8670424</text:p>
          </table:table-cell>
          <table:table-cell office:value-type="float" office:value="48" calcext:value-type="float">
            <text:p>48</text:p>
          </table:table-cell>
          <table:table-cell office:value-type="float" office:value="132.3126" calcext:value-type="float">
            <text:p>132,3126</text:p>
          </table:table-cell>
          <table:table-cell office:value-type="float" office:value="0.8016667" calcext:value-type="float">
            <text:p>0,8016667</text:p>
          </table:table-cell>
          <table:table-cell office:value-type="float" office:value="32.09408" calcext:value-type="float">
            <text:p>32,09408</text:p>
          </table:table-cell>
          <table:table-cell office:value-type="float" office:value="545.4785" calcext:value-type="float">
            <text:p>545,4785</text:p>
          </table:table-cell>
          <table:table-cell office:value-type="float" office:value="48" calcext:value-type="float">
            <text:p>48</text:p>
          </table:table-cell>
          <table:table-cell office:value-type="float" office:value="593.6187" calcext:value-type="float">
            <text:p>593,6187</text:p>
          </table:table-cell>
          <table:table-cell office:value-type="float" office:value="597.1874" calcext:value-type="float">
            <text:p>597,1874</text:p>
          </table:table-cell>
          <table:table-cell office:value-type="float" office:value="-294.6817" calcext:value-type="float">
            <text:p>-294,6817</text:p>
          </table:table-cell>
          <table:table-cell office:value-type="float" office:value="0.9987324" calcext:value-type="float">
            <text:p>0,9987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2562" calcext:value-type="float">
            <text:p>65,22562</text:p>
          </table:table-cell>
          <table:table-cell office:value-type="float" office:value="1.882583" calcext:value-type="float">
            <text:p>1,882583</text:p>
          </table:table-cell>
          <table:table-cell table:number-columns-repeated="3"/>
          <table:table-cell office:value-type="float" office:value="0.09671409" calcext:value-type="float">
            <text:p>0,09671409</text:p>
          </table:table-cell>
          <table:table-cell office:value-type="float" office:value="1.609299" calcext:value-type="float">
            <text:p>1,609299</text:p>
          </table:table-cell>
          <table:table-cell office:value-type="float" office:value="0.009969499" calcext:value-type="float">
            <text:p>0,009969499</text:p>
          </table:table-cell>
          <table:table-cell office:value-type="float" office:value="0.9382232" calcext:value-type="float">
            <text:p>0,9382232</text:p>
          </table:table-cell>
          <table:table-cell office:value-type="float" office:value="48.71699" calcext:value-type="float">
            <text:p>48,71699</text:p>
          </table:table-cell>
          <table:table-cell office:value-type="float" office:value="0.09671409" calcext:value-type="float">
            <text:p>0,09671409</text:p>
          </table:table-cell>
          <table:table-cell office:value-type="float" office:value="0" calcext:value-type="float">
            <text:p>0</text:p>
          </table:table-cell>
          <table:table-cell office:value-type="float" office:value="1.609299" calcext:value-type="float">
            <text:p>1,609299</text:p>
          </table:table-cell>
          <table:table-cell office:value-type="float" office:value="0.009969499" calcext:value-type="float">
            <text:p>0,009969499</text:p>
          </table:table-cell>
          <table:table-cell office:value-type="float" office:value="0.9382232" calcext:value-type="float">
            <text:p>0,9382232</text:p>
          </table:table-cell>
          <table:table-cell office:value-type="float" office:value="48.71699" calcext:value-type="float">
            <text:p>48,71699</text:p>
          </table:table-cell>
          <table:table-cell office:value-type="float" office:value="232" calcext:value-type="float">
            <text:p>232</text:p>
          </table:table-cell>
          <table:table-cell office:value-type="float" office:value="1.609299" calcext:value-type="float">
            <text:p>1,609299</text:p>
          </table:table-cell>
          <table:table-cell office:value-type="float" office:value="24" calcext:value-type="float">
            <text:p>24</text:p>
          </table:table-cell>
          <table:table-cell office:value-type="float" office:value="2252" calcext:value-type="float">
            <text:p>2252</text:p>
          </table:table-cell>
          <table:table-cell office:value-type="float" office:value="48.71699" calcext:value-type="float">
            <text:p>48,71699</text:p>
          </table:table-cell>
          <table:table-cell office:value-type="float" office:value="0.0115271854571212" calcext:value-type="float">
            <text:p>0,0115271854571212</text:p>
          </table:table-cell>
          <table:table-cell office:value-type="float" office:value="0.00141749695592226" calcext:value-type="float">
            <text:p>0,00141749695592226</text:p>
          </table:table-cell>
          <table:table-cell office:value-type="float" office:value="0.00000000000010069973" calcext:value-type="float">
            <text:p>1,00699730521582E-13</text:p>
          </table:table-cell>
          <table:table-cell office:value-type="float" office:value="0.00000000000279025913" calcext:value-type="float">
            <text:p>2,79025913182749E-12</text:p>
          </table:table-cell>
          <table:table-cell office:value-type="float" office:value="0.00000000000279946516" calcext:value-type="float">
            <text:p>2,79946516233006E-12</text:p>
          </table:table-cell>
          <table:table-cell office:value-type="float" office:value="8.44885998920434E-024" calcext:value-type="float">
            <text:p>8,44885998920434E-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95.418801788591" calcext:value-type="float">
            <text:p>495,4188017885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95.418801788591" calcext:value-type="float">
            <text:p>495,4188017885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2-24T17:00:04.94" calcext:value-type="date">
            <text:p>2024-02-24 17:00:04</text:p>
          </table:table-cell>
          <table:table-cell office:value-type="float" office:value="0.863871" calcext:value-type="float">
            <text:p>0,863871</text:p>
          </table:table-cell>
          <table:table-cell office:value-type="string" calcext:value-type="string">
            <text:p>tmp\mcds-optanlr\LuscMega-b-m-5mn-haz-cos-l50-ra-ma-niaeeob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425532" calcext:value-type="float">
            <text:p>0,5425532</text:p>
          </table:table-cell>
          <table:table-cell office:value-type="float" office:value="0.1356187" calcext:value-type="float">
            <text:p>0,1356187</text:p>
          </table:table-cell>
          <table:table-cell office:value-type="float" office:value="0.4149675" calcext:value-type="float">
            <text:p>0,4149675</text:p>
          </table:table-cell>
          <table:table-cell office:value-type="float" office:value="0.7093663" calcext:value-type="float">
            <text:p>0,7093663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95.419" calcext:value-type="float">
            <text:p>495,419</text:p>
          </table:table-cell>
          <table:table-cell office:value-type="float" office:value="89.4736842105263" calcext:value-type="float">
            <text:p>89,4736842105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2.9966" calcext:value-type="float">
            <text:p>612,9966</text:p>
          </table:table-cell>
          <table:table-cell table:number-columns-repeated="2" office:value-type="float" office:value="0.765089" calcext:value-type="float">
            <text:p>0,765089</text:p>
          </table:table-cell>
          <table:table-cell table:number-columns-repeated="2"/>
          <table:table-cell office:value-type="float" office:value="0.00009346938" calcext:value-type="float">
            <text:p>0,00009346938</text:p>
          </table:table-cell>
          <table:table-cell office:value-type="float" office:value="0.9725899" calcext:value-type="float">
            <text:p>0,9725899</text:p>
          </table:table-cell>
          <table:table-cell office:value-type="float" office:value="0.00001813715" calcext:value-type="float">
            <text:p>0,00001813715</text:p>
          </table:table-cell>
          <table:table-cell office:value-type="float" office:value="0.0004816923" calcext:value-type="float">
            <text:p>0,0004816923</text:p>
          </table:table-cell>
          <table:table-cell office:value-type="float" office:value="49" calcext:value-type="float">
            <text:p>49</text:p>
          </table:table-cell>
          <table:table-cell office:value-type="float" office:value="0.08717969" calcext:value-type="float">
            <text:p>0,08717969</text:p>
          </table:table-cell>
          <table:table-cell office:value-type="float" office:value="0.9725899" calcext:value-type="float">
            <text:p>0,9725899</text:p>
          </table:table-cell>
          <table:table-cell office:value-type="float" office:value="0.01691668" calcext:value-type="float">
            <text:p>0,01691668</text:p>
          </table:table-cell>
          <table:table-cell office:value-type="float" office:value="0.4492785" calcext:value-type="float">
            <text:p>0,4492785</text:p>
          </table:table-cell>
          <table:table-cell office:value-type="float" office:value="49" calcext:value-type="float">
            <text:p>49</text:p>
          </table:table-cell>
          <table:table-cell office:value-type="float" office:value="146.2784" calcext:value-type="float">
            <text:p>146,2784</text:p>
          </table:table-cell>
          <table:table-cell office:value-type="float" office:value="0.486295" calcext:value-type="float">
            <text:p>0,486295</text:p>
          </table:table-cell>
          <table:table-cell office:value-type="float" office:value="57.95361" calcext:value-type="float">
            <text:p>57,95361</text:p>
          </table:table-cell>
          <table:table-cell office:value-type="float" office:value="369.2157" calcext:value-type="float">
            <text:p>369,2157</text:p>
          </table:table-cell>
          <table:table-cell office:value-type="float" office:value="49" calcext:value-type="float">
            <text:p>49</text:p>
          </table:table-cell>
          <table:table-cell office:value-type="float" office:value="613.2466" calcext:value-type="float">
            <text:p>613,2466</text:p>
          </table:table-cell>
          <table:table-cell office:value-type="float" office:value="616.8603" calcext:value-type="float">
            <text:p>616,8603</text:p>
          </table:table-cell>
          <table:table-cell office:value-type="float" office:value="-304.4983" calcext:value-type="float">
            <text:p>-304,4983</text:p>
          </table:table-cell>
          <table:table-cell office:value-type="float" office:value="0.9922537" calcext:value-type="float">
            <text:p>0,9922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0953" calcext:value-type="float">
            <text:p>78,50953</text:p>
          </table:table-cell>
          <table:table-cell office:value-type="float" office:value="2.089" calcext:value-type="float">
            <text:p>2,089</text:p>
          </table:table-cell>
          <table:table-cell table:number-columns-repeated="3"/>
          <table:table-cell office:value-type="float" office:value="0.08071083" calcext:value-type="float">
            <text:p>0,08071083</text:p>
          </table:table-cell>
          <table:table-cell office:value-type="float" office:value="0.9819998" calcext:value-type="float">
            <text:p>0,9819998</text:p>
          </table:table-cell>
          <table:table-cell office:value-type="float" office:value="0.01550598" calcext:value-type="float">
            <text:p>0,01550598</text:p>
          </table:table-cell>
          <table:table-cell office:value-type="float" office:value="0.4201114" calcext:value-type="float">
            <text:p>0,4201114</text:p>
          </table:table-cell>
          <table:table-cell office:value-type="float" office:value="50.91387" calcext:value-type="float">
            <text:p>50,91387</text:p>
          </table:table-cell>
          <table:table-cell office:value-type="float" office:value="0.08071083" calcext:value-type="float">
            <text:p>0,08071083</text:p>
          </table:table-cell>
          <table:table-cell office:value-type="float" office:value="0" calcext:value-type="float">
            <text:p>0</text:p>
          </table:table-cell>
          <table:table-cell office:value-type="float" office:value="0.9819998" calcext:value-type="float">
            <text:p>0,9819998</text:p>
          </table:table-cell>
          <table:table-cell office:value-type="float" office:value="0.01550598" calcext:value-type="float">
            <text:p>0,01550598</text:p>
          </table:table-cell>
          <table:table-cell office:value-type="float" office:value="0.4201114" calcext:value-type="float">
            <text:p>0,4201114</text:p>
          </table:table-cell>
          <table:table-cell office:value-type="float" office:value="50.91387" calcext:value-type="float">
            <text:p>50,91387</text:p>
          </table:table-cell>
          <table:table-cell office:value-type="float" office:value="194" calcext:value-type="float">
            <text:p>194</text:p>
          </table:table-cell>
          <table:table-cell office:value-type="float" office:value="0.9819998" calcext:value-type="float">
            <text:p>0,9819998</text:p>
          </table:table-cell>
          <table:table-cell office:value-type="float" office:value="37" calcext:value-type="float">
            <text:p>37</text:p>
          </table:table-cell>
          <table:table-cell office:value-type="float" office:value="1008" calcext:value-type="float">
            <text:p>1008</text:p>
          </table:table-cell>
          <table:table-cell office:value-type="float" office:value="50.91387" calcext:value-type="float">
            <text:p>50,91387</text:p>
          </table:table-cell>
          <table:table-cell office:value-type="float" office:value="0.181159330487395" calcext:value-type="float">
            <text:p>0,181159330487395</text:p>
          </table:table-cell>
          <table:table-cell office:value-type="float" office:value="0.0802179581839649" calcext:value-type="float">
            <text:p>0,0802179581839649</text:p>
          </table:table-cell>
          <table:table-cell office:value-type="float" office:value="0.000502108927538235" calcext:value-type="float">
            <text:p>0,000502108927538235</text:p>
          </table:table-cell>
          <table:table-cell office:value-type="float" office:value="0.0011335875199859" calcext:value-type="float">
            <text:p>0,0011335875199859</text:p>
          </table:table-cell>
          <table:table-cell office:value-type="float" office:value="0.00116681148964589" calcext:value-type="float">
            <text:p>0,00116681148964589</text:p>
          </table:table-cell>
          <table:table-cell office:value-type="float" office:value="0.00000150683289624527" calcext:value-type="float">
            <text:p>1,50683289624527E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date" office:date-value="2024-02-24T17:00:05.25" calcext:value-type="date">
            <text:p>2024-02-24 17:00:05</text:p>
          </table:table-cell>
          <table:table-cell office:value-type="float" office:value="0.571034" calcext:value-type="float">
            <text:p>0,571034</text:p>
          </table:table-cell>
          <table:table-cell office:value-type="string" calcext:value-type="string">
            <text:p>tmp\mcds-optanlr\LuscMega-b-m-10mn-hno-cos-sdftk0yq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0,0000334086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0,00002820783</text:p>
          </table:table-cell>
          <table:table-cell office:value-type="float" office:value="0.00003956824" calcext:value-type="float">
            <text:p>0,00003956824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64789600080575" calcext:value-type="float">
            <text:p>0,564789600080575</text:p>
          </table:table-cell>
          <table:table-cell office:value-type="float" office:value="0.572797127556109" calcext:value-type="float">
            <text:p>0,572797127556109</text:p>
          </table:table-cell>
          <table:table-cell office:value-type="float" office:value="0.533973836139552" calcext:value-type="float">
            <text:p>0,533973836139552</text:p>
          </table:table-cell>
          <table:table-cell office:value-type="float" office:value="0.560574712923171" calcext:value-type="float">
            <text:p>0,560574712923171</text:p>
          </table:table-cell>
          <table:table-cell office:value-type="float" office:value="0.594184838306252" calcext:value-type="float">
            <text:p>0,59418483830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date" office:date-value="2024-02-24T17:00:05.29" calcext:value-type="date">
            <text:p>2024-02-24 17:00:05</text:p>
          </table:table-cell>
          <table:table-cell office:value-type="float" office:value="0.54704" calcext:value-type="float">
            <text:p>0,54704</text:p>
          </table:table-cell>
          <table:table-cell office:value-type="string" calcext:value-type="string">
            <text:p>tmp\mcds-optanlr\LuscMega-b-m-10mn-hno-cos-l10-d8ml8k5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0,0000335023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0,00002829015</text:p>
          </table:table-cell>
          <table:table-cell office:value-type="float" office:value="0.00003967473" calcext:value-type="float">
            <text:p>0,00003967473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66884445308238" calcext:value-type="float">
            <text:p>0,566884445308238</text:p>
          </table:table-cell>
          <table:table-cell office:value-type="float" office:value="0.574920049990066" calcext:value-type="float">
            <text:p>0,574920049990066</text:p>
          </table:table-cell>
          <table:table-cell office:value-type="float" office:value="0.539320332007681" calcext:value-type="float">
            <text:p>0,539320332007681</text:p>
          </table:table-cell>
          <table:table-cell office:value-type="float" office:value="0.56050915230887" calcext:value-type="float">
            <text:p>0,56050915230887</text:p>
          </table:table-cell>
          <table:table-cell office:value-type="float" office:value="0.59615334269635" calcext:value-type="float">
            <text:p>0,59615334269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5.32" calcext:value-type="date">
            <text:p>2024-02-24 17:00:05</text:p>
          </table:table-cell>
          <table:table-cell office:value-type="float" office:value="0.490875" calcext:value-type="float">
            <text:p>0,490875</text:p>
          </table:table-cell>
          <table:table-cell office:value-type="string" calcext:value-type="string">
            <text:p>tmp\mcds-optanlr\LuscMega-b-m-10mn-hno-cos-r350-qdlu60df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0,0000522783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0,0000397023</text:p>
          </table:table-cell>
          <table:table-cell office:value-type="float" office:value="0.00006883789" calcext:value-type="float">
            <text:p>0,00006883789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" calcext:value-type="float">
            <text:p>0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755278140787437" calcext:value-type="float">
            <text:p>0,755278140787437</text:p>
          </table:table-cell>
          <table:table-cell office:value-type="float" office:value="0.756255022425161" calcext:value-type="float">
            <text:p>0,756255022425161</text:p>
          </table:table-cell>
          <table:table-cell office:value-type="float" office:value="0.768328175048237" calcext:value-type="float">
            <text:p>0,768328175048237</text:p>
          </table:table-cell>
          <table:table-cell office:value-type="float" office:value="0.724275965348441" calcext:value-type="float">
            <text:p>0,724275965348441</text:p>
          </table:table-cell>
          <table:table-cell office:value-type="float" office:value="0.771673271936103" calcext:value-type="float">
            <text:p>0,771673271936103</text:p>
          </table:table-cell>
          <table:table-cell office:value-type="float" office:value="0.744331271798245" calcext:value-type="float">
            <text:p>0,744331271798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date" office:date-value="2024-02-24T17:00:05.36" calcext:value-type="date">
            <text:p>2024-02-24 17:00:05</text:p>
          </table:table-cell>
          <table:table-cell office:value-type="float" office:value="0.482868" calcext:value-type="float">
            <text:p>0,482868</text:p>
          </table:table-cell>
          <table:table-cell office:value-type="string" calcext:value-type="string">
            <text:p>tmp\mcds-optanlr\LuscMega-b-m-10mn-hno-cos-l15-r370-_3ig4dz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0,000047428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0,00003665145</text:p>
          </table:table-cell>
          <table:table-cell office:value-type="float" office:value="0.00006137317" calcext:value-type="float">
            <text:p>0,00006137317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700798478992437" calcext:value-type="float">
            <text:p>0,700798478992437</text:p>
          </table:table-cell>
          <table:table-cell office:value-type="float" office:value="0.71261763115691" calcext:value-type="float">
            <text:p>0,71261763115691</text:p>
          </table:table-cell>
          <table:table-cell office:value-type="float" office:value="0.679393503019862" calcext:value-type="float">
            <text:p>0,679393503019862</text:p>
          </table:table-cell>
          <table:table-cell office:value-type="float" office:value="0.705819645536405" calcext:value-type="float">
            <text:p>0,705819645536405</text:p>
          </table:table-cell>
          <table:table-cell office:value-type="float" office:value="0.701427569306136" calcext:value-type="float">
            <text:p>0,70142756930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date" office:date-value="2024-02-24T17:00:05.42" calcext:value-type="date">
            <text:p>2024-02-24 17:00:05</text:p>
          </table:table-cell>
          <table:table-cell office:value-type="float" office:value="0.438692" calcext:value-type="float">
            <text:p>0,438692</text:p>
          </table:table-cell>
          <table:table-cell office:value-type="string" calcext:value-type="string">
            <text:p>tmp\mcds-optanlr\LuscMega-b-m-10mn-haz-cos-zt5s7vab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0,00003473129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0,00002552944</text:p>
          </table:table-cell>
          <table:table-cell office:value-type="float" office:value="0.00004724985" calcext:value-type="float">
            <text:p>0,0000472498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0528397" calcext:value-type="float">
            <text:p>0,052839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634637146486256" calcext:value-type="float">
            <text:p>0,634637146486256</text:p>
          </table:table-cell>
          <table:table-cell office:value-type="float" office:value="0.608546335678067" calcext:value-type="float">
            <text:p>0,608546335678067</text:p>
          </table:table-cell>
          <table:table-cell office:value-type="float" office:value="0.617997720936165" calcext:value-type="float">
            <text:p>0,617997720936165</text:p>
          </table:table-cell>
          <table:table-cell office:value-type="float" office:value="0.549944812729592" calcext:value-type="float">
            <text:p>0,549944812729592</text:p>
          </table:table-cell>
          <table:table-cell office:value-type="float" office:value="0.626063874410755" calcext:value-type="float">
            <text:p>0,626063874410755</text:p>
          </table:table-cell>
          <table:table-cell office:value-type="float" office:value="0.611526826380632" calcext:value-type="float">
            <text:p>0,611526826380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date" office:date-value="2024-02-24T17:00:05.47" calcext:value-type="date">
            <text:p>2024-02-24 17:00:05</text:p>
          </table:table-cell>
          <table:table-cell office:value-type="float" office:value="0.434723" calcext:value-type="float">
            <text:p>0,434723</text:p>
          </table:table-cell>
          <table:table-cell office:value-type="string" calcext:value-type="string">
            <text:p>tmp\mcds-optanlr\LuscMega-b-m-10mn-haz-cos-l10-khzawyy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0,00003504841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0,00002572014</text:p>
          </table:table-cell>
          <table:table-cell office:value-type="float" office:value="0.0000477599" calcext:value-type="float">
            <text:p>0,0000477599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0535785" calcext:value-type="float">
            <text:p>0,0535785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638919061010162" calcext:value-type="float">
            <text:p>0,638919061010162</text:p>
          </table:table-cell>
          <table:table-cell office:value-type="float" office:value="0.611976367358937" calcext:value-type="float">
            <text:p>0,611976367358937</text:p>
          </table:table-cell>
          <table:table-cell office:value-type="float" office:value="0.621417681461007" calcext:value-type="float">
            <text:p>0,621417681461007</text:p>
          </table:table-cell>
          <table:table-cell office:value-type="float" office:value="0.556737078923904" calcext:value-type="float">
            <text:p>0,556737078923904</text:p>
          </table:table-cell>
          <table:table-cell office:value-type="float" office:value="0.628018258715387" calcext:value-type="float">
            <text:p>0,628018258715387</text:p>
          </table:table-cell>
          <table:table-cell office:value-type="float" office:value="0.614119047317044" calcext:value-type="float">
            <text:p>0,6141190473170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5.49" calcext:value-type="date">
            <text:p>2024-02-24 17:00:05</text:p>
          </table:table-cell>
          <table:table-cell office:value-type="float" office:value="0.447816" calcext:value-type="float">
            <text:p>0,447816</text:p>
          </table:table-cell>
          <table:table-cell office:value-type="string" calcext:value-type="string">
            <text:p>tmp\mcds-optanlr\LuscMega-b-m-10mn-haz-cos-r350-tmiu17sj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0,00005908828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0,00003432728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53639780864501" calcext:value-type="float">
            <text:p>0,653639780864501</text:p>
          </table:table-cell>
          <table:table-cell office:value-type="float" office:value="0.623052620978562" calcext:value-type="float">
            <text:p>0,623052620978562</text:p>
          </table:table-cell>
          <table:table-cell office:value-type="float" office:value="0.599586398351714" calcext:value-type="float">
            <text:p>0,599586398351714</text:p>
          </table:table-cell>
          <table:table-cell office:value-type="float" office:value="0.654293876641078" calcext:value-type="float">
            <text:p>0,654293876641078</text:p>
          </table:table-cell>
          <table:table-cell office:value-type="float" office:value="0.513621498591747" calcext:value-type="float">
            <text:p>0,51362149859174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date" office:date-value="2024-02-24T17:00:05.52" calcext:value-type="date">
            <text:p>2024-02-24 17:00:05</text:p>
          </table:table-cell>
          <table:table-cell office:value-type="float" office:value="0.369298" calcext:value-type="float">
            <text:p>0,369298</text:p>
          </table:table-cell>
          <table:table-cell office:value-type="string" calcext:value-type="string">
            <text:p>tmp\mcds-optanlr\LuscMega-b-m-10mn-haz-cos-l15-r370-nuzzzwll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0,0000595747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0,00003309517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1480843" calcext:value-type="float">
            <text:p>0,1480843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786436117878079" calcext:value-type="float">
            <text:p>0,786436117878079</text:p>
          </table:table-cell>
          <table:table-cell office:value-type="float" office:value="0.684760884970547" calcext:value-type="float">
            <text:p>0,684760884970547</text:p>
          </table:table-cell>
          <table:table-cell office:value-type="float" office:value="0.636922956550243" calcext:value-type="float">
            <text:p>0,636922956550243</text:p>
          </table:table-cell>
          <table:table-cell office:value-type="float" office:value="0.651807716694188" calcext:value-type="float">
            <text:p>0,651807716694188</text:p>
          </table:table-cell>
          <table:table-cell office:value-type="float" office:value="0.668550134483256" calcext:value-type="float">
            <text:p>0,668550134483256</text:p>
          </table:table-cell>
          <table:table-cell office:value-type="float" office:value="0.49765677143991" calcext:value-type="float">
            <text:p>0,49765677143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01">
          <table:table-cell table:number-columns-repeated="118"/>
        </table:table-row>
        <table:table-row table:style-name="ro1">
          <table:table-cell table:number-columns-repeated="118"/>
        </table:table-row>
      </table:table>
      <table:table table:name="sp-analyses" table:style-name="ta2"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6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OptimTrunc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no-co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no-cos-l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no-cos-r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no-cos-l15-r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no-cos-l20-r300-m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6.5527552083712" calcext:value-type="float">
            <text:p>26,5527552083712</text:p>
          </table:table-cell>
          <table:table-cell office:value-type="float" office:value="234.907124401184" calcext:value-type="float">
            <text:p>234,90712440118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1.2521945741192" calcext:value-type="float">
            <text:p>11,2521945741192</text:p>
          </table:table-cell>
          <table:table-cell office:value-type="float" office:value="276.461216114693" calcext:value-type="float">
            <text:p>276,461216114693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487388656572" calcext:value-type="float">
            <text:p>25,487388656572</text:p>
          </table:table-cell>
          <table:table-cell office:value-type="float" office:value="242.770939501814" calcext:value-type="float">
            <text:p>242,77093950181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2826300491488" calcext:value-type="float">
            <text:p>12,2826300491488</text:p>
          </table:table-cell>
          <table:table-cell office:value-type="float" office:value="248.891220385344" calcext:value-type="float">
            <text:p>248,89122038534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9308158424852" calcext:value-type="float">
            <text:p>25,9308158424852</text:p>
          </table:table-cell>
          <table:table-cell office:value-type="float" office:value="230.976711540365" calcext:value-type="float">
            <text:p>230,9767115403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az-co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az-cos-l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az-cos-r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az-cos-l15-r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az-cos-l20-r300-m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7.4469012141681" calcext:value-type="float">
            <text:p>27,4469012141681</text:p>
          </table:table-cell>
          <table:table-cell office:value-type="float" office:value="234.565465372427" calcext:value-type="float">
            <text:p>234,565465372427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6.3081734859897" calcext:value-type="float">
            <text:p>26,3081734859897</text:p>
          </table:table-cell>
          <table:table-cell office:value-type="float" office:value="225.835220253768" calcext:value-type="float">
            <text:p>225,835220253768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9295808330443" calcext:value-type="float">
            <text:p>21,9295808330443</text:p>
          </table:table-cell>
          <table:table-cell office:value-type="float" office:value="297.688244329584" calcext:value-type="float">
            <text:p>297,68824432958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8.101019871682" calcext:value-type="float">
            <text:p>28,101019871682</text:p>
          </table:table-cell>
          <table:table-cell office:value-type="float" office:value="236.247086956931" calcext:value-type="float">
            <text:p>236,24708695693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5526708838458" calcext:value-type="float">
            <text:p>21,5526708838458</text:p>
          </table:table-cell>
          <table:table-cell office:value-type="float" office:value="239.002162130161" calcext:value-type="float">
            <text:p>239,0021621301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4.8044056045" calcext:value-type="float">
            <text:p>14,8044056045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2.9915971958846" calcext:value-type="float">
            <text:p>32,9915971958846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6.4960254224771" calcext:value-type="float">
            <text:p>16,49602542247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no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279244699528" calcext:value-type="float">
            <text:p>33,3279244699528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2.9979863896727" calcext:value-type="float">
            <text:p>32,9979863896727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6.7698870999097" calcext:value-type="float">
            <text:p>16,769887099909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az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3.257248592638" calcext:value-type="float">
            <text:p>453,25724859263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scMega-b-m-5mn-hno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610.005908383626" calcext:value-type="float">
            <text:p>610,005908383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58.255187256339" calcext:value-type="float">
            <text:p>958,255187256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29.586100900871" calcext:value-type="float">
            <text:p>429,58610090087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scMega-b-m-5mn-haz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41.715008280469" calcext:value-type="float">
            <text:p>441,7150082804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95.418801788591" calcext:value-type="float">
            <text:p>495,4188017885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0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p-analyser" table:style-name="ta3">
        <table:table-column table:style-name="co70" table:default-cell-style-name="ce4"/>
        <table:table-column table:style-name="co71" table:default-cell-style-name="ce2"/>
        <table:table-row table:style-name="ro2">
          <table:table-cell/>
          <table:table-cell table:style-name="ce1" office:value-type="string" calcext:value-type="string">
            <text:p>Value</text:p>
          </table:table-cell>
        </table:table-row>
        <table:table-row table:style-name="ro2">
          <table:table-cell table:style-name="ce5" office:value-type="string" calcext:value-type="string">
            <text:p>Zone</text:p>
          </table:table-cell>
          <table:table-cell office:value-type="string" calcext:value-type="string">
            <text:p>ACDC</text:p>
          </table:table-cell>
        </table:table-row>
        <table:table-row table:style-name="ro2">
          <table:table-cell table:style-name="ce5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</table:table-row>
        <table:table-row table:style-name="ro2">
          <table:table-cell table:style-name="ce5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table:style-name="ce5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</table:table-row>
        <table:table-row table:style-name="ro2">
          <table:table-cell table:style-name="ce5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</table:table-row>
        <table:table-row table:style-name="ro2">
          <table:table-cell table:style-name="ce5" office:value-type="string" calcext:value-type="string">
            <text:p>runTimeOut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5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</table:table-row>
        <table:table-row table:style-name="ro2">
          <table:table-cell table:style-name="ce5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</table:table-row>
        <table:table-row table:style-name="ro2">
          <table:table-cell table:style-name="ce5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</table:table-row>
        <table:table-row table:style-name="ro2">
          <table:table-cell table:style-name="ce5" office:value-type="string" calcext:value-type="string">
            <text:p>defEstimKeyFn</text:p>
          </table:table-cell>
          <table:table-cell office:value-type="string" calcext:value-type="string">
            <text:p>HNORMAL</text:p>
          </table:table-cell>
        </table:table-row>
        <table:table-row table:style-name="ro2">
          <table:table-cell table:style-name="ce5" office:value-type="string" calcext:value-type="string">
            <text:p>defEstimAdjustFn</text:p>
          </table:table-cell>
          <table:table-cell office:value-type="string" calcext:value-type="string">
            <text:p>COSINE</text:p>
          </table:table-cell>
        </table:table-row>
        <table:table-row table:style-name="ro2">
          <table:table-cell table:style-name="ce5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</table:table-row>
        <table:table-row table:style-name="ro2">
          <table:table-cell table:style-name="ce5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5" office:value-type="string" calcext:value-type="string">
            <text:p>defMinDist</text:p>
          </table:table-cell>
          <table:table-cell/>
        </table:table-row>
        <table:table-row table:style-name="ro2">
          <table:table-cell table:style-name="ce5" office:value-type="string" calcext:value-type="string">
            <text:p>defMaxDist</text:p>
          </table:table-cell>
          <table:table-cell/>
        </table:table-row>
        <table:table-row table:style-name="ro2">
          <table:table-cell table:style-name="ce5" office:value-type="string" calcext:value-type="string">
            <text:p>defFitDistCuts</text:p>
          </table:table-cell>
          <table:table-cell/>
        </table:table-row>
        <table:table-row table:style-name="ro2">
          <table:table-cell table:style-name="ce5" office:value-type="string" calcext:value-type="string">
            <text:p>defDiscrDistCuts</text:p>
          </table:table-cell>
          <table:table-cell/>
        </table:table-row>
        <table:table-row table:style-name="ro2">
          <table:table-cell table:style-name="ce5" office:value-type="string" calcext:value-type="string">
            <text:p>defExpr2Optimise</text:p>
          </table:table-cell>
          <table:table-cell office:value-type="string" calcext:value-type="string">
            <text:p>chi2</text:p>
          </table:table-cell>
        </table:table-row>
        <table:table-row table:style-name="ro2">
          <table:table-cell table:style-name="ce5" office:value-type="string" calcext:value-type="string">
            <text:p>defMinimiseExpr</text:p>
          </table:table-cell>
          <table:table-cell table:formula="of:=FALSE()" office:value-type="float" office:value="0" calcext:value-type="float">
            <text:p>FAUX</text:p>
          </table:table-cell>
        </table:table-row>
        <table:table-row table:style-name="ro2">
          <table:table-cell table:style-name="ce5" office:value-type="string" calcext:value-type="string">
            <text:p>dDefOptimCoreParamsCore</text:p>
          </table:table-cell>
          <table:table-cell office:value-type="string" calcext:value-type="string">
            <text:p>zoopt</text:p>
          </table:table-cell>
        </table:table-row>
        <table:table-row table:style-name="ro2">
          <table:table-cell table:style-name="ce5" office:value-type="string" calcext:value-type="string">
            <text:p>dDefOptimCoreParamsMaxIters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dDefOptimCoreParamsTermExprValue</text:p>
          </table:table-cell>
          <table:table-cell/>
        </table:table-row>
        <table:table-row table:style-name="ro2">
          <table:table-cell table:style-name="ce5" office:value-type="string" calcext:value-type="string">
            <text:p>dDefOptimCoreParamsAlgorithm</text:p>
          </table:table-cell>
          <table:table-cell office:value-type="string" calcext:value-type="string">
            <text:p>racos</text:p>
          </table:table-cell>
        </table:table-row>
        <table:table-row table:style-name="ro2">
          <table:table-cell table:style-name="ce5" office:value-type="string" calcext:value-type="string">
            <text:p>dDefOptimCoreParamsMaxRetri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defSubmitTime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defSubmitOnlyBest</text:p>
          </table:table-cell>
          <table:table-cell/>
        </table:table-row>
        <table:table-row table:style-name="ro2">
          <table:table-cell table:style-name="ce5" office:value-type="string" calcext:value-type="string">
            <text:p>defOutliersMethod</text:p>
          </table:table-cell>
          <table:table-cell office:value-type="string" calcext:value-type="string">
            <text:p>tucquant</text:p>
          </table:table-cell>
        </table:table-row>
        <table:table-row table:style-name="ro2">
          <table:table-cell table:style-name="ce5" office:value-type="string" calcext:value-type="string">
            <text:p>defOutliersQuantCutPc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defFitDistCutsFctr</text:p>
          </table:table-cell>
          <table:table-cell office:value-type="string" calcext:value-type="string">
            <text:p>[0.6, 1.4]</text:p>
          </table:table-cell>
        </table:table-row>
        <table:table-row table:style-name="ro2">
          <table:table-cell table:style-name="ce5" office:value-type="string" calcext:value-type="string">
            <text:p>defDiscrDistCutsFctr</text:p>
          </table:table-cell>
          <table:table-cell office:value-type="string" calcext:value-type="string">
            <text:p>[0.5, 1.2]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p-runtime" table:style-name="ta4">
        <table:table-column table:style-name="co20" table:default-cell-style-name="ce4"/>
        <table:table-column table:style-name="co72" table:default-cell-style-name="ce2"/>
        <table:table-row table:style-name="ro2">
          <table:table-cell/>
          <table:table-cell table:style-name="ce1" office:value-type="string" calcext:value-type="string">
            <text:p>Version</text:p>
          </table:table-cell>
        </table:table-row>
        <table:table-row table:style-name="ro2">
          <table:table-cell table:style-name="ce5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</table:table-row>
        <table:table-row table:style-name="ro2">
          <table:table-cell table:style-name="ce5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</table:table-row>
        <table:table-row table:style-name="ro2">
          <table:table-cell table:style-name="ce5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</table:table-row>
        <table:table-row table:style-name="ro2">
          <table:table-cell table:style-name="ce5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</table:table-row>
        <table:table-row table:style-name="ro2">
          <table:table-cell table:style-name="ce5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</table:table-row>
        <table:table-row table:style-name="ro2">
          <table:table-cell table:style-name="ce5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</table:table-row>
        <table:table-row table:style-name="ro2">
          <table:table-cell table:style-name="ce5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</table:table-row>
        <table:table-row table:style-name="ro2">
          <table:table-cell table:style-name="ce5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</table:table-row>
        <table:table-row table:style-name="ro2">
          <table:table-cell table:style-name="ce5" office:value-type="string" calcext:value-type="string">
            <text:p>pyaudisam</text:p>
          </table:table-cell>
          <table:table-cell office:value-type="string" calcext:value-type="string">
            <text:p>1.0.3</text:p>
          </table:table-cell>
        </table:table-row>
        <table:table-row table:style-name="ro2">
          <table:table-cell table:style-name="ce5" office:value-type="string" calcext:value-type="string">
            <text:p>DS engine</text:p>
          </table:table-cell>
          <table:table-cell office:value-type="string" calcext:value-type="string">
            <text:p>C:/PortableApps/Distance 7/MCDS.exe</text:p>
          </table:table-cell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6:00:08</meta:creation-date>
    <meta:initial-creator>openpyxl</meta:initial-creator>
    <dc:language>fr-FR</dc:language>
    <dc:creator>Jean-Philippe MEURET</dc:creator>
    <dc:date>2024-02-24T17:03:32</dc:date>
    <meta:editing-cycles>1</meta:editing-cycles>
    <meta:editing-duration>PT1M</meta:editing-duration>
    <meta:generator>LibreOffice/7.5.5.2$Windows_x86 LibreOffice_project/ca8fe7424262805f223b9a2334bc7181abbcbf5e</meta:generator>
    <meta:document-statistic meta:table-count="4" meta:cell-count="9027" meta:object-count="0"/>
    <meta:user-defined meta:name="AppVersion">15.0000</meta:user-defined>
  </office:meta>
</office:document-meta>
</file>